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ubtitle">
      <style:paragraph-properties fo:break-before="auto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T2_6" style:family="text">
      <style:text-properties fo:font-size="18pt" style:font-size-asian="18pt" style:font-size-complex="18pt"/>
    </style:style>
    <style:style style:name="T2_7" style:family="text">
      <style:text-properties fo:font-size="18pt" style:font-size-asian="18pt" style:font-size-complex="18pt"/>
    </style:style>
    <style:style style:name="T2_8" style:family="text">
      <style:text-properties fo:font-size="18pt" style:font-size-asian="18pt" style:font-size-complex="18pt"/>
    </style:style>
    <style:style style:name="T2_9" style:family="text">
      <style:text-properties fo:font-size="18pt" style:font-size-asian="18pt" style:font-size-complex="18pt"/>
    </style:style>
    <style:style style:name="T2_10" style:family="text">
      <style:text-properties fo:font-size="18pt" style:font-size-asian="18pt" style:font-size-complex="18pt"/>
    </style:style>
    <style:style style:name="T2_11" style:family="text">
      <style:text-properties fo:font-size="18pt" style:font-size-asian="18pt" style:font-size-complex="18pt"/>
    </style:style>
    <style:style style:name="T2_12" style:family="text">
      <style:text-properties fo:font-size="18pt" style:font-size-asian="18pt" style:font-size-complex="18pt"/>
    </style:style>
    <style:style style:name="T2_13" style:family="text">
      <style:text-properties fo:font-size="18pt" style:font-size-asian="18pt" style:font-size-complex="18pt"/>
    </style:style>
    <style:style style:name="T2_14" style:family="text">
      <style:text-properties fo:font-size="18pt" style:font-size-asian="18pt" style:font-size-complex="18pt"/>
    </style:style>
    <style:style style:name="T2_15" style:family="text">
      <style:text-properties fo:font-size="18pt" style:font-size-asian="18pt" style:font-size-complex="18pt"/>
    </style:style>
    <style:style style:name="T2_16" style:family="text">
      <style:text-properties fo:font-size="18pt" style:font-size-asian="18pt" style:font-size-complex="18pt"/>
    </style:style>
    <style:style style:name="T2_17" style:family="text">
      <style:text-properties fo:font-size="18pt" style:font-size-asian="18pt" style:font-size-complex="18pt"/>
    </style:style>
    <style:style style:name="T2_18" style:family="text">
      <style:text-properties fo:font-size="18pt" style:font-size-asian="18pt" style:font-size-complex="18pt"/>
    </style:style>
    <style:style style:name="T2_19" style:family="text">
      <style:text-properties fo:font-size="18pt" style:font-size-asian="18pt" style:font-size-complex="18pt"/>
    </style:style>
    <style:style style:name="T2_20" style:family="text">
      <style:text-properties fo:font-size="18pt" style:font-size-asian="18pt" style:font-size-complex="18pt"/>
    </style:style>
    <style:style style:name="T2_21" style:family="text">
      <style:text-properties fo:font-size="18pt" style:font-size-asian="18pt" style:font-size-complex="18pt"/>
    </style:style>
    <style:style style:name="T2_22" style:family="text">
      <style:text-properties fo:font-size="18pt" style:font-size-asian="18pt" style:font-size-complex="18pt"/>
    </style:style>
    <style:style style:name="T2_23" style:family="text">
      <style:text-properties fo:font-size="18pt" style:font-size-asian="18pt" style:font-size-complex="18pt"/>
    </style:style>
    <style:style style:name="T2_24" style:family="text">
      <style:text-properties fo:font-size="18pt" style:font-size-asian="18pt" style:font-size-complex="18pt"/>
    </style:style>
    <style:style style:name="T2_25" style:family="text">
      <style:text-properties fo:font-size="18pt" style:font-size-asian="18pt" style:font-size-complex="18pt"/>
    </style:style>
    <style:style style:name="T2_26" style:family="text">
      <style:text-properties fo:font-size="18pt" style:font-size-asian="18pt" style:font-size-complex="18pt"/>
    </style:style>
    <style:style style:name="T2_27" style:family="text">
      <style:text-properties fo:font-size="18pt" style:font-size-asian="18pt" style:font-size-complex="18pt"/>
    </style:style>
    <style:style style:name="T2_28" style:family="text">
      <style:text-properties fo:font-size="18pt" style:font-size-asian="18pt" style:font-size-complex="18pt"/>
    </style:style>
    <style:style style:name="T2_29" style:family="text">
      <style:text-properties fo:font-size="18pt" style:font-size-asian="18pt" style:font-size-complex="18pt"/>
    </style:style>
    <style:style style:name="T2_30" style:family="text">
      <style:text-properties fo:font-size="18pt" style:font-size-asian="18pt" style:font-size-complex="18pt"/>
    </style:style>
    <style:style style:name="T2_31" style:family="text">
      <style:text-properties fo:font-size="18pt" style:font-size-asian="18pt" style:font-size-complex="18pt"/>
    </style:style>
    <style:style style:name="T2_32" style:family="text">
      <style:text-properties fo:font-size="18pt" style:font-size-asian="18pt" style:font-size-complex="18pt"/>
    </style:style>
    <style:style style:name="T2_33" style:family="text">
      <style:text-properties fo:font-size="18pt" style:font-size-asian="18pt" style:font-size-complex="18pt"/>
    </style:style>
    <style:style style:name="T2_34" style:family="text">
      <style:text-properties fo:font-size="18pt" style:font-size-asian="18pt" style:font-size-complex="18pt"/>
    </style:style>
    <style:style style:name="T2_35" style:family="text">
      <style:text-properties fo:font-size="18pt" style:font-size-asian="18pt" style:font-size-complex="18pt"/>
    </style:style>
    <style:style style:name="T2_36" style:family="text">
      <style:text-properties fo:font-size="18pt" style:font-size-asian="18pt" style:font-size-complex="18pt"/>
    </style:style>
    <style:style style:name="T2_37" style:family="text">
      <style:text-properties fo:font-size="18pt" style:font-size-asian="18pt" style:font-size-complex="18pt"/>
    </style:style>
    <style:style style:name="T2_38" style:family="text">
      <style:text-properties fo:font-size="18pt" style:font-size-asian="18pt" style:font-size-complex="18pt"/>
    </style:style>
    <style:style style:name="T2_39" style:family="text">
      <style:text-properties fo:font-size="18pt" style:font-size-asian="18pt" style:font-size-complex="18pt"/>
    </style:style>
    <style:style style:name="T2_40" style:family="text">
      <style:text-properties fo:font-size="18pt" style:font-size-asian="18pt" style:font-size-complex="18pt"/>
    </style:style>
    <style:style style:name="T2_41" style:family="text">
      <style:text-properties fo:font-size="18pt" style:font-size-asian="18pt" style:font-size-complex="18pt"/>
    </style:style>
    <style:style style:name="T2_42" style:family="text">
      <style:text-properties fo:font-size="18pt" style:font-size-asian="18pt" style:font-size-complex="18pt"/>
    </style:style>
    <style:style style:name="T2_43" style:family="text">
      <style:text-properties fo:font-size="18pt" style:font-size-asian="18pt" style:font-size-complex="18pt"/>
    </style:style>
    <style:style style:name="T2_44" style:family="text">
      <style:text-properties fo:font-size="18pt" style:font-size-asian="18pt" style:font-size-complex="18pt"/>
    </style:style>
    <style:style style:name="T2_45" style:family="text">
      <style:text-properties fo:font-size="18pt" style:font-size-asian="18pt" style:font-size-complex="18pt"/>
    </style:style>
    <style:style style:name="T2_46" style:family="text">
      <style:text-properties fo:font-size="18pt" style:font-size-asian="18pt" style:font-size-complex="18pt"/>
    </style:style>
    <style:style style:name="T2_47" style:family="text">
      <style:text-properties fo:font-size="18pt" style:font-size-asian="18pt" style:font-size-complex="18pt"/>
    </style:style>
    <style:style style:name="T2_48" style:family="text">
      <style:text-properties fo:font-size="18pt" style:font-size-asian="18pt" style:font-size-complex="18pt"/>
    </style:style>
    <style:style style:name="T2_49" style:family="text">
      <style:text-properties fo:font-size="18pt" style:font-size-asian="18pt" style:font-size-complex="18pt"/>
    </style:style>
    <style:style style:name="T2_50" style:family="text">
      <style:text-properties fo:font-size="18pt" style:font-size-asian="18pt" style:font-size-complex="18pt"/>
    </style:style>
    <style:style style:name="T2_51" style:family="text">
      <style:text-properties fo:font-size="18pt" style:font-size-asian="18pt" style:font-size-complex="18pt"/>
    </style:style>
    <style:style style:name="T2_52" style:family="text">
      <style:text-properties fo:font-size="18pt" style:font-size-asian="18pt" style:font-size-complex="18pt"/>
    </style:style>
    <style:style style:name="T2_53" style:family="text">
      <style:text-properties fo:font-size="18pt" style:font-size-asian="18pt" style:font-size-complex="18pt"/>
    </style:style>
    <style:style style:name="T2_54" style:family="text">
      <style:text-properties fo:font-size="18pt" style:font-size-asian="18pt" style:font-size-complex="18pt"/>
    </style:style>
    <style:style style:name="T2_55" style:family="text">
      <style:text-properties fo:font-size="18pt" style:font-size-asian="18pt" style:font-size-complex="18pt"/>
    </style:style>
    <style:style style:name="T2_56" style:family="text">
      <style:text-properties fo:font-size="18pt" style:font-size-asian="18pt" style:font-size-complex="18pt"/>
    </style:style>
    <style:style style:name="T2_57" style:family="text">
      <style:text-properties fo:font-size="18pt" style:font-size-asian="18pt" style:font-size-complex="18pt"/>
    </style:style>
    <style:style style:name="T2_58" style:family="text">
      <style:text-properties fo:font-size="18pt" style:font-size-asian="18pt" style:font-size-complex="18pt"/>
    </style:style>
    <style:style style:name="T2_59" style:family="text">
      <style:text-properties fo:font-size="18pt" style:font-size-asian="18pt" style:font-size-complex="18pt"/>
    </style:style>
    <style:style style:name="T2_60" style:family="text">
      <style:text-properties fo:font-size="18pt" style:font-size-asian="18pt" style:font-size-complex="18pt"/>
    </style:style>
    <style:style style:name="T2_61" style:family="text">
      <style:text-properties fo:font-size="18pt" style:font-size-asian="18pt" style:font-size-complex="18pt"/>
    </style:style>
    <style:style style:name="T2_62" style:family="text">
      <style:text-properties fo:font-size="18pt" style:font-size-asian="18pt" style:font-size-complex="18pt"/>
    </style:style>
    <style:style style:name="T2_63" style:family="text">
      <style:text-properties fo:font-size="18pt" style:font-size-asian="18pt" style:font-size-complex="18pt"/>
    </style:style>
    <style:style style:name="T2_64" style:family="text">
      <style:text-properties fo:font-size="18pt" style:font-size-asian="18pt" style:font-size-complex="18pt"/>
    </style:style>
    <style:style style:name="T2_65" style:family="text">
      <style:text-properties fo:font-size="18pt" style:font-size-asian="18pt" style:font-size-complex="18pt"/>
    </style:style>
    <style:style style:name="T2_66" style:family="text">
      <style:text-properties fo:font-size="18pt" style:font-size-asian="18pt" style:font-size-complex="18pt"/>
    </style:style>
    <style:style style:name="T2_67" style:family="text">
      <style:text-properties fo:font-size="18pt" style:font-size-asian="18pt" style:font-size-complex="18pt"/>
    </style:style>
    <style:style style:name="T2_68" style:family="text">
      <style:text-properties fo:font-size="18pt" style:font-size-asian="18pt" style:font-size-complex="18pt"/>
    </style:style>
    <style:style style:name="T2_69" style:family="text">
      <style:text-properties fo:font-size="18pt" style:font-size-asian="18pt" style:font-size-complex="18pt"/>
    </style:style>
    <style:style style:name="T2_70" style:family="text">
      <style:text-properties fo:font-size="18pt" style:font-size-asian="18pt" style:font-size-complex="18pt"/>
    </style:style>
    <style:style style:name="T2_71" style:family="text">
      <style:text-properties fo:font-size="18pt" style:font-size-asian="18pt" style:font-size-complex="18pt"/>
    </style:style>
    <style:style style:name="T2_72" style:family="text">
      <style:text-properties fo:font-size="18pt" style:font-size-asian="18pt" style:font-size-complex="18pt"/>
    </style:style>
    <style:style style:name="T2_73" style:family="text">
      <style:text-properties fo:font-size="18pt" style:font-size-asian="18pt" style:font-size-complex="18pt"/>
    </style:style>
    <style:style style:name="T2_74" style:family="text">
      <style:text-properties fo:font-size="18pt" style:font-size-asian="18pt" style:font-size-complex="18pt"/>
    </style:style>
    <style:style style:name="T2_75" style:family="text">
      <style:text-properties fo:font-size="18pt" style:font-size-asian="18pt" style:font-size-complex="18pt"/>
    </style:style>
    <style:style style:name="T2_76" style:family="text">
      <style:text-properties fo:font-size="18pt" style:font-size-asian="18pt" style:font-size-complex="18pt"/>
    </style:style>
    <style:style style:name="T2_77" style:family="text">
      <style:text-properties fo:font-size="18pt" style:font-size-asian="18pt" style:font-size-complex="18pt"/>
    </style:style>
    <style:style style:name="T2_78" style:family="text">
      <style:text-properties fo:font-size="18pt" style:font-size-asian="18pt" style:font-size-complex="18pt"/>
    </style:style>
    <style:style style:name="T2_79" style:family="text">
      <style:text-properties fo:font-size="18pt" style:font-size-asian="18pt" style:font-size-complex="18pt"/>
    </style:style>
    <style:style style:name="T2_80" style:family="text">
      <style:text-properties fo:font-size="18pt" style:font-size-asian="18pt" style:font-size-complex="18pt"/>
    </style:style>
    <style:style style:name="T2_81" style:family="text">
      <style:text-properties fo:font-size="18pt" style:font-size-asian="18pt" style:font-size-complex="18pt"/>
    </style:style>
    <style:style style:name="T2_82" style:family="text">
      <style:text-properties fo:font-size="18pt" style:font-size-asian="18pt" style:font-size-complex="18pt"/>
    </style:style>
    <style:style style:name="T2_83" style:family="text">
      <style:text-properties fo:font-size="18pt" style:font-size-asian="18pt" style:font-size-complex="18pt"/>
    </style:style>
    <style:style style:name="T2_84" style:family="text">
      <style:text-properties fo:font-size="18pt" style:font-size-asian="18pt" style:font-size-complex="18pt"/>
    </style:style>
    <style:style style:name="T2_85" style:family="text">
      <style:text-properties fo:font-size="18pt" style:font-size-asian="18pt" style:font-size-complex="18pt"/>
    </style:style>
    <style:style style:name="T2_86" style:family="text">
      <style:text-properties fo:font-size="18pt" style:font-size-asian="18pt" style:font-size-complex="18pt"/>
    </style:style>
    <style:style style:name="T2_87" style:family="text">
      <style:text-properties fo:font-size="18pt" style:font-size-asian="18pt" style:font-size-complex="18pt"/>
    </style:style>
    <style:style style:name="T2_88" style:family="text">
      <style:text-properties fo:font-size="18pt" style:font-size-asian="18pt" style:font-size-complex="18pt"/>
    </style:style>
    <style:style style:name="T2_89" style:family="text">
      <style:text-properties fo:font-size="18pt" style:font-size-asian="18pt" style:font-size-complex="18pt"/>
    </style:style>
    <style:style style:name="T2_90" style:family="text">
      <style:text-properties fo:font-size="18pt" style:font-size-asian="18pt" style:font-size-complex="18pt"/>
    </style:style>
    <style:style style:name="T2_91" style:family="text">
      <style:text-properties fo:font-size="18pt" style:font-size-asian="18pt" style:font-size-complex="18pt"/>
    </style:style>
    <style:style style:name="T2_92" style:family="text">
      <style:text-properties fo:font-size="18pt" style:font-size-asian="18pt" style:font-size-complex="18pt"/>
    </style:style>
    <style:style style:name="T2_93" style:family="text">
      <style:text-properties fo:font-size="18pt" style:font-size-asian="18pt" style:font-size-complex="18pt"/>
    </style:style>
    <style:style style:name="T2_94" style:family="text">
      <style:text-properties fo:font-size="18pt" style:font-size-asian="18pt" style:font-size-complex="18pt"/>
    </style:style>
    <style:style style:name="T2_95" style:family="text">
      <style:text-properties fo:font-size="18pt" style:font-size-asian="18pt" style:font-size-complex="18pt"/>
    </style:style>
    <style:style style:name="T2_96" style:family="text">
      <style:text-properties fo:font-size="18pt" style:font-size-asian="18pt" style:font-size-complex="18pt"/>
    </style:style>
    <style:style style:name="T2_97" style:family="text">
      <style:text-properties fo:font-size="18pt" style:font-size-asian="18pt" style:font-size-complex="18pt"/>
    </style:style>
    <style:style style:name="T2_98" style:family="text">
      <style:text-properties fo:font-size="18pt" style:font-size-asian="18pt" style:font-size-complex="18pt"/>
    </style:style>
    <style:style style:name="T2_99" style:family="text">
      <style:text-properties fo:font-size="18pt" style:font-size-asian="18pt" style:font-size-complex="18pt"/>
    </style:style>
    <style:style style:name="T2_100" style:family="text">
      <style:text-properties fo:font-size="18pt" style:font-size-asian="18pt" style:font-size-complex="18pt"/>
    </style:style>
    <style:style style:name="T2_101" style:family="text">
      <style:text-properties fo:font-size="18pt" style:font-size-asian="18pt" style:font-size-complex="18pt"/>
    </style:style>
    <style:style style:name="T2_102" style:family="text">
      <style:text-properties fo:font-size="18pt" style:font-size-asian="18pt" style:font-size-complex="18pt"/>
    </style:style>
    <style:style style:name="T2_103" style:family="text">
      <style:text-properties fo:font-size="18pt" style:font-size-asian="18pt" style:font-size-complex="18pt"/>
    </style:style>
    <style:style style:name="T2_104" style:family="text">
      <style:text-properties fo:font-size="18pt" style:font-size-asian="18pt" style:font-size-complex="18pt"/>
    </style:style>
    <style:style style:name="T2_105" style:family="text">
      <style:text-properties fo:font-size="18pt" style:font-size-asian="18pt" style:font-size-complex="18pt"/>
    </style:style>
    <style:style style:name="T2_106" style:family="text">
      <style:text-properties fo:font-size="18pt" style:font-size-asian="18pt" style:font-size-complex="18pt"/>
    </style:style>
    <style:style style:name="T2_107" style:family="text">
      <style:text-properties fo:font-size="18pt" style:font-size-asian="18pt" style:font-size-complex="18pt"/>
    </style:style>
    <style:style style:name="T2_108" style:family="text">
      <style:text-properties fo:font-size="18pt" style:font-size-asian="18pt" style:font-size-complex="18pt"/>
    </style:style>
    <style:style style:name="T2_109" style:family="text">
      <style:text-properties fo:font-size="18pt" style:font-size-asian="18pt" style:font-size-complex="18pt"/>
    </style:style>
    <style:style style:name="T2_110" style:family="text">
      <style:text-properties fo:font-size="18pt" style:font-size-asian="18pt" style:font-size-complex="18pt"/>
    </style:style>
    <style:style style:name="T2_111" style:family="text">
      <style:text-properties fo:font-size="18pt" style:font-size-asian="18pt" style:font-size-complex="18pt"/>
    </style:style>
    <style:style style:name="T2_112" style:family="text">
      <style:text-properties fo:font-size="18pt" style:font-size-asian="18pt" style:font-size-complex="18pt"/>
    </style:style>
    <style:style style:name="T2_113" style:family="text">
      <style:text-properties fo:font-size="18pt" style:font-size-asian="18pt" style:font-size-complex="18pt"/>
    </style:style>
    <style:style style:name="T2_114" style:family="text">
      <style:text-properties fo:font-size="18pt" style:font-size-asian="18pt" style:font-size-complex="18pt"/>
    </style:style>
    <style:style style:name="T2_115" style:family="text">
      <style:text-properties fo:font-size="18pt" style:font-size-asian="18pt" style:font-size-complex="18pt"/>
    </style:style>
    <style:style style:name="T2_116" style:family="text">
      <style:text-properties fo:font-size="18pt" style:font-size-asian="18pt" style:font-size-complex="18pt"/>
    </style:style>
    <style:style style:name="P3" style:family="paragraph" style:parent-style-name="Heading_20_1">
      <style:paragraph-properties fo:break-before="auto" style:writing-mode="lr-tb"/>
    </style:style>
    <style:style style:name="P4" style:family="paragraph" style:parent-style-name="Heading_20_1">
      <style:paragraph-properties fo:break-before="page" style:writing-mode="lr-tb"/>
    </style:style>
    <style:style style:name="T4_1" style:family="text"/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/>
    <style:style style:name="T5_10" style:family="text"/>
    <style:style style:name="T5_11" style:family="text">
      <style:text-properties fo:color="#1155cc" style:text-underline-style="solid" style:text-underline-color="font-color"/>
    </style:style>
    <style:style style:name="T5_12" style:family="text"/>
    <style:style style:name="T5_13" style:family="text">
      <style:text-properties fo:color="#1155cc" style:text-underline-style="solid" style:text-underline-color="font-color"/>
    </style:style>
    <style:style style:name="T5_14" style:family="text"/>
    <style:style style:name="T5_15" style:family="text">
      <style:text-properties fo:color="#1155cc" style:text-underline-style="solid" style:text-underline-color="font-color"/>
    </style:style>
    <style:style style:name="T5_16" style:family="text"/>
    <style:style style:name="T5_17" style:family="text">
      <style:text-properties fo:color="#1155cc" style:text-underline-style="solid" style:text-underline-color="font-color"/>
    </style:style>
    <style:style style:name="T5_18" style:family="text"/>
    <style:style style:name="T5_19" style:family="text">
      <style:text-properties fo:color="#1155cc" style:text-underline-style="solid" style:text-underline-color="font-color"/>
    </style:style>
    <style:style style:name="T5_20" style:family="text"/>
    <style:style style:name="T5_21" style:family="text">
      <style:text-properties fo:color="#1155cc" style:text-underline-style="solid" style:text-underline-color="font-color"/>
    </style:style>
    <style:style style:name="T5_22" style:family="text"/>
    <style:style style:name="T5_23" style:family="text">
      <style:text-properties fo:color="#1155cc" style:text-underline-style="solid" style:text-underline-color="font-color"/>
    </style:style>
    <style:style style:name="T5_24" style:family="text"/>
    <style:style style:name="T5_25" style:family="text">
      <style:text-properties fo:color="#1155cc" style:text-underline-style="solid" style:text-underline-color="font-color"/>
    </style:style>
    <style:style style:name="T5_26" style:family="text"/>
    <style:style style:name="T5_27" style:family="text">
      <style:text-properties fo:color="#1155cc" style:text-underline-style="solid" style:text-underline-color="font-color"/>
    </style:style>
    <style:style style:name="T5_28" style:family="text"/>
    <style:style style:name="T5_29" style:family="text">
      <style:text-properties fo:color="#1155cc" style:text-underline-style="solid" style:text-underline-color="font-color"/>
    </style:style>
    <style:style style:name="T5_30" style:family="text"/>
    <style:style style:name="T5_31" style:family="text">
      <style:text-properties fo:color="#1155cc" style:text-underline-style="solid" style:text-underline-color="font-color"/>
    </style:style>
    <style:style style:name="P6" style:family="paragraph" style:parent-style-name="Subtitle">
      <style:paragraph-properties fo:break-before="auto" style:writing-mode="lr-tb"/>
    </style:style>
    <style:style style:name="T6_1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P8" style:family="paragraph" style:parent-style-name="Subtitle">
      <style:paragraph-properties fo:break-before="auto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P10" style:family="paragraph" style:parent-style-name="Subtitle">
      <style:paragraph-properties fo:break-before="auto" style:writing-mode="lr-tb"/>
    </style:style>
    <style:style style:name="T10_1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P12" style:family="paragraph" style:parent-style-name="Subtitle">
      <style:paragraph-properties fo:break-before="auto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P14" style:family="paragraph" style:parent-style-name="Subtitle">
      <style:paragraph-properties fo:break-before="auto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P16" style:family="paragraph" style:parent-style-name="Subtitle">
      <style:paragraph-properties fo:break-before="auto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P18" style:family="paragraph" style:parent-style-name="Heading_20_1">
      <style:paragraph-properties fo:break-before="auto" style:writing-mode="lr-tb"/>
    </style:style>
    <style:style style:name="T18_1" style:family="text"/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P20" style:family="paragraph" style:parent-style-name="Subtitle">
      <style:paragraph-properties fo:break-before="auto" style:writing-mode="lr-tb"/>
    </style:style>
    <style:style style:name="T20_1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P22" style:family="paragraph" style:parent-style-name="Standard">
      <style:paragraph-properties fo:break-before="auto" style:writing-mode="lr-tb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style:writing-mode="lr-tb"/>
    </style:style>
    <style:style style:name="T26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26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26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style:writing-mode="lr-tb"/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29" style:family="paragraph" style:parent-style-name="Standard">
      <style:paragraph-properties fo:break-before="auto" style:writing-mode="lr-tb"/>
    </style:style>
    <style:style style:name="T29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29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29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29_4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29_5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29_6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29_7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30" style:family="paragraph" style:parent-style-name="Standard">
      <style:paragraph-properties fo:break-before="auto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P31" style:family="paragraph" style:parent-style-name="Subtitle">
      <style:paragraph-properties fo:break-before="auto" fo:margin-top="0.635cm" fo:margin-bottom="0.141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P33" style:family="paragraph" style:parent-style-name="Subtitle">
      <style:paragraph-properties fo:break-before="auto" fo:margin-top="0.635cm" fo:margin-bottom="0.141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P35" style:family="paragraph" style:parent-style-name="Heading_20_1">
      <style:paragraph-properties fo:break-before="auto" fo:margin-top="0.847cm" fo:margin-bottom="0.212cm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T36_7" style:family="text">
      <style:text-properties fo:font-weight="bold" style:font-weight-asian="bold" style:font-weight-complex="bold"/>
    </style:style>
    <style:style style:name="T36_8" style:family="text">
      <style:text-properties fo:font-weight="bold" style:font-weight-asian="bold" style:font-weight-complex="bold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P37" style:family="paragraph" style:parent-style-name="Subtitle">
      <style:paragraph-properties fo:break-before="auto" fo:margin-top="0.635cm" fo:margin-bottom="0.141cm" style:writing-mode="lr-tb"/>
    </style:style>
    <style:style style:name="T37_1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P39" style:family="paragraph" style:parent-style-name="Subtitle">
      <style:paragraph-properties fo:break-before="auto" fo:margin-top="0.635cm" fo:margin-bottom="0.141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ubtitle">
      <style:paragraph-properties fo:break-before="auto" fo:margin-top="0.635cm" fo:margin-bottom="0.141cm" style:writing-mode="lr-tb"/>
    </style:style>
    <style:style style:name="T41_1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P43" style:family="paragraph" style:parent-style-name="Subtitle">
      <style:paragraph-properties fo:break-before="auto" fo:margin-top="0.635cm" fo:margin-bottom="0.141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P45" style:family="paragraph" style:parent-style-name="Subtitle">
      <style:paragraph-properties fo:break-before="auto" fo:margin-top="0.635cm" fo:margin-bottom="0.141cm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P47" style:family="paragraph" style:parent-style-name="Subtitle">
      <style:paragraph-properties fo:break-before="auto" fo:margin-top="0.635cm" fo:margin-bottom="0.141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P49" style:family="paragraph" style:parent-style-name="Heading_20_1">
      <style:paragraph-properties fo:break-before="auto" fo:margin-top="0.847cm" fo:margin-bottom="0.212cm" style:writing-mode="lr-tb"/>
    </style:style>
    <style:style style:name="T49_1" style:family="text"/>
    <style:style style:name="P50" style:family="paragraph" style:parent-style-name="Standard">
      <style:paragraph-properties fo:break-before="auto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P51" style:family="paragraph" style:parent-style-name="Subtitle">
      <style:paragraph-properties fo:break-before="auto" fo:margin-top="0.635cm" fo:margin-bottom="0.141cm" style:writing-mode="lr-tb"/>
    </style:style>
    <style:style style:name="T51_1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P53" style:family="paragraph" style:parent-style-name="Standard">
      <style:paragraph-properties fo:break-before="auto" style:writing-mode="lr-tb"/>
    </style:style>
    <style:style style:name="P54" style:family="paragraph" style:parent-style-name="Standard">
      <style:paragraph-properties fo:break-before="auto" style:writing-mode="lr-tb"/>
    </style:style>
    <style:style style:name="T54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55" style:family="paragraph" style:parent-style-name="Standard">
      <style:paragraph-properties fo:break-before="auto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P56" style:family="paragraph" style:parent-style-name="Subtitle">
      <style:paragraph-properties fo:break-before="auto" fo:margin-top="0.635cm" fo:margin-bottom="0.141cm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P58" style:family="paragraph" style:parent-style-name="Subtitle">
      <style:paragraph-properties fo:break-before="auto" fo:margin-top="0.635cm" fo:margin-bottom="0.141cm" style:writing-mode="lr-tb"/>
    </style:style>
    <style:style style:name="T58_1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P60" style:family="paragraph" style:parent-style-name="Subtitle">
      <style:paragraph-properties fo:break-before="auto" fo:margin-top="0.635cm" fo:margin-bottom="0.141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P62" style:family="paragraph" style:parent-style-name="Subtitle">
      <style:paragraph-properties fo:break-before="auto" fo:margin-top="0.635cm" fo:margin-bottom="0.141cm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P64" style:family="paragraph" style:parent-style-name="Subtitle">
      <style:paragraph-properties fo:break-before="auto" fo:margin-top="0.635cm" fo:margin-bottom="0.141cm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P66" style:family="paragraph" style:parent-style-name="Heading_20_1">
      <style:paragraph-properties fo:break-before="auto" fo:margin-top="0.847cm" fo:margin-bottom="0.212cm" style:writing-mode="lr-tb"/>
    </style:style>
    <style:style style:name="T66_1" style:family="text"/>
    <style:style style:name="P67" style:family="paragraph" style:parent-style-name="Standard">
      <style:paragraph-properties fo:break-before="auto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T67_33" style:family="text"/>
    <style:style style:name="T67_34" style:family="text">
      <style:text-properties fo:color="#1155cc" style:text-underline-style="solid" style:text-underline-color="font-color"/>
    </style:style>
    <style:style style:name="T67_35" style:family="text"/>
    <style:style style:name="T67_36" style:family="text">
      <style:text-properties fo:color="#1155cc" style:text-underline-style="solid" style:text-underline-color="font-color"/>
    </style:style>
    <style:style style:name="T67_37" style:family="text"/>
    <style:style style:name="T67_38" style:family="text">
      <style:text-properties fo:color="#1155cc" style:text-underline-style="solid" style:text-underline-color="font-color"/>
    </style:style>
    <style:style style:name="T67_39" style:family="text"/>
    <style:style style:name="T67_40" style:family="text">
      <style:text-properties fo:color="#1155cc" style:text-underline-style="solid" style:text-underline-color="font-color"/>
    </style:style>
    <style:style style:name="T67_41" style:family="text"/>
    <style:style style:name="T67_42" style:family="text">
      <style:text-properties fo:color="#1155cc" style:text-underline-style="solid" style:text-underline-color="font-color"/>
    </style:style>
    <style:style style:name="P68" style:family="paragraph" style:parent-style-name="Subtitle">
      <style:paragraph-properties fo:break-before="auto" fo:margin-top="0.635cm" fo:margin-bottom="0.141cm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P70" style:family="paragraph" style:parent-style-name="Subtitle">
      <style:paragraph-properties fo:break-before="auto" fo:margin-top="0.635cm" fo:margin-bottom="0.141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P72" style:family="paragraph" style:parent-style-name="Subtitle">
      <style:paragraph-properties fo:break-before="auto" fo:margin-top="0.635cm" fo:margin-bottom="0.141cm" style:writing-mode="lr-tb"/>
    </style:style>
    <style:style style:name="T72_1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P74" style:family="paragraph" style:parent-style-name="Subtitle">
      <style:paragraph-properties fo:break-before="auto" fo:margin-top="0.635cm" fo:margin-bottom="0.141cm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P76" style:family="paragraph" style:parent-style-name="Subtitle">
      <style:paragraph-properties fo:break-before="auto" fo:margin-top="0.635cm" fo:margin-bottom="0.141cm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P78" style:family="paragraph" style:parent-style-name="Subtitle">
      <style:paragraph-properties fo:break-before="auto" fo:margin-top="0.635cm" fo:margin-bottom="0.141cm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P80" style:family="paragraph" style:parent-style-name="Heading_20_1">
      <style:paragraph-properties fo:break-before="auto" fo:margin-top="0.847cm" fo:margin-bottom="0.212cm" style:writing-mode="lr-tb"/>
    </style:style>
    <style:style style:name="T80_1" style:family="text"/>
    <style:style style:name="P81" style:family="paragraph" style:parent-style-name="Standard">
      <style:paragraph-properties fo:break-before="auto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weight="bold" style:font-weight-asian="bold" style:font-weight-complex="bold"/>
    </style:style>
    <style:style style:name="T81_6" style:family="text">
      <style:text-properties fo:font-weight="bold" style:font-weight-asian="bold" style:font-weight-complex="bold"/>
    </style:style>
    <style:style style:name="T81_7" style:family="text">
      <style:text-properties fo:font-weight="bold" style:font-weight-asian="bold" style:font-weight-complex="bold"/>
    </style:style>
    <style:style style:name="T81_8" style:family="text">
      <style:text-properties fo:font-weight="bold" style:font-weight-asian="bold" style:font-weight-complex="bold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T81_21" style:family="text"/>
    <style:style style:name="T81_22" style:family="text">
      <style:text-properties fo:color="#1155cc" style:text-underline-style="solid" style:text-underline-color="font-color"/>
    </style:style>
    <style:style style:name="T81_23" style:family="text"/>
    <style:style style:name="T81_24" style:family="text">
      <style:text-properties fo:color="#1155cc" style:text-underline-style="solid" style:text-underline-color="font-color"/>
    </style:style>
    <style:style style:name="T81_25" style:family="text"/>
    <style:style style:name="T81_26" style:family="text">
      <style:text-properties fo:color="#1155cc" style:text-underline-style="solid" style:text-underline-color="font-color"/>
    </style:style>
    <style:style style:name="T81_27" style:family="text"/>
    <style:style style:name="T81_28" style:family="text">
      <style:text-properties fo:color="#1155cc" style:text-underline-style="solid" style:text-underline-color="font-color"/>
    </style:style>
    <style:style style:name="T81_29" style:family="text"/>
    <style:style style:name="T81_30" style:family="text">
      <style:text-properties fo:color="#1155cc" style:text-underline-style="solid" style:text-underline-color="font-color"/>
    </style:style>
    <style:style style:name="T81_31" style:family="text"/>
    <style:style style:name="T81_32" style:family="text">
      <style:text-properties fo:color="#1155cc" style:text-underline-style="solid" style:text-underline-color="font-color"/>
    </style:style>
    <style:style style:name="P82" style:family="paragraph" style:parent-style-name="Subtitle">
      <style:paragraph-properties fo:break-before="auto" fo:margin-top="0.635cm" fo:margin-bottom="0.141cm" style:writing-mode="lr-tb"/>
    </style:style>
    <style:style style:name="T82_1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P84" style:family="paragraph" style:parent-style-name="Subtitle">
      <style:paragraph-properties fo:break-before="auto" fo:margin-top="0.635cm" fo:margin-bottom="0.141cm" style:writing-mode="lr-tb"/>
    </style:style>
    <style:style style:name="T84_1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P86" style:family="paragraph" style:parent-style-name="Standard">
      <style:paragraph-properties fo:break-before="auto" style:writing-mode="lr-tb"/>
    </style:style>
    <style:style style:name="P87" style:family="paragraph" style:parent-style-name="Standard">
      <style:paragraph-properties fo:break-before="auto" style:writing-mode="lr-tb"/>
    </style:style>
    <style:style style:name="T87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87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87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88" style:family="paragraph" style:parent-style-name="Standard">
      <style:paragraph-properties fo:break-before="auto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P89" style:family="paragraph" style:parent-style-name="Standard">
      <style:paragraph-properties fo:break-before="auto" style:writing-mode="lr-tb"/>
    </style:style>
    <style:style style:name="P90" style:family="paragraph" style:parent-style-name="Standard">
      <style:paragraph-properties fo:break-before="auto" style:writing-mode="lr-tb"/>
    </style:style>
    <style:style style:name="T90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91" style:family="paragraph" style:parent-style-name="Standard">
      <style:paragraph-properties fo:break-before="auto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P92" style:family="paragraph" style:parent-style-name="Standard">
      <style:paragraph-properties fo:break-before="auto" style:writing-mode="lr-tb"/>
    </style:style>
    <style:style style:name="P93" style:family="paragraph" style:parent-style-name="Standard">
      <style:paragraph-properties fo:break-before="auto" style:writing-mode="lr-tb"/>
    </style:style>
    <style:style style:name="T93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93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93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93_4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93_5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94" style:family="paragraph" style:parent-style-name="Standard">
      <style:paragraph-properties fo:break-before="auto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P95" style:family="paragraph" style:parent-style-name="Standard">
      <style:paragraph-properties fo:break-before="auto" style:writing-mode="lr-tb"/>
    </style:style>
    <style:style style:name="P96" style:family="paragraph" style:parent-style-name="Standard">
      <style:paragraph-properties fo:break-before="auto" style:writing-mode="lr-tb"/>
    </style:style>
    <style:style style:name="T96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96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96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97" style:family="paragraph" style:parent-style-name="Standard">
      <style:paragraph-properties fo:break-before="auto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P98" style:family="paragraph" style:parent-style-name="Standard">
      <style:paragraph-properties fo:break-before="auto" style:writing-mode="lr-tb"/>
    </style:style>
    <style:style style:name="P99" style:family="paragraph" style:parent-style-name="Standard">
      <style:paragraph-properties fo:break-before="auto" style:writing-mode="lr-tb"/>
    </style:style>
    <style:style style:name="T99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99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99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100" style:family="paragraph" style:parent-style-name="Standard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T100_115" style:family="text"/>
    <style:style style:name="T100_116" style:family="text"/>
    <style:style style:name="T100_117" style:family="text"/>
    <style:style style:name="T100_118" style:family="text"/>
    <style:style style:name="T100_119" style:family="text"/>
    <style:style style:name="T100_120" style:family="text"/>
    <style:style style:name="T100_121" style:family="text"/>
    <style:style style:name="T100_122" style:family="text"/>
    <style:style style:name="T100_123" style:family="text"/>
    <style:style style:name="T100_124" style:family="text"/>
    <style:style style:name="T100_125" style:family="text"/>
    <style:style style:name="T100_126" style:family="text"/>
    <style:style style:name="T100_127" style:family="text"/>
    <style:style style:name="T100_128" style:family="text"/>
    <style:style style:name="T100_129" style:family="text"/>
    <style:style style:name="T100_130" style:family="text"/>
    <style:style style:name="T100_131" style:family="text"/>
    <style:style style:name="T100_132" style:family="text"/>
    <style:style style:name="T100_133" style:family="text"/>
    <style:style style:name="T100_134" style:family="text"/>
    <style:style style:name="T100_135" style:family="text"/>
    <style:style style:name="T100_136" style:family="text"/>
    <style:style style:name="T100_137" style:family="text"/>
    <style:style style:name="T100_138" style:family="text"/>
    <style:style style:name="T100_139" style:family="text"/>
    <style:style style:name="T100_140" style:family="text"/>
    <style:style style:name="T100_141" style:family="text"/>
    <style:style style:name="T100_142" style:family="text"/>
    <style:style style:name="T100_143" style:family="text"/>
    <style:style style:name="T100_144" style:family="text"/>
    <style:style style:name="T100_145" style:family="text"/>
    <style:style style:name="T100_146" style:family="text"/>
    <style:style style:name="T100_147" style:family="text"/>
    <style:style style:name="T100_148" style:family="text"/>
    <style:style style:name="T100_149" style:family="text"/>
    <style:style style:name="T100_150" style:family="text"/>
    <style:style style:name="T100_151" style:family="text"/>
    <style:style style:name="T100_152" style:family="text"/>
    <style:style style:name="T100_153" style:family="text"/>
    <style:style style:name="T100_154" style:family="text"/>
    <style:style style:name="T100_155" style:family="text"/>
    <style:style style:name="T100_156" style:family="text"/>
    <style:style style:name="T100_157" style:family="text"/>
    <style:style style:name="T100_158" style:family="text"/>
    <style:style style:name="T100_159" style:family="text"/>
    <style:style style:name="T100_160" style:family="text"/>
    <style:style style:name="T100_161" style:family="text"/>
    <style:style style:name="T100_162" style:family="text"/>
    <style:style style:name="T100_163" style:family="text"/>
    <style:style style:name="T100_164" style:family="text"/>
    <style:style style:name="T100_165" style:family="text"/>
    <style:style style:name="T100_166" style:family="text"/>
    <style:style style:name="T100_167" style:family="text"/>
    <style:style style:name="T100_168" style:family="text"/>
    <style:style style:name="T100_169" style:family="text"/>
    <style:style style:name="T100_170" style:family="text"/>
    <style:style style:name="T100_171" style:family="text"/>
    <style:style style:name="T100_172" style:family="text"/>
    <style:style style:name="T100_173" style:family="text"/>
    <style:style style:name="T100_174" style:family="text"/>
    <style:style style:name="T100_175" style:family="text"/>
    <style:style style:name="T100_176" style:family="text"/>
    <style:style style:name="T100_177" style:family="text"/>
    <style:style style:name="T100_178" style:family="text"/>
    <style:style style:name="T100_179" style:family="text"/>
    <style:style style:name="T100_180" style:family="text"/>
    <style:style style:name="T100_181" style:family="text"/>
    <style:style style:name="T100_182" style:family="text"/>
    <style:style style:name="T100_183" style:family="text"/>
    <style:style style:name="T100_184" style:family="text"/>
    <style:style style:name="P101" style:family="paragraph" style:parent-style-name="Heading_20_1">
      <style:paragraph-properties fo:break-before="auto" fo:margin-top="0.847cm" fo:margin-bottom="0.212cm" style:writing-mode="lr-tb"/>
    </style:style>
    <style:style style:name="T101_1" style:family="text"/>
    <style:style style:name="P102" style:family="paragraph" style:parent-style-name="Standard">
      <style:paragraph-properties fo:break-before="auto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>
      <style:text-properties fo:font-weight="bold" style:font-weight-asian="bold" style:font-weight-complex="bold"/>
    </style:style>
    <style:style style:name="T102_6" style:family="text">
      <style:text-properties fo:font-weight="bold" style:font-weight-asian="bold" style:font-weight-complex="bold"/>
    </style:style>
    <style:style style:name="T102_7" style:family="text">
      <style:text-properties fo:font-weight="bold" style:font-weight-asian="bold" style:font-weight-complex="bold"/>
    </style:style>
    <style:style style:name="T102_8" style:family="text">
      <style:text-properties fo:font-weight="bold" style:font-weight-asian="bold" style:font-weight-complex="bold"/>
    </style:style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P103" style:family="paragraph" style:parent-style-name="Subtitle">
      <style:paragraph-properties fo:break-before="auto" fo:margin-top="0.635cm" fo:margin-bottom="0.141cm" style:writing-mode="lr-tb"/>
    </style:style>
    <style:style style:name="T103_1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P105" style:family="paragraph" style:parent-style-name="Subtitle">
      <style:paragraph-properties fo:break-before="auto" fo:margin-top="0.635cm" fo:margin-bottom="0.141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P107" style:family="paragraph" style:parent-style-name="Subtitle">
      <style:paragraph-properties fo:break-before="auto" fo:margin-top="0.635cm" fo:margin-bottom="0.141cm" style:writing-mode="lr-tb"/>
    </style:style>
    <style:style style:name="T107_1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P109" style:family="paragraph" style:parent-style-name="Subtitle">
      <style:paragraph-properties fo:break-before="auto" fo:margin-top="0.635cm" fo:margin-bottom="0.141cm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P111" style:family="paragraph" style:parent-style-name="Subtitle">
      <style:paragraph-properties fo:break-before="auto" fo:margin-top="0.635cm" fo:margin-bottom="0.141cm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P113" style:family="paragraph" style:parent-style-name="Subtitle">
      <style:paragraph-properties fo:break-before="auto" fo:margin-top="0.635cm" fo:margin-bottom="0.141cm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P115" style:family="paragraph" style:parent-style-name="Standard">
      <style:paragraph-properties fo:break-before="auto" style:writing-mode="lr-tb"/>
    </style:style>
    <style:style style:name="P116" style:family="paragraph" style:parent-style-name="Heading_20_1">
      <style:paragraph-properties fo:break-before="auto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break-before="auto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T117_5" style:family="text">
      <style:text-properties fo:font-weight="bold" style:font-weight-asian="bold" style:font-weight-complex="bold"/>
    </style:style>
    <style:style style:name="T117_6" style:family="text">
      <style:text-properties fo:font-weight="bold" style:font-weight-asian="bold" style:font-weight-complex="bold"/>
    </style:style>
    <style:style style:name="T117_7" style:family="text">
      <style:text-properties fo:font-weight="bold" style:font-weight-asian="bold" style:font-weight-complex="bold"/>
    </style:style>
    <style:style style:name="T117_8" style:family="text">
      <style:text-properties fo:font-weight="bold" style:font-weight-asian="bold" style:font-weight-complex="bold"/>
    </style:style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P118" style:family="paragraph" style:parent-style-name="Subtitle">
      <style:paragraph-properties fo:break-before="auto" style:writing-mode="lr-tb"/>
    </style:style>
    <style:style style:name="T118_1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P120" style:family="paragraph" style:parent-style-name="Standard">
      <style:paragraph-properties fo:break-before="auto" style:writing-mode="lr-tb"/>
    </style:style>
    <style:style style:name="P121" style:family="paragraph" style:parent-style-name="Standard">
      <style:paragraph-properties fo:break-before="auto" style:writing-mode="lr-tb"/>
    </style:style>
    <style:style style:name="T121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122" style:family="paragraph" style:parent-style-name="Standard">
      <style:paragraph-properties fo:break-before="auto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P123" style:family="paragraph" style:parent-style-name="Standard">
      <style:paragraph-properties fo:break-before="auto" style:writing-mode="lr-tb"/>
    </style:style>
    <style:style style:name="P124" style:family="paragraph" style:parent-style-name="Standard">
      <style:paragraph-properties fo:break-before="auto" style:writing-mode="lr-tb"/>
    </style:style>
    <style:style style:name="T124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24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24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125" style:family="paragraph" style:parent-style-name="Standard">
      <style:paragraph-properties fo:break-before="auto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P126" style:family="paragraph" style:parent-style-name="Standard">
      <style:paragraph-properties fo:break-before="auto" style:writing-mode="lr-tb"/>
    </style:style>
    <style:style style:name="P127" style:family="paragraph" style:parent-style-name="Standard">
      <style:paragraph-properties fo:break-before="auto" style:writing-mode="lr-tb"/>
    </style:style>
    <style:style style:name="T127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128" style:family="paragraph" style:parent-style-name="Standard">
      <style:paragraph-properties fo:break-before="auto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P129" style:family="paragraph" style:parent-style-name="Standard">
      <style:paragraph-properties fo:break-before="auto" style:writing-mode="lr-tb"/>
    </style:style>
    <style:style style:name="P130" style:family="paragraph" style:parent-style-name="Standard">
      <style:paragraph-properties fo:break-before="auto" style:writing-mode="lr-tb"/>
    </style:style>
    <style:style style:name="T130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30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30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30_4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30_5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131" style:family="paragraph" style:parent-style-name="Standard">
      <style:paragraph-properties fo:break-before="auto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P132" style:family="paragraph" style:parent-style-name="Standard">
      <style:paragraph-properties fo:break-before="auto" style:writing-mode="lr-tb"/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133" style:family="paragraph" style:parent-style-name="Standard">
      <style:paragraph-properties fo:break-before="auto" style:writing-mode="lr-tb"/>
    </style:style>
    <style:style style:name="T133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33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33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134" style:family="paragraph" style:parent-style-name="Standard">
      <style:paragraph-properties fo:break-before="auto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P135" style:family="paragraph" style:parent-style-name="Standard">
      <style:paragraph-properties fo:break-before="auto" style:writing-mode="lr-tb"/>
    </style:style>
    <style:style style:name="P136" style:family="paragraph" style:parent-style-name="Standard">
      <style:paragraph-properties fo:break-before="auto" style:writing-mode="lr-tb"/>
    </style:style>
    <style:style style:name="T136_1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36_2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T136_3" style:family="text">
      <style:text-properties fo:font-style="italic" style:font-style-asian="italic" style:font-style-complex="italic" fo:color="#666666" style:font-name="Georgia" fo:font-size="12pt" style:font-name-asian="Georgia" style:font-size-asian="12pt" style:font-name-complex="Georgia" style:font-size-complex="12pt"/>
    </style:style>
    <style:style style:name="P137" style:family="paragraph" style:parent-style-name="Standard">
      <style:paragraph-properties fo:break-before="auto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>
      <style:text-properties fo:font-style="italic" style:font-style-asian="italic" style:font-style-complex="italic"/>
    </style:style>
    <style:style style:name="T137_20" style:family="text"/>
    <style:style style:name="T137_21" style:family="text">
      <style:text-properties fo:font-style="italic" style:font-style-asian="italic" style:font-style-complex="italic"/>
    </style:style>
    <style:style style:name="T137_22" style:family="text">
      <style:text-properties fo:font-style="italic" style:font-style-asian="italic" style:font-style-complex="italic"/>
    </style:style>
    <style:style style:name="T137_23" style:family="text">
      <style:text-properties fo:font-style="italic" style:font-style-asian="italic" style:font-style-complex="italic"/>
    </style:style>
    <style:style style:name="T137_24" style:family="text">
      <style:text-properties fo:font-style="italic" style:font-style-asian="italic" style:font-style-complex="italic"/>
    </style:style>
    <style:style style:name="T137_25" style:family="text"/>
    <style:style style:name="T137_26" style:family="text"/>
    <style:style style:name="T137_27" style:family="text">
      <style:text-properties fo:font-style="italic" style:font-style-asian="italic" style:font-style-complex="italic"/>
    </style:style>
    <style:style style:name="T137_28" style:family="text">
      <style:text-properties fo:font-style="italic" style:font-style-asian="italic" style:font-style-complex="italic"/>
    </style:style>
    <style:style style:name="T137_29" style:family="text">
      <style:text-properties fo:font-style="italic" style:font-style-asian="italic" style:font-style-complex="italic"/>
    </style:style>
    <style:style style:name="T137_30" style:family="text">
      <style:text-properties fo:font-style="italic" style:font-style-asian="italic" style:font-style-complex="italic"/>
    </style:style>
    <style:style style:name="T137_31" style:family="text">
      <style:text-properties fo:font-style="italic" style:font-style-asian="italic" style:font-style-complex="italic"/>
    </style:style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</office:automatic-styles>
  <office:body>
    <office:text>
      <text:p text:style-name="P1"><text:bookmark-start text:name="h.96v24b6gaszw"/><text:bookmark-end text:name="h.96v24b6gaszw"/><text:span text:style-name="T1_1">Community</text:span><text:span text:style-name="T1_2"><text:s/></text:span><text:span text:style-name="T1_3">Architecture</text:span><text:span text:style-name="T1_4"><text:s/></text:span><text:span text:style-name="T1_5">Thoughts</text:span><text:span text:style-name="T1_6"><text:s/></text:span><text:span text:style-name="T1_7">on</text:span><text:span text:style-name="T1_8"><text:s/></text:span><text:span text:style-name="T1_9">Game</text:span><text:span text:style-name="T1_10"><text:s/></text:span><text:span text:style-name="T1_11">Tech</text:span></text:p>
      <text:p text:style-name="P2"><text:bookmark-start text:name="h.c1ut9r82isaf"/><text:bookmark-end text:name="h.c1ut9r82isaf"/><text:span text:style-name="T2_1">The</text:span><text:span text:style-name="T2_2"><text:s/></text:span><text:span text:style-name="T2_3">Technologies</text:span><text:span text:style-name="T2_4"><text:s/></text:span><text:span text:style-name="T2_5">listed</text:span><text:span text:style-name="T2_6"><text:s/></text:span><text:span text:style-name="T2_7">below</text:span><text:span text:style-name="T2_8"><text:s/></text:span><text:span text:style-name="T2_9">were</text:span><text:span text:style-name="T2_10"><text:s/></text:span><text:span text:style-name="T2_11">agreed</text:span><text:span text:style-name="T2_12"><text:s/></text:span><text:span text:style-name="T2_13">upon</text:span><text:span text:style-name="T2_14"><text:s/></text:span><text:span text:style-name="T2_15">by</text:span><text:span text:style-name="T2_16"><text:s/></text:span><text:span text:style-name="T2_17">the</text:span><text:span text:style-name="T2_18"><text:s/></text:span><text:span text:style-name="T2_19">researchers</text:span><text:span text:style-name="T2_20"><text:s/>(</text:span><text:span text:style-name="T2_21">a</text:span><text:span text:style-name="T2_22"><text:s/></text:span><text:span text:style-name="T2_23">team</text:span><text:span text:style-name="T2_24"><text:s/></text:span><text:span text:style-name="T2_25">of</text:span><text:span text:style-name="T2_26"><text:s/>5)<text:s/></text:span><text:span text:style-name="T2_27">of</text:span><text:span text:style-name="T2_28"><text:s/></text:span><text:span text:style-name="T2_29">being</text:span><text:span text:style-name="T2_30"><text:s/></text:span><text:span text:style-name="T2_31">particularly</text:span><text:span text:style-name="T2_32"><text:s/></text:span><text:span text:style-name="T2_33">useful</text:span><text:span text:style-name="T2_34"><text:s/></text:span><text:span text:style-name="T2_35">technologies</text:span><text:span text:style-name="T2_36"><text:s/></text:span><text:span text:style-name="T2_37">that</text:span><text:span text:style-name="T2_38"><text:s/></text:span><text:span text:style-name="T2_39">a</text:span><text:span text:style-name="T2_40"><text:s/></text:span><text:span text:style-name="T2_41">development</text:span><text:span text:style-name="T2_42"><text:s/></text:span><text:span text:style-name="T2_43">team</text:span><text:span text:style-name="T2_44"><text:s/></text:span><text:span text:style-name="T2_45">could</text:span><text:span text:style-name="T2_46"><text:s/></text:span><text:span text:style-name="T2_47">use</text:span><text:span text:style-name="T2_48"><text:s/></text:span><text:span text:style-name="T2_49">to</text:span><text:span text:style-name="T2_50"><text:s/></text:span><text:span text:style-name="T2_51">make</text:span><text:span text:style-name="T2_52"><text:s/></text:span><text:span text:style-name="T2_53">a</text:span><text:span text:style-name="T2_54"><text:s/></text:span><text:span text:style-name="T2_55">Fedora</text:span><text:span text:style-name="T2_56"><text:s/></text:span><text:span text:style-name="T2_57">RPG</text:span><text:span text:style-name="T2_58">.<text:s/></text:span><text:span text:style-name="T2_59">Below</text:span><text:span text:style-name="T2_60"><text:s/></text:span><text:span text:style-name="T2_61">we</text:span><text:span text:style-name="T2_62"><text:s/></text:span><text:span text:style-name="T2_63">will</text:span><text:span text:style-name="T2_64"><text:s/></text:span><text:span text:style-name="T2_65">be</text:span><text:span text:style-name="T2_66"><text:s/></text:span><text:span text:style-name="T2_67">discussing</text:span><text:span text:style-name="T2_68"><text:s/></text:span><text:span text:style-name="T2_69">the</text:span><text:span text:style-name="T2_70"><text:s/></text:span><text:span text:style-name="T2_71">community</text:span><text:span text:style-name="T2_72"><text:s/></text:span><text:span text:style-name="T2_73">architecture</text:span><text:span text:style-name="T2_74"><text:s/></text:span><text:span text:style-name="T2_75">of</text:span><text:span text:style-name="T2_76"><text:s/></text:span><text:span text:style-name="T2_77">each</text:span><text:span text:style-name="T2_78"><text:s/></text:span><text:span text:style-name="T2_79">technology</text:span><text:span text:style-name="T2_80"><text:s/></text:span><text:span text:style-name="T2_81">which</text:span><text:span text:style-name="T2_82"><text:s/></text:span><text:span text:style-name="T2_83">will</text:span><text:span text:style-name="T2_84"><text:s/></text:span><text:span text:style-name="T2_85">give</text:span><text:span text:style-name="T2_86"><text:s/></text:span><text:span text:style-name="T2_87">a</text:span><text:span text:style-name="T2_88"><text:s/></text:span><text:span text:style-name="T2_89">better</text:span><text:span text:style-name="T2_90"><text:s/></text:span><text:span text:style-name="T2_91">understanding</text:span><text:span text:style-name="T2_92"><text:s/></text:span><text:span text:style-name="T2_93">of</text:span><text:span text:style-name="T2_94"><text:s/></text:span><text:span text:style-name="T2_95">the</text:span><text:span text:style-name="T2_96"><text:s/></text:span><text:span text:style-name="T2_97">support</text:span><text:span text:style-name="T2_98"><text:s/></text:span><text:span text:style-name="T2_99">and</text:span><text:span text:style-name="T2_100"><text:s/></text:span><text:span text:style-name="T2_101">community</text:span><text:span text:style-name="T2_102"><text:s/></text:span><text:span text:style-name="T2_103">knowledge</text:span><text:span text:style-name="T2_104"><text:s/></text:span><text:span text:style-name="T2_105">base</text:span><text:span text:style-name="T2_106">,<text:s/></text:span><text:span text:style-name="T2_107">if</text:span><text:span text:style-name="T2_108"><text:s/></text:span><text:span text:style-name="T2_109">said</text:span><text:span text:style-name="T2_110"><text:s/></text:span><text:span text:style-name="T2_111">technology</text:span><text:span text:style-name="T2_112"><text:s/></text:span><text:span text:style-name="T2_113">is</text:span><text:span text:style-name="T2_114"><text:s/></text:span><text:span text:style-name="T2_115">used</text:span><text:span text:style-name="T2_116">.<text:s/></text:span></text:p>
      <text:h text:style-name="P3" text:outline-level="10"><text:bookmark-start text:name="h.56mjnfovm18"/><text:bookmark-end text:name="h.56mjnfovm18"/></text:h>
      <text:h text:style-name="P4" text:outline-level="10"><text:bookmark-start text:name="h.u1hkmix2f9s"/><text:bookmark-end text:name="h.u1hkmix2f9s"/><text:bookmark-start text:name="h.3rdxjpohl12l"/><text:bookmark-end text:name="h.3rdxjpohl12l"/><text:span text:style-name="T4_1">Flashpunk</text:span></text:h>
      <text:p text:style-name="P5"><text:span text:style-name="T5_1">Git</text:span><text:span text:style-name="T5_2"><text:s/></text:span><text:span text:style-name="T5_3">by</text:span><text:span text:style-name="T5_4"><text:s/></text:span><text:span text:style-name="T5_5">a</text:span><text:span text:style-name="T5_6"><text:s/></text:span><text:span text:style-name="T5_7">Bus</text:span><text:span text:style-name="T5_8">:</text:span><text:span text:style-name="T5_9"><text:s/></text:span><text:span text:style-name="T5_10"><text:a xlink:type="simple" xlink:href="http://odshocks.com/fossbox/gbab/flashpunk"><text:span text:style-name="T5_11">http</text:span></text:a></text:span><text:span text:style-name="T5_12"><text:a xlink:type="simple" xlink:href="http://odshocks.com/fossbox/gbab/flashpunk"><text:span text:style-name="T5_13">://</text:span></text:a></text:span><text:span text:style-name="T5_14"><text:a xlink:type="simple" xlink:href="http://odshocks.com/fossbox/gbab/flashpunk"><text:span text:style-name="T5_15">odshocks</text:span></text:a></text:span><text:span text:style-name="T5_16"><text:a xlink:type="simple" xlink:href="http://odshocks.com/fossbox/gbab/flashpunk"><text:span text:style-name="T5_17">.</text:span></text:a></text:span><text:span text:style-name="T5_18"><text:a xlink:type="simple" xlink:href="http://odshocks.com/fossbox/gbab/flashpunk"><text:span text:style-name="T5_19">com</text:span></text:a></text:span><text:span text:style-name="T5_20"><text:a xlink:type="simple" xlink:href="http://odshocks.com/fossbox/gbab/flashpunk"><text:span text:style-name="T5_21">/</text:span></text:a></text:span><text:span text:style-name="T5_22"><text:a xlink:type="simple" xlink:href="http://odshocks.com/fossbox/gbab/flashpunk"><text:span text:style-name="T5_23">fossbox</text:span></text:a></text:span><text:span text:style-name="T5_24"><text:a xlink:type="simple" xlink:href="http://odshocks.com/fossbox/gbab/flashpunk"><text:span text:style-name="T5_25">/</text:span></text:a></text:span><text:span text:style-name="T5_26"><text:a xlink:type="simple" xlink:href="http://odshocks.com/fossbox/gbab/flashpunk"><text:span text:style-name="T5_27">gbab</text:span></text:a></text:span><text:span text:style-name="T5_28"><text:a xlink:type="simple" xlink:href="http://odshocks.com/fossbox/gbab/flashpunk"><text:span text:style-name="T5_29">/</text:span></text:a></text:span><text:span text:style-name="T5_30"><text:a xlink:type="simple" xlink:href="http://odshocks.com/fossbox/gbab/flashpunk"><text:span text:style-name="T5_31">flashpunk</text:span></text:a></text:span></text:p>
      <text:p text:style-name="P6"><text:bookmark-start text:name="h.wul880fwv1lh"/><text:bookmark-end text:name="h.wul880fwv1lh"/><text:span text:style-name="T6_1">About</text:span></text:p>
      <text:p text:style-name="P7"><text:span text:style-name="T7_1">Flashpunk</text:span><text:span text:style-name="T7_2"><text:s/></text:span><text:span text:style-name="T7_3">is</text:span><text:span text:style-name="T7_4"><text:s/></text:span><text:span text:style-name="T7_5">an</text:span><text:span text:style-name="T7_6"><text:s/></text:span><text:span text:style-name="T7_7">open</text:span><text:span text:style-name="T7_8"><text:s/></text:span><text:span text:style-name="T7_9">source</text:span><text:span text:style-name="T7_10"><text:s/></text:span><text:span text:style-name="T7_11">alternative</text:span><text:span text:style-name="T7_12"><text:s/></text:span><text:span text:style-name="T7_13">to</text:span><text:span text:style-name="T7_14"><text:s/></text:span><text:span text:style-name="T7_15">using</text:span><text:span text:style-name="T7_16"><text:s/></text:span><text:span text:style-name="T7_17">Adobe</text:span><text:span text:style-name="T7_18">’</text:span><text:span text:style-name="T7_19">s</text:span><text:span text:style-name="T7_20"><text:s/></text:span><text:span text:style-name="T7_21">Flash</text:span><text:span text:style-name="T7_22"><text:s/></text:span><text:span text:style-name="T7_23">Development</text:span><text:span text:style-name="T7_24"><text:s/></text:span><text:span text:style-name="T7_25">Suites</text:span><text:span text:style-name="T7_26">.<text:s/></text:span><text:span text:style-name="T7_27">It</text:span><text:span text:style-name="T7_28"><text:s/></text:span><text:span text:style-name="T7_29">is</text:span><text:span text:style-name="T7_30"><text:s/></text:span><text:span text:style-name="T7_31">made</text:span><text:span text:style-name="T7_32"><text:s/></text:span><text:span text:style-name="T7_33">in</text:span><text:span text:style-name="T7_34"><text:s/></text:span><text:span text:style-name="T7_35">the</text:span><text:span text:style-name="T7_36"><text:s/></text:span><text:span text:style-name="T7_37">mindset</text:span><text:span text:style-name="T7_38"><text:s/></text:span><text:span text:style-name="T7_39">of</text:span><text:span text:style-name="T7_40"><text:s/></text:span><text:span text:style-name="T7_41">letting</text:span><text:span text:style-name="T7_42"><text:s/></text:span><text:span text:style-name="T7_43">developers</text:span><text:span text:style-name="T7_44"><text:s/></text:span><text:span text:style-name="T7_45">use</text:span><text:span text:style-name="T7_46"><text:s/></text:span><text:span text:style-name="T7_47">the</text:span><text:span text:style-name="T7_48"><text:s/></text:span><text:span text:style-name="T7_49">power</text:span><text:span text:style-name="T7_50"><text:s/></text:span><text:span text:style-name="T7_51">of</text:span><text:span text:style-name="T7_52"><text:s/></text:span><text:span text:style-name="T7_53">Actionscript</text:span><text:span text:style-name="T7_54"><text:s/>3<text:s/></text:span><text:span text:style-name="T7_55">without</text:span><text:span text:style-name="T7_56"><text:s/></text:span><text:span text:style-name="T7_57">having</text:span><text:span text:style-name="T7_58"><text:s/></text:span><text:span text:style-name="T7_59">to</text:span><text:span text:style-name="T7_60"><text:s/></text:span><text:span text:style-name="T7_61">pay</text:span><text:span text:style-name="T7_62"><text:s/></text:span><text:span text:style-name="T7_63">gobs</text:span><text:span text:style-name="T7_64"><text:s/></text:span><text:span text:style-name="T7_65">of</text:span><text:span text:style-name="T7_66"><text:s/></text:span><text:span text:style-name="T7_67">money</text:span><text:span text:style-name="T7_68"><text:s/></text:span><text:span text:style-name="T7_69">to</text:span><text:span text:style-name="T7_70"><text:s/></text:span><text:span text:style-name="T7_71">Adobe</text:span><text:span text:style-name="T7_72"><text:s/></text:span><text:span text:style-name="T7_73">and</text:span><text:span text:style-name="T7_74"><text:s/></text:span><text:span text:style-name="T7_75">letting</text:span><text:span text:style-name="T7_76"><text:s/></text:span><text:span text:style-name="T7_77">their</text:span><text:span text:style-name="T7_78"><text:s/></text:span><text:span text:style-name="T7_79">work</text:span><text:span text:style-name="T7_80"><text:s/></text:span><text:span text:style-name="T7_81">be</text:span><text:span text:style-name="T7_82"><text:s/></text:span><text:span text:style-name="T7_83">open</text:span><text:span text:style-name="T7_84"><text:s/></text:span><text:span text:style-name="T7_85">source</text:span><text:span text:style-name="T7_86"><text:s/>(</text:span><text:span text:style-name="T7_87">if</text:span><text:span text:style-name="T7_88"><text:s/></text:span><text:span text:style-name="T7_89">they</text:span><text:span text:style-name="T7_90"><text:s/></text:span><text:span text:style-name="T7_91">so</text:span><text:span text:style-name="T7_92"><text:s/></text:span><text:span text:style-name="T7_93">choose</text:span><text:span text:style-name="T7_94">).<text:s/></text:span></text:p>
      <text:p text:style-name="P8"><text:bookmark-start text:name="h.joxlhtegnjhv"/><text:bookmark-end text:name="h.joxlhtegnjhv"/><text:span text:style-name="T8_1">Project</text:span><text:span text:style-name="T8_2"><text:s/></text:span><text:span text:style-name="T8_3">Maintainer</text:span></text:p>
      <text:p text:style-name="P9"><text:span text:style-name="T9_1">Alan</text:span><text:span text:style-name="T9_2"><text:s/></text:span><text:span text:style-name="T9_3">Hazelden</text:span><text:span text:style-name="T9_4"><text:s/>(</text:span><text:span text:style-name="T9_5">Draknek</text:span><text:span text:style-name="T9_6"><text:s/></text:span><text:span text:style-name="T9_7">on</text:span><text:span text:style-name="T9_8"><text:s/></text:span><text:span text:style-name="T9_9">Github</text:span><text:span text:style-name="T9_10">)<text:s/></text:span><text:span text:style-name="T9_11">maintains</text:span><text:span text:style-name="T9_12"><text:s/></text:span><text:span text:style-name="T9_13">and</text:span><text:span text:style-name="T9_14"><text:s/></text:span><text:span text:style-name="T9_15">commits</text:span><text:span text:style-name="T9_16"><text:s/></text:span><text:span text:style-name="T9_17">to</text:span><text:span text:style-name="T9_18"><text:s/></text:span><text:span text:style-name="T9_19">the</text:span><text:span text:style-name="T9_20"><text:s/></text:span><text:span text:style-name="T9_21">project</text:span><text:span text:style-name="T9_22">.</text:span></text:p>
      <text:p text:style-name="P10"><text:bookmark-start text:name="h.ixp29enhaa4z"/><text:bookmark-end text:name="h.ixp29enhaa4z"/><text:span text:style-name="T10_1">Contributors</text:span></text:p>
      <text:p text:style-name="P11"><text:span text:style-name="T11_1">Chevy</text:span><text:span text:style-name="T11_2"><text:s/></text:span><text:span text:style-name="T11_3">Ray</text:span><text:span text:style-name="T11_4"><text:s/>(</text:span><text:span text:style-name="T11_5">Chevy</text:span><text:span text:style-name="T11_6"><text:s/></text:span><text:span text:style-name="T11_7">Ray</text:span><text:span text:style-name="T11_8"><text:s/></text:span><text:span text:style-name="T11_9">Johnson</text:span><text:span text:style-name="T11_10">),<text:s/></text:span><text:span text:style-name="T11_11">noonat</text:span><text:span text:style-name="T11_12"><text:s/>(</text:span><text:span text:style-name="T11_13">Nathan</text:span><text:span text:style-name="T11_14"><text:s/></text:span><text:span text:style-name="T11_15">Ostgard</text:span><text:span text:style-name="T11_16">),<text:s/></text:span><text:span text:style-name="T11_17">and</text:span><text:span text:style-name="T11_18"><text:s/></text:span><text:span text:style-name="T11_19">djcsdy</text:span><text:span text:style-name="T11_20"><text:s/>(</text:span><text:span text:style-name="T11_21">Daniel</text:span><text:span text:style-name="T11_22"><text:s/></text:span><text:span text:style-name="T11_23">Cassidy</text:span><text:span text:style-name="T11_24">).<text:s/></text:span></text:p>
      <text:p text:style-name="P12"><text:bookmark-start text:name="h.ps2fe426v5cg"/><text:bookmark-end text:name="h.ps2fe426v5cg"/><text:span text:style-name="T12_1">Breakdown</text:span><text:span text:style-name="T12_2"><text:s/></text:span><text:span text:style-name="T12_3">of</text:span><text:span text:style-name="T12_4"><text:s/></text:span><text:span text:style-name="T12_5">Leadership</text:span></text:p>
      <text:p text:style-name="P13"><text:span text:style-name="T13_1">Alan</text:span><text:span text:style-name="T13_2"><text:s/></text:span><text:span text:style-name="T13_3">Hazelden</text:span><text:span text:style-name="T13_4"><text:s/></text:span><text:span text:style-name="T13_5">heads</text:span><text:span text:style-name="T13_6"><text:s/></text:span><text:span text:style-name="T13_7">the</text:span><text:span text:style-name="T13_8"><text:s/></text:span><text:span text:style-name="T13_9">repository</text:span><text:span text:style-name="T13_10"><text:s/></text:span><text:span text:style-name="T13_11">with</text:span><text:span text:style-name="T13_12"><text:s/></text:span><text:span text:style-name="T13_13">the</text:span><text:span text:style-name="T13_14"><text:s/></text:span><text:span text:style-name="T13_15">other</text:span><text:span text:style-name="T13_16"><text:s/></text:span><text:span text:style-name="T13_17">contributors</text:span><text:span text:style-name="T13_18"><text:s/></text:span><text:span text:style-name="T13_19">making</text:span><text:span text:style-name="T13_20"><text:s/></text:span><text:span text:style-name="T13_21">changes</text:span><text:span text:style-name="T13_22"><text:s/></text:span><text:span text:style-name="T13_23">here</text:span><text:span text:style-name="T13_24"><text:s/></text:span><text:span text:style-name="T13_25">and</text:span><text:span text:style-name="T13_26"><text:s/></text:span><text:span text:style-name="T13_27">there</text:span><text:span text:style-name="T13_28"><text:s/></text:span><text:span text:style-name="T13_29">to</text:span><text:span text:style-name="T13_30"><text:s/></text:span><text:span text:style-name="T13_31">fit</text:span><text:span text:style-name="T13_32"><text:s/></text:span><text:span text:style-name="T13_33">their</text:span><text:span text:style-name="T13_34"><text:s/></text:span><text:span text:style-name="T13_35">own</text:span><text:span text:style-name="T13_36"><text:s/></text:span><text:span text:style-name="T13_37">needs</text:span><text:span text:style-name="T13_38">.<text:s/></text:span></text:p>
      <text:p text:style-name="P14"><text:bookmark-start text:name="h.ewjc25uk86wu"/><text:bookmark-end text:name="h.ewjc25uk86wu"/><text:span text:style-name="T14_1">Code</text:span><text:span text:style-name="T14_2"><text:s/>&amp;<text:s/></text:span><text:span text:style-name="T14_3">Issues</text:span></text:p>
      <text:p text:style-name="P15"><text:span text:style-name="T15_1">As</text:span><text:span text:style-name="T15_2"><text:s/></text:span><text:span text:style-name="T15_3">of</text:span><text:span text:style-name="T15_4"><text:s/></text:span><text:span text:style-name="T15_5">writing</text:span><text:span text:style-name="T15_6"><text:s/>(6/20/2012)<text:s/></text:span><text:span text:style-name="T15_7">the</text:span><text:span text:style-name="T15_8"><text:s/></text:span><text:span text:style-name="T15_9">code</text:span><text:span text:style-name="T15_10"><text:s/></text:span><text:span text:style-name="T15_11">is</text:span><text:span text:style-name="T15_12"><text:s/></text:span><text:span text:style-name="T15_13">over</text:span><text:span text:style-name="T15_14"><text:s/>2<text:s/></text:span><text:span text:style-name="T15_15">months</text:span><text:span text:style-name="T15_16"><text:s/></text:span><text:span text:style-name="T15_17">old</text:span><text:span text:style-name="T15_18"><text:s/></text:span><text:span text:style-name="T15_19">with</text:span><text:span text:style-name="T15_20"><text:s/>4<text:s/></text:span><text:span text:style-name="T15_21">bugs</text:span><text:span text:style-name="T15_22"><text:s/></text:span><text:span text:style-name="T15_23">in</text:span><text:span text:style-name="T15_24"><text:s/></text:span><text:span text:style-name="T15_25">the</text:span><text:span text:style-name="T15_26"><text:s/></text:span><text:span text:style-name="T15_27">issue</text:span><text:span text:style-name="T15_28"><text:s/></text:span><text:span text:style-name="T15_29">tracker</text:span><text:span text:style-name="T15_30">,<text:s/></text:span><text:span text:style-name="T15_31">and</text:span><text:span text:style-name="T15_32"><text:s/></text:span><text:span text:style-name="T15_33">over</text:span><text:span text:style-name="T15_34"><text:s/>40<text:s/></text:span><text:span text:style-name="T15_35">issues</text:span><text:span text:style-name="T15_36"><text:s/></text:span><text:span text:style-name="T15_37">for</text:span><text:span text:style-name="T15_38"><text:s/></text:span><text:span text:style-name="T15_39">improvements</text:span><text:span text:style-name="T15_40"><text:s/></text:span><text:span text:style-name="T15_41">and</text:span><text:span text:style-name="T15_42"><text:s/></text:span><text:span text:style-name="T15_43">documentation</text:span><text:span text:style-name="T15_44">.<text:s/></text:span><text:span text:style-name="T15_45">There</text:span><text:span text:style-name="T15_46"><text:s/></text:span><text:span text:style-name="T15_47">are</text:span><text:span text:style-name="T15_48"><text:s/>4<text:s/></text:span><text:span text:style-name="T15_49">pulls</text:span><text:span text:style-name="T15_50"><text:s/></text:span><text:span text:style-name="T15_51">awaiting</text:span><text:span text:style-name="T15_52"><text:s/></text:span><text:span text:style-name="T15_53">merge</text:span><text:span text:style-name="T15_54">.</text:span></text:p>
      <text:p text:style-name="P16"><text:bookmark-start text:name="h.i2bcfoa2ri4w"/><text:bookmark-end text:name="h.i2bcfoa2ri4w"/><text:span text:style-name="T16_1">Final</text:span><text:span text:style-name="T16_2"><text:s/></text:span><text:span text:style-name="T16_3">Summary</text:span></text:p>
      <text:p text:style-name="P17"><text:span text:style-name="T17_1">Flashpunk</text:span><text:span text:style-name="T17_2"><text:s/></text:span><text:span text:style-name="T17_3">is</text:span><text:span text:style-name="T17_4"><text:s/></text:span><text:span text:style-name="T17_5">an</text:span><text:span text:style-name="T17_6"><text:s/></text:span><text:span text:style-name="T17_7">open</text:span><text:span text:style-name="T17_8"><text:s/></text:span><text:span text:style-name="T17_9">source</text:span><text:span text:style-name="T17_10"><text:s/></text:span><text:span text:style-name="T17_11">library</text:span><text:span text:style-name="T17_12"><text:s/></text:span><text:span text:style-name="T17_13">for</text:span><text:span text:style-name="T17_14"><text:s/></text:span><text:span text:style-name="T17_15">flash</text:span><text:span text:style-name="T17_16"><text:s/></text:span><text:span text:style-name="T17_17">development</text:span><text:span text:style-name="T17_18">,<text:s/></text:span><text:span text:style-name="T17_19">specifically</text:span><text:span text:style-name="T17_20"><text:s/>2</text:span><text:span text:style-name="T17_21">D</text:span><text:span text:style-name="T17_22"><text:s/></text:span><text:span text:style-name="T17_23">games</text:span><text:span text:style-name="T17_24">.<text:s/></text:span><text:span text:style-name="T17_25">Maintained</text:span><text:span text:style-name="T17_26"><text:s/></text:span><text:span text:style-name="T17_27">and</text:span><text:span text:style-name="T17_28"><text:s/></text:span><text:span text:style-name="T17_29">lead</text:span><text:span text:style-name="T17_30"><text:s/></text:span><text:span text:style-name="T17_31">by</text:span><text:span text:style-name="T17_32"><text:s/></text:span><text:span text:style-name="T17_33">Alan</text:span><text:span text:style-name="T17_34"><text:s/></text:span><text:span text:style-name="T17_35">Hazelden</text:span><text:span text:style-name="T17_36">,<text:s/></text:span><text:span text:style-name="T17_37">there</text:span><text:span text:style-name="T17_38"><text:s/></text:span><text:span text:style-name="T17_39">are</text:span><text:span text:style-name="T17_40"><text:s/></text:span><text:span text:style-name="T17_41">a</text:span><text:span text:style-name="T17_42"><text:s/></text:span><text:span text:style-name="T17_43">few</text:span><text:span text:style-name="T17_44"><text:s/></text:span><text:span text:style-name="T17_45">bugs</text:span><text:span text:style-name="T17_46">,<text:s/></text:span><text:span text:style-name="T17_47">but</text:span><text:span text:style-name="T17_48"><text:s/></text:span><text:span text:style-name="T17_49">with</text:span><text:span text:style-name="T17_50"><text:s/></text:span><text:span text:style-name="T17_51">constant</text:span><text:span text:style-name="T17_52"><text:s/></text:span><text:span text:style-name="T17_53">commits</text:span><text:span text:style-name="T17_54"><text:s/></text:span><text:span text:style-name="T17_55">and</text:span><text:span text:style-name="T17_56"><text:s/></text:span><text:span text:style-name="T17_57">pulls</text:span><text:span text:style-name="T17_58"><text:s/></text:span><text:span text:style-name="T17_59">from</text:span><text:span text:style-name="T17_60"><text:s/></text:span><text:span text:style-name="T17_61">others</text:span><text:span text:style-name="T17_62">,<text:s/></text:span><text:span text:style-name="T17_63">flashpunk</text:span><text:span text:style-name="T17_64"><text:s/></text:span><text:span text:style-name="T17_65">is</text:span><text:span text:style-name="T17_66"><text:s/></text:span><text:span text:style-name="T17_67">maintained</text:span><text:span text:style-name="T17_68"><text:s/></text:span><text:span text:style-name="T17_69">well</text:span><text:span text:style-name="T17_70">.<text:s/></text:span></text:p>
      <text:h text:style-name="P18" text:outline-level="10"><text:bookmark-start text:name="h.6b64t5a22obu"/><text:bookmark-end text:name="h.6b64t5a22obu"/><text:span text:style-name="T18_1">MonoGame</text:span></text:h>
      <text:p text:style-name="P19"><text:span text:style-name="T19_1">Git</text:span><text:span text:style-name="T19_2"><text:s/></text:span><text:span text:style-name="T19_3">by</text:span><text:span text:style-name="T19_4"><text:s/></text:span><text:span text:style-name="T19_5">a</text:span><text:span text:style-name="T19_6"><text:s/></text:span><text:span text:style-name="T19_7">Bus</text:span><text:span text:style-name="T19_8">:</text:span><text:span text:style-name="T19_9"><text:s/></text:span><text:span text:style-name="T19_10">Unavailable</text:span><text:span text:style-name="T19_11">.<text:s/></text:span><text:span text:style-name="T19_12">The</text:span><text:span text:style-name="T19_13"><text:s/></text:span><text:span text:style-name="T19_14">project</text:span><text:span text:style-name="T19_15"><text:s/></text:span><text:span text:style-name="T19_16">is</text:span><text:span text:style-name="T19_17"><text:s/></text:span><text:span text:style-name="T19_18">actually</text:span><text:span text:style-name="T19_19"><text:s/></text:span><text:span text:style-name="T19_20">so</text:span><text:span text:style-name="T19_21"><text:s/></text:span><text:span text:style-name="T19_22">solid</text:span><text:span text:style-name="T19_23">,<text:s/></text:span><text:span text:style-name="T19_24">there</text:span><text:span text:style-name="T19_25"><text:s/></text:span><text:span text:style-name="T19_26">is</text:span><text:span text:style-name="T19_27"><text:s/></text:span><text:span text:style-name="T19_28">so</text:span><text:span text:style-name="T19_29"><text:s/></text:span><text:span text:style-name="T19_30">much</text:span><text:span text:style-name="T19_31"><text:s/></text:span><text:span text:style-name="T19_32">shared</text:span><text:span text:style-name="T19_33"><text:s/></text:span><text:span text:style-name="T19_34">knowledge</text:span><text:span text:style-name="T19_35"><text:s/></text:span><text:span text:style-name="T19_36">between</text:span><text:span text:style-name="T19_37"><text:s/></text:span><text:span text:style-name="T19_38">devs</text:span><text:span text:style-name="T19_39"><text:s/></text:span><text:span text:style-name="T19_40">that</text:span><text:span text:style-name="T19_41"><text:s/></text:span><text:span text:style-name="T19_42">the</text:span><text:span text:style-name="T19_43"><text:s/></text:span><text:span text:style-name="T19_44">file</text:span><text:span text:style-name="T19_45"><text:s/></text:span><text:span text:style-name="T19_46">names</text:span><text:span text:style-name="T19_47"><text:s/></text:span><text:span text:style-name="T19_48">gbab</text:span><text:span text:style-name="T19_49"><text:s/></text:span><text:span text:style-name="T19_50">is</text:span><text:span text:style-name="T19_51"><text:s/></text:span><text:span text:style-name="T19_52">trying</text:span><text:span text:style-name="T19_53"><text:s/></text:span><text:span text:style-name="T19_54">to</text:span><text:span text:style-name="T19_55"><text:s/></text:span><text:span text:style-name="T19_56">create</text:span><text:span text:style-name="T19_57"><text:s/></text:span><text:span text:style-name="T19_58">are</text:span><text:span text:style-name="T19_59"><text:s/></text:span><text:span text:style-name="T19_60">too</text:span><text:span text:style-name="T19_61"><text:s/></text:span><text:span text:style-name="T19_62">long</text:span><text:span text:style-name="T19_63">.<text:s/></text:span><text:span text:style-name="T19_64">This</text:span><text:span text:style-name="T19_65"><text:s/></text:span><text:span text:style-name="T19_66">problem</text:span><text:span text:style-name="T19_67"><text:s/></text:span><text:span text:style-name="T19_68">persists</text:span><text:span text:style-name="T19_69"><text:s/></text:span><text:span text:style-name="T19_70">in</text:span><text:span text:style-name="T19_71"><text:s/></text:span><text:span text:style-name="T19_72">the</text:span><text:span text:style-name="T19_73"><text:s/></text:span><text:span text:style-name="T19_74">latest</text:span><text:span text:style-name="T19_75"><text:s/></text:span><text:span text:style-name="T19_76">build</text:span><text:span text:style-name="T19_77"><text:s/></text:span><text:span text:style-name="T19_78">of</text:span><text:span text:style-name="T19_79"><text:s/></text:span><text:span text:style-name="T19_80">git</text:span><text:span text:style-name="T19_81">_</text:span><text:span text:style-name="T19_82">by</text:span><text:span text:style-name="T19_83">_</text:span><text:span text:style-name="T19_84">a</text:span><text:span text:style-name="T19_85">_</text:span><text:span text:style-name="T19_86">bus</text:span><text:span text:style-name="T19_87"><text:s/></text:span><text:span text:style-name="T19_88">v</text:span><text:span text:style-name="T19_89">2,<text:s/></text:span><text:span text:style-name="T19_90">however</text:span><text:span text:style-name="T19_91"><text:s/></text:span><text:span text:style-name="T19_92">the</text:span><text:span text:style-name="T19_93"><text:s/></text:span><text:span text:style-name="T19_94">dev</text:span><text:span text:style-name="T19_95"><text:s/></text:span><text:span text:style-name="T19_96">is</text:span><text:span text:style-name="T19_97"><text:s/></text:span><text:span text:style-name="T19_98">working</text:span><text:span text:style-name="T19_99"><text:s/></text:span><text:span text:style-name="T19_100">hard</text:span><text:span text:style-name="T19_101"><text:s/></text:span><text:span text:style-name="T19_102">to</text:span><text:span text:style-name="T19_103"><text:s/></text:span><text:span text:style-name="T19_104">fix</text:span><text:span text:style-name="T19_105"><text:s/></text:span><text:span text:style-name="T19_106">this</text:span><text:span text:style-name="T19_107"><text:s/></text:span><text:span text:style-name="T19_108">soon</text:span><text:span text:style-name="T19_109">.</text:span></text:p>
      <text:p text:style-name="P20"><text:bookmark-start text:name="h.d3bb6a24rin8"/><text:bookmark-end text:name="h.d3bb6a24rin8"/><text:span text:style-name="T20_1">About</text:span></text:p>
      <text:p text:style-name="P21"><text:span text:style-name="T21_1">MonoGame</text:span><text:span text:style-name="T21_2"><text:s/></text:span><text:span text:style-name="T21_3">implements</text:span><text:span text:style-name="T21_4"><text:s/></text:span><text:span text:style-name="T21_5">XNA</text:span><text:span text:style-name="T21_6"><text:s/>4.0<text:s/></text:span><text:span text:style-name="T21_7">API</text:span><text:span text:style-name="T21_8"><text:s/></text:span><text:span text:style-name="T21_9">using</text:span><text:span text:style-name="T21_10"><text:s/></text:span><text:span text:style-name="T21_11">OpenGL</text:span><text:span text:style-name="T21_12"><text:s/></text:span><text:span text:style-name="T21_13">to</text:span><text:span text:style-name="T21_14"><text:s/></text:span><text:span text:style-name="T21_15">make</text:span><text:span text:style-name="T21_16"><text:s/></text:span><text:span text:style-name="T21_17">an</text:span><text:span text:style-name="T21_18"><text:s/></text:span><text:span text:style-name="T21_19">environment</text:span><text:span text:style-name="T21_20"><text:s/></text:span><text:span text:style-name="T21_21">to</text:span><text:span text:style-name="T21_22"><text:s/></text:span><text:span text:style-name="T21_23">create</text:span><text:span text:style-name="T21_24"><text:s/></text:span><text:span text:style-name="T21_25">games</text:span><text:span text:style-name="T21_26">.<text:s text:c="2"/></text:span><text:span text:style-name="T21_27">The</text:span><text:span text:style-name="T21_28"><text:s/></text:span><text:span text:style-name="T21_29">major</text:span><text:span text:style-name="T21_30"><text:s/></text:span><text:span text:style-name="T21_31">goals</text:span><text:span text:style-name="T21_32"><text:s/></text:span><text:span text:style-name="T21_33">of</text:span><text:span text:style-name="T21_34"><text:s/></text:span><text:span text:style-name="T21_35">the</text:span><text:span text:style-name="T21_36"><text:s/></text:span><text:span text:style-name="T21_37">project</text:span><text:span text:style-name="T21_38"><text:s/></text:span><text:span text:style-name="T21_39">is</text:span><text:span text:style-name="T21_40"><text:s/></text:span><text:span text:style-name="T21_41">to</text:span><text:span text:style-name="T21_42"><text:s/></text:span><text:span text:style-name="T21_43">create</text:span><text:span text:style-name="T21_44"><text:s/></text:span><text:span text:style-name="T21_45">an</text:span><text:span text:style-name="T21_46"><text:s/></text:span><text:span text:style-name="T21_47">environment</text:span><text:span text:style-name="T21_48"><text:s/></text:span><text:span text:style-name="T21_49">that</text:span><text:span text:style-name="T21_50"><text:s/></text:span><text:span text:style-name="T21_51">can</text:span><text:span text:style-name="T21_52"><text:s/></text:span><text:span text:style-name="T21_53">be</text:span><text:span text:style-name="T21_54"><text:s/></text:span><text:span text:style-name="T21_55">totally</text:span><text:span text:style-name="T21_56"><text:s/></text:span><text:span text:style-name="T21_57">open</text:span><text:span text:style-name="T21_58"><text:s/></text:span><text:span text:style-name="T21_59">source</text:span><text:span text:style-name="T21_60"><text:s/></text:span><text:span text:style-name="T21_61">and</text:span><text:span text:style-name="T21_62"><text:s/></text:span><text:span text:style-name="T21_63">allow</text:span><text:span text:style-name="T21_64"><text:s/></text:span><text:span text:style-name="T21_65">for</text:span><text:span text:style-name="T21_66"><text:s/></text:span><text:span text:style-name="T21_67">the</text:span><text:span text:style-name="T21_68"><text:s/></text:span><text:span text:style-name="T21_69">creation</text:span><text:span text:style-name="T21_70"><text:s/></text:span><text:span text:style-name="T21_71">of</text:span><text:span text:style-name="T21_72"><text:s/></text:span><text:span text:style-name="T21_73">games</text:span><text:span text:style-name="T21_74"><text:s/></text:span><text:span text:style-name="T21_75">following</text:span><text:span text:style-name="T21_76"><text:s/></text:span><text:span text:style-name="T21_77">the</text:span><text:span text:style-name="T21_78"><text:s/></text:span><text:span text:style-name="T21_79">motto</text:span><text:span text:style-name="T21_80"><text:s/>“</text:span><text:span text:style-name="T21_81">Write</text:span><text:span text:style-name="T21_82"><text:s/></text:span><text:span text:style-name="T21_83">once</text:span><text:span text:style-name="T21_84">,<text:s/></text:span><text:span text:style-name="T21_85">play</text:span><text:span text:style-name="T21_86"><text:s/></text:span><text:span text:style-name="T21_87">everywhere</text:span><text:span text:style-name="T21_88">.”<text:s text:c="2"/></text:span><text:span text:style-name="T21_89">Platforms</text:span><text:span text:style-name="T21_90"><text:s/></text:span><text:span text:style-name="T21_91">that</text:span><text:span text:style-name="T21_92"><text:s/></text:span><text:span text:style-name="T21_93">the</text:span><text:span text:style-name="T21_94"><text:s/></text:span><text:span text:style-name="T21_95">environment</text:span><text:span text:style-name="T21_96"><text:s/></text:span><text:span text:style-name="T21_97">can</text:span><text:span text:style-name="T21_98"><text:s/></text:span><text:span text:style-name="T21_99">port</text:span><text:span text:style-name="T21_100"><text:s/></text:span><text:span text:style-name="T21_101">to</text:span><text:span text:style-name="T21_102"><text:s/></text:span><text:span text:style-name="T21_103">includes</text:span><text:span text:style-name="T21_104"><text:s/></text:span><text:span text:style-name="T21_105">Windows</text:span><text:span text:style-name="T21_106"><text:s/></text:span><text:span text:style-name="T21_107">Phone</text:span><text:span text:style-name="T21_108">,<text:s/></text:span><text:span text:style-name="T21_109">iOS</text:span><text:span text:style-name="T21_110">,<text:s/></text:span><text:span text:style-name="T21_111">Android</text:span><text:span text:style-name="T21_112">,<text:s/></text:span><text:span text:style-name="T21_113">Mac</text:span><text:span text:style-name="T21_114"><text:s/></text:span><text:span text:style-name="T21_115">OS</text:span><text:span text:style-name="T21_116"><text:s/></text:span><text:span text:style-name="T21_117">X</text:span><text:span text:style-name="T21_118">,<text:s/></text:span><text:span text:style-name="T21_119">and</text:span><text:span text:style-name="T21_120"><text:s/></text:span><text:span text:style-name="T21_121">Linux</text:span><text:span text:style-name="T21_122">.<text:s text:c="2"/></text:span></text:p>
      <text:p text:style-name="P22"/>
      <text:p text:style-name="P23"><text:span text:style-name="T23_1">History</text:span></text:p>
      <text:p text:style-name="P24"><text:span text:style-name="T24_1">The</text:span><text:span text:style-name="T24_2"><text:s/></text:span><text:span text:style-name="T24_3">project</text:span><text:span text:style-name="T24_4"><text:s/></text:span><text:span text:style-name="T24_5">was</text:span><text:span text:style-name="T24_6"><text:s/></text:span><text:span text:style-name="T24_7">started</text:span><text:span text:style-name="T24_8"><text:s/></text:span><text:span text:style-name="T24_9">in</text:span><text:span text:style-name="T24_10"><text:s/>2010<text:s/></text:span><text:span text:style-name="T24_11">under</text:span><text:span text:style-name="T24_12"><text:s/></text:span><text:span text:style-name="T24_13">the</text:span><text:span text:style-name="T24_14"><text:s/></text:span><text:span text:style-name="T24_15">name</text:span><text:span text:style-name="T24_16"><text:s/></text:span><text:span text:style-name="T24_17">XNATouch</text:span><text:span text:style-name="T24_18">.<text:s text:c="2"/></text:span><text:span text:style-name="T24_19">Under</text:span><text:span text:style-name="T24_20"><text:s/></text:span><text:span text:style-name="T24_21">this</text:span><text:span text:style-name="T24_22"><text:s/></text:span><text:span text:style-name="T24_23">name</text:span><text:span text:style-name="T24_24"><text:s/></text:span><text:span text:style-name="T24_25">the</text:span><text:span text:style-name="T24_26"><text:s/></text:span><text:span text:style-name="T24_27">project</text:span><text:span text:style-name="T24_28"><text:s/></text:span><text:span text:style-name="T24_29">started</text:span><text:span text:style-name="T24_30"><text:s/></text:span><text:span text:style-name="T24_31">the</text:span><text:span text:style-name="T24_32"><text:s/></text:span><text:span text:style-name="T24_33">process</text:span><text:span text:style-name="T24_34"><text:s/></text:span><text:span text:style-name="T24_35">of</text:span><text:span text:style-name="T24_36"><text:s/></text:span><text:span text:style-name="T24_37">porting</text:span><text:span text:style-name="T24_38"><text:s/></text:span><text:span text:style-name="T24_39">to</text:span><text:span text:style-name="T24_40"><text:s/></text:span><text:span text:style-name="T24_41">the</text:span><text:span text:style-name="T24_42"><text:s/></text:span><text:span text:style-name="T24_43">various</text:span><text:span text:style-name="T24_44"><text:s/></text:span><text:span text:style-name="T24_45">platforms</text:span><text:span text:style-name="T24_46"><text:s/></text:span><text:span text:style-name="T24_47">that</text:span><text:span text:style-name="T24_48"><text:s/></text:span><text:span text:style-name="T24_49">the</text:span><text:span text:style-name="T24_50"><text:s/></text:span><text:span text:style-name="T24_51">software</text:span><text:span text:style-name="T24_52"><text:s/></text:span><text:span text:style-name="T24_53">supports</text:span><text:span text:style-name="T24_54">.<text:s/></text:span><text:span text:style-name="T24_55">In</text:span><text:span text:style-name="T24_56"><text:s/></text:span><text:span text:style-name="T24_57">addition</text:span><text:span text:style-name="T24_58"><text:s/></text:span><text:span text:style-name="T24_59">to</text:span><text:span text:style-name="T24_60"><text:s/></text:span><text:span text:style-name="T24_61">this</text:span><text:span text:style-name="T24_62">,<text:s/></text:span><text:span text:style-name="T24_63">a</text:span><text:span text:style-name="T24_64"><text:s/></text:span><text:span text:style-name="T24_65">community</text:span><text:span text:style-name="T24_66"><text:s/></text:span><text:span text:style-name="T24_67">and</text:span><text:span text:style-name="T24_68"><text:s/></text:span><text:span text:style-name="T24_69">games</text:span><text:span text:style-name="T24_70"><text:s/></text:span><text:span text:style-name="T24_71">were</text:span><text:span text:style-name="T24_72"><text:s/></text:span><text:span text:style-name="T24_73">built</text:span><text:span text:style-name="T24_74"><text:s/></text:span><text:span text:style-name="T24_75">around</text:span><text:span text:style-name="T24_76"><text:s/></text:span><text:span text:style-name="T24_77">XNATouch</text:span><text:span text:style-name="T24_78">.<text:s text:c="2"/></text:span><text:span text:style-name="T24_79">Eventually</text:span><text:span text:style-name="T24_80"><text:s/></text:span><text:span text:style-name="T24_81">it</text:span><text:span text:style-name="T24_82"><text:s/></text:span><text:span text:style-name="T24_83">was</text:span><text:span text:style-name="T24_84"><text:s/></text:span><text:span text:style-name="T24_85">renamed</text:span><text:span text:style-name="T24_86"><text:s/></text:span><text:span text:style-name="T24_87">to</text:span><text:span text:style-name="T24_88"><text:s/></text:span><text:span text:style-name="T24_89">its</text:span><text:span text:style-name="T24_90"><text:s/></text:span><text:span text:style-name="T24_91">current</text:span><text:span text:style-name="T24_92"><text:s/></text:span><text:span text:style-name="T24_93">name</text:span><text:span text:style-name="T24_94"><text:s/></text:span><text:span text:style-name="T24_95">of</text:span><text:span text:style-name="T24_96"><text:s/></text:span><text:span text:style-name="T24_97">MonoGame</text:span><text:span text:style-name="T24_98">.</text:span></text:p>
      <text:p text:style-name="P25"/>
      <text:p text:style-name="P26"><text:span text:style-name="T26_1">Project</text:span><text:span text:style-name="T26_2"><text:s/></text:span><text:span text:style-name="T26_3">Maintainer</text:span></text:p>
      <text:p text:style-name="P27"><text:span text:style-name="T27_1">CartBlanche</text:span><text:span text:style-name="T27_2"><text:s/></text:span><text:span text:style-name="T27_3">is</text:span><text:span text:style-name="T27_4"><text:s/></text:span><text:span text:style-name="T27_5">the</text:span><text:span text:style-name="T27_6"><text:s/></text:span><text:span text:style-name="T27_7">current</text:span><text:span text:style-name="T27_8"><text:s/></text:span><text:span text:style-name="T27_9">project</text:span><text:span text:style-name="T27_10"><text:s/></text:span><text:span text:style-name="T27_11">coordinator</text:span><text:span text:style-name="T27_12">.<text:s/></text:span></text:p>
      <text:p text:style-name="P28"/>
      <text:p text:style-name="P29"><text:span text:style-name="T29_1">Contributors</text:span><text:span text:style-name="T29_2">/</text:span><text:span text:style-name="T29_3">Breakdown</text:span><text:span text:style-name="T29_4"><text:s/></text:span><text:span text:style-name="T29_5">of</text:span><text:span text:style-name="T29_6"><text:s/></text:span><text:span text:style-name="T29_7">Leadership</text:span></text:p>
      <text:p text:style-name="P30"><text:span text:style-name="T30_1">Below</text:span><text:span text:style-name="T30_2"><text:s/></text:span><text:span text:style-name="T30_3">CartBlanche</text:span><text:span text:style-name="T30_4"><text:s/></text:span><text:span text:style-name="T30_5">is</text:span><text:span text:style-name="T30_6"><text:s/></text:span><text:span text:style-name="T30_7">Jalfx</text:span><text:span text:style-name="T30_8">,<text:s/></text:span><text:span text:style-name="T30_9">which</text:span><text:span text:style-name="T30_10"><text:s/></text:span><text:span text:style-name="T30_11">started</text:span><text:span text:style-name="T30_12"><text:s/></text:span><text:span text:style-name="T30_13">the</text:span><text:span text:style-name="T30_14"><text:s/></text:span><text:span text:style-name="T30_15">project</text:span><text:span text:style-name="T30_16"><text:s/></text:span><text:span text:style-name="T30_17">when</text:span><text:span text:style-name="T30_18"><text:s/></text:span><text:span text:style-name="T30_19">it</text:span><text:span text:style-name="T30_20"><text:s/></text:span><text:span text:style-name="T30_21">was</text:span><text:span text:style-name="T30_22"><text:s/></text:span><text:span text:style-name="T30_23">initially</text:span><text:span text:style-name="T30_24"><text:s/></text:span><text:span text:style-name="T30_25">called</text:span><text:span text:style-name="T30_26"><text:s/></text:span><text:span text:style-name="T30_27">XNATouch</text:span><text:span text:style-name="T30_28">.<text:s text:c="2"/></text:span><text:span text:style-name="T30_29">Andreesteve</text:span><text:span text:style-name="T30_30"><text:s/></text:span><text:span text:style-name="T30_31">is</text:span><text:span text:style-name="T30_32"><text:s/></text:span><text:span text:style-name="T30_33">another</text:span><text:span text:style-name="T30_34"><text:s/></text:span><text:span text:style-name="T30_35">contributor</text:span><text:span text:style-name="T30_36">,<text:s/></text:span><text:span text:style-name="T30_37">which</text:span><text:span text:style-name="T30_38"><text:s/></text:span><text:span text:style-name="T30_39">is</text:span><text:span text:style-name="T30_40"><text:s/></text:span><text:span text:style-name="T30_41">in</text:span><text:span text:style-name="T30_42"><text:s/></text:span><text:span text:style-name="T30_43">charge</text:span><text:span text:style-name="T30_44"><text:s/></text:span><text:span text:style-name="T30_45">of</text:span><text:span text:style-name="T30_46"><text:s/></text:span><text:span text:style-name="T30_47">the</text:span><text:span text:style-name="T30_48"><text:s/></text:span><text:span text:style-name="T30_49">Linux</text:span><text:span text:style-name="T30_50"><text:s/></text:span><text:span text:style-name="T30_51">port</text:span><text:span text:style-name="T30_52">.<text:s text:c="2"/></text:span><text:span text:style-name="T30_53">Samples</text:span><text:span text:style-name="T30_54"><text:s/></text:span><text:span text:style-name="T30_55">from</text:span><text:span text:style-name="T30_56"><text:s/></text:span><text:span text:style-name="T30_57">the</text:span><text:span text:style-name="T30_58"><text:s/></text:span><text:span text:style-name="T30_59">rest</text:span><text:span text:style-name="T30_60"><text:s/></text:span><text:span text:style-name="T30_61">of</text:span><text:span text:style-name="T30_62"><text:s/></text:span><text:span text:style-name="T30_63">the</text:span><text:span text:style-name="T30_64"><text:s/></text:span><text:span text:style-name="T30_65">contributors</text:span><text:span text:style-name="T30_66"><text:s/></text:span><text:span text:style-name="T30_67">include</text:span><text:span text:style-name="T30_68"><text:s/></text:span><text:span text:style-name="T30_69">Jorgemagic</text:span><text:span text:style-name="T30_70">,<text:s/></text:span><text:span text:style-name="T30_71">Kelthar</text:span><text:span text:style-name="T30_72">,<text:s/></text:span><text:span text:style-name="T30_73">and</text:span><text:span text:style-name="T30_74"><text:s/></text:span><text:span text:style-name="T30_75">Taskbit</text:span><text:span text:style-name="T30_76">.</text:span></text:p>
      <text:p text:style-name="P31"><text:bookmark-start text:name="h.brw6dj84zbom"/><text:bookmark-end text:name="h.brw6dj84zbom"/><text:span text:style-name="T31_1">Code</text:span><text:span text:style-name="T31_2"><text:s/>&amp;<text:s/></text:span><text:span text:style-name="T31_3">Issues</text:span></text:p>
      <text:p text:style-name="P32"><text:span text:style-name="T32_1">From</text:span><text:span text:style-name="T32_2"><text:s/></text:span><text:span text:style-name="T32_3">looking</text:span><text:span text:style-name="T32_4"><text:s/></text:span><text:span text:style-name="T32_5">at</text:span><text:span text:style-name="T32_6"><text:s/></text:span><text:span text:style-name="T32_7">the</text:span><text:span text:style-name="T32_8"><text:s/></text:span><text:span text:style-name="T32_9">code</text:span><text:span text:style-name="T32_10"><text:s/></text:span><text:span text:style-name="T32_11">I</text:span><text:span text:style-name="T32_12"><text:s/></text:span><text:span text:style-name="T32_13">found</text:span><text:span text:style-name="T32_14"><text:s/>1<text:s/></text:span><text:span text:style-name="T32_15">pull</text:span><text:span text:style-name="T32_16"><text:s/></text:span><text:span text:style-name="T32_17">request</text:span><text:span text:style-name="T32_18"><text:s/></text:span><text:span text:style-name="T32_19">awaiting</text:span><text:span text:style-name="T32_20"><text:s/></text:span><text:span text:style-name="T32_21">merge</text:span><text:span text:style-name="T32_22">,<text:s/>183<text:s/></text:span><text:span text:style-name="T32_23">people</text:span><text:span text:style-name="T32_24"><text:s/></text:span><text:span text:style-name="T32_25">that</text:span><text:span text:style-name="T32_26"><text:s/></text:span><text:span text:style-name="T32_27">have</text:span><text:span text:style-name="T32_28"><text:s/></text:span><text:span text:style-name="T32_29">forked</text:span><text:span text:style-name="T32_30"><text:s/></text:span><text:span text:style-name="T32_31">the</text:span><text:span text:style-name="T32_32"><text:s/></text:span><text:span text:style-name="T32_33">repository</text:span><text:span text:style-name="T32_34">,<text:s/></text:span><text:span text:style-name="T32_35">and</text:span><text:span text:style-name="T32_36"><text:s text:c="2"/>43<text:s/></text:span><text:span text:style-name="T32_37">issues</text:span><text:span text:style-name="T32_38"><text:s/></text:span><text:span text:style-name="T32_39">found</text:span><text:span text:style-name="T32_40"><text:s/></text:span><text:span text:style-name="T32_41">within</text:span><text:span text:style-name="T32_42"><text:s/></text:span><text:span text:style-name="T32_43">the</text:span><text:span text:style-name="T32_44"><text:s/></text:span><text:span text:style-name="T32_45">issues</text:span><text:span text:style-name="T32_46"><text:s/></text:span><text:span text:style-name="T32_47">section</text:span><text:span text:style-name="T32_48">.<text:s/></text:span><text:span text:style-name="T32_49">Most</text:span><text:span text:style-name="T32_50"><text:s/></text:span><text:span text:style-name="T32_51">of</text:span><text:span text:style-name="T32_52"><text:s/></text:span><text:span text:style-name="T32_53">the</text:span><text:span text:style-name="T32_54"><text:s/></text:span><text:span text:style-name="T32_55">core</text:span><text:span text:style-name="T32_56"><text:s/></text:span><text:span text:style-name="T32_57">code</text:span><text:span text:style-name="T32_58"><text:s/></text:span><text:span text:style-name="T32_59">has</text:span><text:span text:style-name="T32_60"><text:s/></text:span><text:span text:style-name="T32_61">not</text:span><text:span text:style-name="T32_62"><text:s/></text:span><text:span text:style-name="T32_63">been</text:span><text:span text:style-name="T32_64"><text:s/></text:span><text:span text:style-name="T32_65">touched</text:span><text:span text:style-name="T32_66"><text:s/></text:span><text:span text:style-name="T32_67">for</text:span><text:span text:style-name="T32_68"><text:s/></text:span><text:span text:style-name="T32_69">a</text:span><text:span text:style-name="T32_70"><text:s/></text:span><text:span text:style-name="T32_71">few</text:span><text:span text:style-name="T32_72"><text:s/></text:span><text:span text:style-name="T32_73">months</text:span><text:span text:style-name="T32_74">,<text:s/></text:span><text:span text:style-name="T32_75">yet</text:span><text:span text:style-name="T32_76"><text:s/></text:span><text:span text:style-name="T32_77">several</text:span><text:span text:style-name="T32_78"><text:s/></text:span><text:span text:style-name="T32_79">parts</text:span><text:span text:style-name="T32_80"><text:s/></text:span><text:span text:style-name="T32_81">have</text:span><text:span text:style-name="T32_82"><text:s/></text:span><text:span text:style-name="T32_83">been</text:span><text:span text:style-name="T32_84"><text:s/></text:span><text:span text:style-name="T32_85">updated</text:span><text:span text:style-name="T32_86"><text:s/></text:span><text:span text:style-name="T32_87">in</text:span><text:span text:style-name="T32_88"><text:s/></text:span><text:span text:style-name="T32_89">the</text:span><text:span text:style-name="T32_90"><text:s/></text:span><text:span text:style-name="T32_91">past</text:span><text:span text:style-name="T32_92"><text:s/></text:span><text:span text:style-name="T32_93">several</text:span><text:span text:style-name="T32_94"><text:s/></text:span><text:span text:style-name="T32_95">weeks</text:span><text:span text:style-name="T32_96">.<text:s/></text:span><text:span text:style-name="T32_97">I</text:span><text:span text:style-name="T32_98"><text:s/></text:span><text:span text:style-name="T32_99">believe</text:span><text:span text:style-name="T32_100"><text:s/></text:span><text:span text:style-name="T32_101">that</text:span><text:span text:style-name="T32_102"><text:s/></text:span><text:span text:style-name="T32_103">most</text:span><text:span text:style-name="T32_104"><text:s/></text:span><text:span text:style-name="T32_105">of</text:span><text:span text:style-name="T32_106"><text:s/></text:span><text:span text:style-name="T32_107">the</text:span><text:span text:style-name="T32_108"><text:s/></text:span><text:span text:style-name="T32_109">issues</text:span><text:span text:style-name="T32_110"><text:s/></text:span><text:span text:style-name="T32_111">and</text:span><text:span text:style-name="T32_112"><text:s/></text:span><text:span text:style-name="T32_113">updates</text:span><text:span text:style-name="T32_114"><text:s/></text:span><text:span text:style-name="T32_115">are</text:span><text:span text:style-name="T32_116"><text:s/></text:span><text:span text:style-name="T32_117">for</text:span><text:span text:style-name="T32_118"><text:s/></text:span><text:span text:style-name="T32_119">improved</text:span><text:span text:style-name="T32_120"><text:s/></text:span><text:span text:style-name="T32_121">porting</text:span><text:span text:style-name="T32_122"><text:s/></text:span><text:span text:style-name="T32_123">capabilities</text:span><text:span text:style-name="T32_124"><text:s/></text:span><text:span text:style-name="T32_125">to</text:span><text:span text:style-name="T32_126"><text:s/></text:span><text:span text:style-name="T32_127">various</text:span><text:span text:style-name="T32_128"><text:s/></text:span><text:span text:style-name="T32_129">platforms</text:span><text:span text:style-name="T32_130">.</text:span></text:p>
      <text:p text:style-name="P33"><text:bookmark-start text:name="h.r271eec87r3"/><text:bookmark-end text:name="h.r271eec87r3"/><text:span text:style-name="T33_1">Final</text:span><text:span text:style-name="T33_2"><text:s/></text:span><text:span text:style-name="T33_3">Summary</text:span></text:p>
      <text:p text:style-name="P34"><text:span text:style-name="T34_1">Overall</text:span><text:span text:style-name="T34_2"><text:s/></text:span><text:span text:style-name="T34_3">MonoGame</text:span><text:span text:style-name="T34_4"><text:s/></text:span><text:span text:style-name="T34_5">is</text:span><text:span text:style-name="T34_6"><text:s/></text:span><text:span text:style-name="T34_7">a</text:span><text:span text:style-name="T34_8"><text:s/></text:span><text:span text:style-name="T34_9">solid</text:span><text:span text:style-name="T34_10"><text:s/></text:span><text:span text:style-name="T34_11">framework</text:span><text:span text:style-name="T34_12"><text:s/></text:span><text:span text:style-name="T34_13">for</text:span><text:span text:style-name="T34_14"><text:s/></text:span><text:span text:style-name="T34_15">creating</text:span><text:span text:style-name="T34_16"><text:s/></text:span><text:span text:style-name="T34_17">games</text:span><text:span text:style-name="T34_18">.<text:s text:c="2"/></text:span><text:span text:style-name="T34_19">Since</text:span><text:span text:style-name="T34_20"><text:s/></text:span><text:span text:style-name="T34_21">it</text:span><text:span text:style-name="T34_22"><text:s/></text:span><text:span text:style-name="T34_23">uses</text:span><text:span text:style-name="T34_24"><text:s/></text:span><text:span text:style-name="T34_25">the</text:span><text:span text:style-name="T34_26"><text:s/></text:span><text:span text:style-name="T34_27">XNA</text:span><text:span text:style-name="T34_28"><text:s/></text:span><text:span text:style-name="T34_29">API</text:span><text:span text:style-name="T34_30"><text:s/></text:span><text:span text:style-name="T34_31">MonoGame</text:span><text:span text:style-name="T34_32"><text:s/></text:span><text:span text:style-name="T34_33">would</text:span><text:span text:style-name="T34_34"><text:s/></text:span><text:span text:style-name="T34_35">be</text:span><text:span text:style-name="T34_36"><text:s/></text:span><text:span text:style-name="T34_37">very</text:span><text:span text:style-name="T34_38"><text:s/></text:span><text:span text:style-name="T34_39">useful</text:span><text:span text:style-name="T34_40"><text:s/></text:span><text:span text:style-name="T34_41">for</text:span><text:span text:style-name="T34_42"><text:s/></text:span><text:span text:style-name="T34_43">creating</text:span><text:span text:style-name="T34_44"><text:s/></text:span><text:span text:style-name="T34_45">our</text:span><text:span text:style-name="T34_46"><text:s/></text:span><text:span text:style-name="T34_47">game</text:span><text:span text:style-name="T34_48">.<text:s/></text:span><text:span text:style-name="T34_49">Above</text:span><text:span text:style-name="T34_50"><text:s/></text:span><text:span text:style-name="T34_51">and</text:span><text:span text:style-name="T34_52"><text:s/></text:span><text:span text:style-name="T34_53">beyond</text:span><text:span text:style-name="T34_54"><text:s/></text:span><text:span text:style-name="T34_55">this</text:span><text:span text:style-name="T34_56">,<text:s/></text:span><text:span text:style-name="T34_57">MonoGame</text:span><text:span text:style-name="T34_58"><text:s/></text:span><text:span text:style-name="T34_59">opens</text:span><text:span text:style-name="T34_60"><text:s/></text:span><text:span text:style-name="T34_61">XNA</text:span><text:span text:style-name="T34_62"><text:s/></text:span><text:span text:style-name="T34_63">to</text:span><text:span text:style-name="T34_64"><text:s/></text:span><text:span text:style-name="T34_65">the</text:span><text:span text:style-name="T34_66"><text:s/></text:span><text:span text:style-name="T34_67">open</text:span><text:span text:style-name="T34_68"><text:s/></text:span><text:span text:style-name="T34_69">source</text:span><text:span text:style-name="T34_70"><text:s/></text:span><text:span text:style-name="T34_71">community</text:span><text:span text:style-name="T34_72"><text:s/></text:span><text:span text:style-name="T34_73">and</text:span><text:span text:style-name="T34_74"><text:s/></text:span><text:span text:style-name="T34_75">allows</text:span><text:span text:style-name="T34_76"><text:s/></text:span><text:span text:style-name="T34_77">for</text:span><text:span text:style-name="T34_78"><text:s/></text:span><text:span text:style-name="T34_79">porting</text:span><text:span text:style-name="T34_80"><text:s/></text:span><text:span text:style-name="T34_81">to</text:span><text:span text:style-name="T34_82"><text:s/></text:span><text:span text:style-name="T34_83">a</text:span><text:span text:style-name="T34_84"><text:s/></text:span><text:span text:style-name="T34_85">wide</text:span><text:span text:style-name="T34_86"><text:s/></text:span><text:span text:style-name="T34_87">array</text:span><text:span text:style-name="T34_88"><text:s/></text:span><text:span text:style-name="T34_89">of</text:span><text:span text:style-name="T34_90"><text:s/></text:span><text:span text:style-name="T34_91">platforms</text:span><text:span text:style-name="T34_92">.<text:s/></text:span><text:span text:style-name="T34_93">It</text:span><text:span text:style-name="T34_94"><text:s/></text:span><text:span text:style-name="T34_95">is</text:span><text:span text:style-name="T34_96"><text:s/></text:span><text:span text:style-name="T34_97">backed</text:span><text:span text:style-name="T34_98"><text:s/></text:span><text:span text:style-name="T34_99">by</text:span><text:span text:style-name="T34_100"><text:s/></text:span><text:span text:style-name="T34_101">several</text:span><text:span text:style-name="T34_102"><text:s/></text:span><text:span text:style-name="T34_103">companies</text:span><text:span text:style-name="T34_104"><text:s/></text:span><text:span text:style-name="T34_105">and</text:span><text:span text:style-name="T34_106"><text:s/></text:span><text:span text:style-name="T34_107">has</text:span><text:span text:style-name="T34_108"><text:s/></text:span><text:span text:style-name="T34_109">allowed</text:span><text:span text:style-name="T34_110"><text:s/></text:span><text:span text:style-name="T34_111">the</text:span><text:span text:style-name="T34_112"><text:s/></text:span><text:span text:style-name="T34_113">development</text:span><text:span text:style-name="T34_114"><text:s/></text:span><text:span text:style-name="T34_115">of</text:span><text:span text:style-name="T34_116"><text:s/></text:span><text:span text:style-name="T34_117">over</text:span><text:span text:style-name="T34_118"><text:s/></text:span><text:span text:style-name="T34_119">thirty</text:span><text:span text:style-name="T34_120"><text:s/></text:span><text:span text:style-name="T34_121">games</text:span><text:span text:style-name="T34_122">.<text:s/></text:span><text:span text:style-name="T34_123">Finally</text:span><text:span text:style-name="T34_124">,<text:s/></text:span><text:span text:style-name="T34_125">I</text:span><text:span text:style-name="T34_126"><text:s/></text:span><text:span text:style-name="T34_127">found</text:span><text:span text:style-name="T34_128"><text:s/></text:span><text:span text:style-name="T34_129">out</text:span><text:span text:style-name="T34_130"><text:s/></text:span><text:span text:style-name="T34_131">that</text:span><text:span text:style-name="T34_132"><text:s/></text:span><text:span text:style-name="T34_133">MonoGame</text:span><text:span text:style-name="T34_134"><text:s/></text:span><text:span text:style-name="T34_135">supports</text:span><text:span text:style-name="T34_136"><text:s/></text:span><text:span text:style-name="T34_137">Box</text:span><text:span text:style-name="T34_138">2</text:span><text:span text:style-name="T34_139">D</text:span><text:span text:style-name="T34_140">,<text:s/></text:span><text:span text:style-name="T34_141">another</text:span><text:span text:style-name="T34_142"><text:s/></text:span><text:span text:style-name="T34_143">technology</text:span><text:span text:style-name="T34_144"><text:s/></text:span><text:span text:style-name="T34_145">that</text:span><text:span text:style-name="T34_146"><text:s/></text:span><text:span text:style-name="T34_147">we</text:span><text:span text:style-name="T34_148"><text:s/></text:span><text:span text:style-name="T34_149">looked</text:span><text:span text:style-name="T34_150"><text:s/></text:span><text:span text:style-name="T34_151">into</text:span><text:span text:style-name="T34_152"><text:s/></text:span><text:span text:style-name="T34_153">using</text:span><text:span text:style-name="T34_154">.<text:s/></text:span><text:span text:style-name="T34_155">MonoGame</text:span><text:span text:style-name="T34_156"><text:s/></text:span><text:span text:style-name="T34_157">seems</text:span><text:span text:style-name="T34_158"><text:s/></text:span><text:span text:style-name="T34_159">like</text:span><text:span text:style-name="T34_160"><text:s/></text:span><text:span text:style-name="T34_161">a</text:span><text:span text:style-name="T34_162"><text:s/></text:span><text:span text:style-name="T34_163">perfect</text:span><text:span text:style-name="T34_164"><text:s/></text:span><text:span text:style-name="T34_165">choice</text:span><text:span text:style-name="T34_166"><text:s/></text:span><text:span text:style-name="T34_167">to</text:span><text:span text:style-name="T34_168"><text:s/></text:span><text:span text:style-name="T34_169">create</text:span><text:span text:style-name="T34_170"><text:s/></text:span><text:span text:style-name="T34_171">our</text:span><text:span text:style-name="T34_172"><text:s/></text:span><text:span text:style-name="T34_173">game</text:span><text:span text:style-name="T34_174">.<text:s text:c="2"/></text:span></text:p>
      <text:h text:style-name="P35" text:outline-level="10"><text:bookmark-start text:name="h.ehqmyvjx618k"/><text:bookmark-end text:name="h.ehqmyvjx618k"/><text:span text:style-name="T35_1">Starling</text:span><text:span text:style-name="T35_2"><text:s/></text:span><text:span text:style-name="T35_3">Framework</text:span></text:h>
      <text:p text:style-name="P36"><text:span text:style-name="T36_1">Git</text:span><text:span text:style-name="T36_2"><text:s/></text:span><text:span text:style-name="T36_3">by</text:span><text:span text:style-name="T36_4"><text:s/></text:span><text:span text:style-name="T36_5">a</text:span><text:span text:style-name="T36_6"><text:s/></text:span><text:span text:style-name="T36_7">Bus</text:span><text:span text:style-name="T36_8">:<text:s/></text:span><text:span text:style-name="T36_9"><text:a xlink:type="simple" xlink:href="http://oddshocks.com/fossbox/gbab/starlingframework"><text:span text:style-name="T36_10">http</text:span></text:a></text:span><text:span text:style-name="T36_11"><text:a xlink:type="simple" xlink:href="http://oddshocks.com/fossbox/gbab/starlingframework"><text:span text:style-name="T36_12">://</text:span></text:a></text:span><text:span text:style-name="T36_13"><text:a xlink:type="simple" xlink:href="http://oddshocks.com/fossbox/gbab/starlingframework"><text:span text:style-name="T36_14">oddshocks</text:span></text:a></text:span><text:span text:style-name="T36_15"><text:a xlink:type="simple" xlink:href="http://oddshocks.com/fossbox/gbab/starlingframework"><text:span text:style-name="T36_16">.</text:span></text:a></text:span><text:span text:style-name="T36_17"><text:a xlink:type="simple" xlink:href="http://oddshocks.com/fossbox/gbab/starlingframework"><text:span text:style-name="T36_18">com</text:span></text:a></text:span><text:span text:style-name="T36_19"><text:a xlink:type="simple" xlink:href="http://oddshocks.com/fossbox/gbab/starlingframework"><text:span text:style-name="T36_20">/</text:span></text:a></text:span><text:span text:style-name="T36_21"><text:a xlink:type="simple" xlink:href="http://oddshocks.com/fossbox/gbab/starlingframework"><text:span text:style-name="T36_22">fossbox</text:span></text:a></text:span><text:span text:style-name="T36_23"><text:a xlink:type="simple" xlink:href="http://oddshocks.com/fossbox/gbab/starlingframework"><text:span text:style-name="T36_24">/</text:span></text:a></text:span><text:span text:style-name="T36_25"><text:a xlink:type="simple" xlink:href="http://oddshocks.com/fossbox/gbab/starlingframework"><text:span text:style-name="T36_26">gbab</text:span></text:a></text:span><text:span text:style-name="T36_27"><text:a xlink:type="simple" xlink:href="http://oddshocks.com/fossbox/gbab/starlingframework"><text:span text:style-name="T36_28">/</text:span></text:a></text:span><text:span text:style-name="T36_29"><text:a xlink:type="simple" xlink:href="http://oddshocks.com/fossbox/gbab/starlingframework"><text:span text:style-name="T36_30">starlingframework</text:span></text:a></text:span></text:p>
      <text:p text:style-name="P37"><text:bookmark-start text:name="h.hvvwq8o6no"/><text:bookmark-end text:name="h.hvvwq8o6no"/><text:span text:style-name="T37_1">About</text:span></text:p>
      <text:p text:style-name="P38"><text:span text:style-name="T38_1">Starling</text:span><text:span text:style-name="T38_2"><text:s/></text:span><text:span text:style-name="T38_3">Framework</text:span><text:span text:style-name="T38_4"><text:s/></text:span><text:span text:style-name="T38_5">is</text:span><text:span text:style-name="T38_6"><text:s/></text:span><text:span text:style-name="T38_7">an</text:span><text:span text:style-name="T38_8"><text:s/></text:span><text:span text:style-name="T38_9">open</text:span><text:span text:style-name="T38_10"><text:s/></text:span><text:span text:style-name="T38_11">source</text:span><text:span text:style-name="T38_12"><text:s/></text:span><text:span text:style-name="T38_13">pure</text:span><text:span text:style-name="T38_14"><text:s/></text:span><text:span text:style-name="T38_15">Actionscript</text:span><text:span text:style-name="T38_16"><text:s/>3<text:s/>2</text:span><text:span text:style-name="T38_17">D</text:span><text:span text:style-name="T38_18"><text:s/></text:span><text:span text:style-name="T38_19">game</text:span><text:span text:style-name="T38_20"><text:s/></text:span><text:span text:style-name="T38_21">library</text:span><text:span text:style-name="T38_22"><text:s/></text:span><text:span text:style-name="T38_23">that</text:span><text:span text:style-name="T38_24"><text:s/></text:span><text:span text:style-name="T38_25">recreates</text:span><text:span text:style-name="T38_26"><text:s/></text:span><text:span text:style-name="T38_27">Flash</text:span><text:span text:style-name="T38_28">’</text:span><text:span text:style-name="T38_29">s</text:span><text:span text:style-name="T38_30"><text:s/></text:span><text:span text:style-name="T38_31">display</text:span><text:span text:style-name="T38_32"><text:s/></text:span><text:span text:style-name="T38_33">list</text:span><text:span text:style-name="T38_34"><text:s/></text:span><text:span text:style-name="T38_35">architecture</text:span><text:span text:style-name="T38_36"><text:s/></text:span><text:span text:style-name="T38_37">on</text:span><text:span text:style-name="T38_38"><text:s/></text:span><text:span text:style-name="T38_39">the</text:span><text:span text:style-name="T38_40"><text:s/></text:span><text:span text:style-name="T38_41">GPU</text:span><text:span text:style-name="T38_42">,<text:s/></text:span><text:span text:style-name="T38_43">providing</text:span><text:span text:style-name="T38_44"><text:s/></text:span><text:span text:style-name="T38_45">much</text:span><text:span text:style-name="T38_46"><text:s/></text:span><text:span text:style-name="T38_47">better</text:span><text:span text:style-name="T38_48"><text:s/></text:span><text:span text:style-name="T38_49">game</text:span><text:span text:style-name="T38_50"><text:s/></text:span><text:span text:style-name="T38_51">performance</text:span><text:span text:style-name="T38_52">,<text:s/></text:span><text:span text:style-name="T38_53">especially</text:span><text:span text:style-name="T38_54"><text:s/></text:span><text:span text:style-name="T38_55">for</text:span><text:span text:style-name="T38_56"><text:s/></text:span><text:span text:style-name="T38_57">CPU</text:span><text:span text:style-name="T38_58"><text:s/></text:span><text:span text:style-name="T38_59">constrained</text:span><text:span text:style-name="T38_60"><text:s/></text:span><text:span text:style-name="T38_61">platforms</text:span><text:span text:style-name="T38_62"><text:s/></text:span><text:span text:style-name="T38_63">such</text:span><text:span text:style-name="T38_64"><text:s/></text:span><text:span text:style-name="T38_65">as</text:span><text:span text:style-name="T38_66"><text:s/></text:span><text:span text:style-name="T38_67">Android</text:span><text:span text:style-name="T38_68"><text:s/></text:span><text:span text:style-name="T38_69">or</text:span><text:span text:style-name="T38_70"><text:s/></text:span><text:span text:style-name="T38_71">iOS</text:span><text:span text:style-name="T38_72">.<text:s/></text:span><text:span text:style-name="T38_73">By</text:span><text:span text:style-name="T38_74"><text:s/></text:span><text:span text:style-name="T38_75">abstracting</text:span><text:span text:style-name="T38_76"><text:s/></text:span><text:span text:style-name="T38_77">the</text:span><text:span text:style-name="T38_78"><text:s/></text:span><text:span text:style-name="T38_79">low</text:span><text:span text:style-name="T38_80"><text:s/></text:span><text:span text:style-name="T38_81">level</text:span><text:span text:style-name="T38_82"><text:s/></text:span><text:span text:style-name="T38_83">Stage</text:span><text:span text:style-name="T38_84">3</text:span><text:span text:style-name="T38_85">D</text:span><text:span text:style-name="T38_86"><text:s/></text:span><text:span text:style-name="T38_87">API</text:span><text:span text:style-name="T38_88"><text:s/></text:span><text:span text:style-name="T38_89">introduced</text:span><text:span text:style-name="T38_90"><text:s/></text:span><text:span text:style-name="T38_91">in</text:span><text:span text:style-name="T38_92"><text:s/></text:span><text:span text:style-name="T38_93">Flash</text:span><text:span text:style-name="T38_94"><text:s/></text:span><text:span text:style-name="T38_95">Player</text:span><text:span text:style-name="T38_96"><text:s/>11,<text:s/></text:span><text:span text:style-name="T38_97">the</text:span><text:span text:style-name="T38_98"><text:s/></text:span><text:span text:style-name="T38_99">Starling</text:span><text:span text:style-name="T38_100"><text:s/></text:span><text:span text:style-name="T38_101">Framework</text:span><text:span text:style-name="T38_102"><text:s/></text:span><text:span text:style-name="T38_103">offers</text:span><text:span text:style-name="T38_104"><text:s/></text:span><text:span text:style-name="T38_105">rapid</text:span><text:span text:style-name="T38_106"><text:s/></text:span><text:span text:style-name="T38_107">platform</text:span><text:span text:style-name="T38_108"><text:s/></text:span><text:span text:style-name="T38_109">neutral</text:span><text:span text:style-name="T38_110"><text:s/></text:span><text:span text:style-name="T38_111">development</text:span><text:span text:style-name="T38_112"><text:s/></text:span><text:span text:style-name="T38_113">that</text:span><text:span text:style-name="T38_114"><text:s/></text:span><text:span text:style-name="T38_115">is</text:span><text:span text:style-name="T38_116"><text:s/></text:span><text:span text:style-name="T38_117">still</text:span><text:span text:style-name="T38_118"><text:s/></text:span><text:span text:style-name="T38_119">highly</text:span><text:span text:style-name="T38_120"><text:s/></text:span><text:span text:style-name="T38_121">efficient</text:span><text:span text:style-name="T38_122">.<text:s/></text:span><text:span text:style-name="T38_123">It</text:span><text:span text:style-name="T38_124"><text:s/></text:span><text:span text:style-name="T38_125">is</text:span><text:span text:style-name="T38_126"><text:s/></text:span><text:span text:style-name="T38_127">under</text:span><text:span text:style-name="T38_128"><text:s/></text:span><text:span text:style-name="T38_129">the</text:span><text:span text:style-name="T38_130"><text:s/></text:span><text:span text:style-name="T38_131">Berkeley</text:span><text:span text:style-name="T38_132"><text:s/></text:span><text:span text:style-name="T38_133">Software</text:span><text:span text:style-name="T38_134"><text:s/></text:span><text:span text:style-name="T38_135">Distribution</text:span><text:span text:style-name="T38_136"><text:s/></text:span><text:span text:style-name="T38_137">license</text:span><text:span text:style-name="T38_138">.</text:span></text:p>
      <text:p text:style-name="P39"><text:bookmark-start text:name="h.3x4srofaxl9o"/><text:bookmark-end text:name="h.3x4srofaxl9o"/><text:span text:style-name="T39_1">Project</text:span><text:span text:style-name="T39_2"><text:s/></text:span><text:span text:style-name="T39_3">Maintainer</text:span></text:p>
      <text:p text:style-name="P40"><text:span text:style-name="T40_1">Daniel</text:span><text:span text:style-name="T40_2"><text:s/></text:span><text:span text:style-name="T40_3">Sperl</text:span><text:span text:style-name="T40_4"><text:s/>(</text:span><text:span text:style-name="T40_5">Github</text:span><text:span text:style-name="T40_6">:<text:s/></text:span><text:span text:style-name="T40_7">Primary</text:span><text:span text:style-name="T40_8"><text:s/></text:span><text:span text:style-name="T40_9">Feather</text:span><text:span text:style-name="T40_10">),<text:s/></text:span><text:span text:style-name="T40_11">project</text:span><text:span text:style-name="T40_12"><text:s/></text:span><text:span text:style-name="T40_13">creator</text:span><text:span text:style-name="T40_14">,<text:s/></text:span><text:span text:style-name="T40_15">maintainer</text:span><text:span text:style-name="T40_16"><text:s/></text:span><text:span text:style-name="T40_17">and</text:span><text:span text:style-name="T40_18"><text:s/></text:span><text:span text:style-name="T40_19">committer</text:span><text:span text:style-name="T40_20">.</text:span></text:p>
      <text:p text:style-name="P41"><text:bookmark-start text:name="h.ngzrryloozg0"/><text:bookmark-end text:name="h.ngzrryloozg0"/><text:span text:style-name="T41_1">Contributors</text:span></text:p>
      <text:p text:style-name="P42"><text:span text:style-name="T42_1">Aside</text:span><text:span text:style-name="T42_2"><text:s/></text:span><text:span text:style-name="T42_3">from</text:span><text:span text:style-name="T42_4"><text:s/></text:span><text:span text:style-name="T42_5">Daniel</text:span><text:span text:style-name="T42_6"><text:s/></text:span><text:span text:style-name="T42_7">Sperl</text:span><text:span text:style-name="T42_8">,<text:s/></text:span><text:span text:style-name="T42_9">the</text:span><text:span text:style-name="T42_10"><text:s/></text:span><text:span text:style-name="T42_11">largest</text:span><text:span text:style-name="T42_12"><text:s/></text:span><text:span text:style-name="T42_13">contributor</text:span><text:span text:style-name="T42_14"><text:s/></text:span><text:span text:style-name="T42_15">is</text:span><text:span text:style-name="T42_16"><text:s/></text:span><text:span text:style-name="T42_17">PrimaryFeather</text:span><text:span text:style-name="T42_18">.</text:span></text:p>
      <text:p text:style-name="P43"><text:bookmark-start text:name="h.1inhql6v8tr"/><text:bookmark-end text:name="h.1inhql6v8tr"/><text:span text:style-name="T43_1">Breakdown</text:span><text:span text:style-name="T43_2"><text:s/></text:span><text:span text:style-name="T43_3">of</text:span><text:span text:style-name="T43_4"><text:s/></text:span><text:span text:style-name="T43_5">Leadership</text:span></text:p>
      <text:p text:style-name="P44"><text:span text:style-name="T44_1">Daniel</text:span><text:span text:style-name="T44_2"><text:s/></text:span><text:span text:style-name="T44_3">Sperl</text:span><text:span text:style-name="T44_4"><text:s/></text:span><text:span text:style-name="T44_5">is</text:span><text:span text:style-name="T44_6"><text:s/></text:span><text:span text:style-name="T44_7">the</text:span><text:span text:style-name="T44_8"><text:s/></text:span><text:span text:style-name="T44_9">sole</text:span><text:span text:style-name="T44_10"><text:s/></text:span><text:span text:style-name="T44_11">leader</text:span><text:span text:style-name="T44_12"><text:s/></text:span><text:span text:style-name="T44_13">while</text:span><text:span text:style-name="T44_14"><text:s/></text:span><text:span text:style-name="T44_15">other</text:span><text:span text:style-name="T44_16"><text:s/></text:span><text:span text:style-name="T44_17">contributors</text:span><text:span text:style-name="T44_18"><text:s/></text:span><text:span text:style-name="T44_19">work</text:span><text:span text:style-name="T44_20"><text:s/></text:span><text:span text:style-name="T44_21">off</text:span><text:span text:style-name="T44_22"><text:s/></text:span><text:span text:style-name="T44_23">of</text:span><text:span text:style-name="T44_24"><text:s/></text:span><text:span text:style-name="T44_25">his</text:span><text:span text:style-name="T44_26"><text:s/></text:span><text:span text:style-name="T44_27">master</text:span><text:span text:style-name="T44_28"><text:s/></text:span><text:span text:style-name="T44_29">repos</text:span><text:span text:style-name="T44_30">.</text:span></text:p>
      <text:p text:style-name="P45"><text:bookmark-start text:name="h.s6q9u9rcneh0"/><text:bookmark-end text:name="h.s6q9u9rcneh0"/><text:span text:style-name="T45_1">Code</text:span><text:span text:style-name="T45_2"><text:s/>&amp;<text:s/></text:span><text:span text:style-name="T45_3">Issues</text:span></text:p>
      <text:p text:style-name="P46"><text:span text:style-name="T46_1">As</text:span><text:span text:style-name="T46_2"><text:s/></text:span><text:span text:style-name="T46_3">of</text:span><text:span text:style-name="T46_4"><text:s/>6/20/2012,<text:s/></text:span><text:span text:style-name="T46_5">there</text:span><text:span text:style-name="T46_6"><text:s/></text:span><text:span text:style-name="T46_7">are</text:span><text:span text:style-name="T46_8"><text:s/>5<text:s/></text:span><text:span text:style-name="T46_9">open</text:span><text:span text:style-name="T46_10"><text:s/></text:span><text:span text:style-name="T46_11">pull</text:span><text:span text:style-name="T46_12"><text:s/></text:span><text:span text:style-name="T46_13">requests</text:span><text:span text:style-name="T46_14"><text:s/></text:span><text:span text:style-name="T46_15">waiting</text:span><text:span text:style-name="T46_16"><text:s/></text:span><text:span text:style-name="T46_17">merge</text:span><text:span text:style-name="T46_18">,<text:s/></text:span><text:span text:style-name="T46_19">and</text:span><text:span text:style-name="T46_20"><text:s/>13<text:s/></text:span><text:span text:style-name="T46_21">closed</text:span><text:span text:style-name="T46_22"><text:s/></text:span><text:span text:style-name="T46_23">pull</text:span><text:span text:style-name="T46_24"><text:s/></text:span><text:span text:style-name="T46_25">requests</text:span><text:span text:style-name="T46_26">,<text:s/>21<text:s/></text:span><text:span text:style-name="T46_27">open</text:span><text:span text:style-name="T46_28"><text:s/></text:span><text:span text:style-name="T46_29">issues</text:span><text:span text:style-name="T46_30"><text:s/></text:span><text:span text:style-name="T46_31">and</text:span><text:span text:style-name="T46_32"><text:s/>103<text:s/></text:span><text:span text:style-name="T46_33">closed</text:span><text:span text:style-name="T46_34"><text:s/></text:span><text:span text:style-name="T46_35">issues</text:span><text:span text:style-name="T46_36">.<text:s/></text:span><text:span text:style-name="T46_37">Most</text:span><text:span text:style-name="T46_38"><text:s/></text:span><text:span text:style-name="T46_39">of</text:span><text:span text:style-name="T46_40"><text:s/></text:span><text:span text:style-name="T46_41">the</text:span><text:span text:style-name="T46_42"><text:s/></text:span><text:span text:style-name="T46_43">open</text:span><text:span text:style-name="T46_44"><text:s/></text:span><text:span text:style-name="T46_45">issues</text:span><text:span text:style-name="T46_46"><text:s/></text:span><text:span text:style-name="T46_47">seem</text:span><text:span text:style-name="T46_48"><text:s/></text:span><text:span text:style-name="T46_49">minor</text:span><text:span text:style-name="T46_50"><text:s/></text:span><text:span text:style-name="T46_51">discussions</text:span><text:span text:style-name="T46_52"><text:s/></text:span><text:span text:style-name="T46_53">on</text:span><text:span text:style-name="T46_54"><text:s/></text:span><text:span text:style-name="T46_55">whether</text:span><text:span text:style-name="T46_56"><text:s/></text:span><text:span text:style-name="T46_57">some</text:span><text:span text:style-name="T46_58"><text:s/></text:span><text:span text:style-name="T46_59">function</text:span><text:span text:style-name="T46_60"><text:s/></text:span><text:span text:style-name="T46_61">needs</text:span><text:span text:style-name="T46_62"><text:s/></text:span><text:span text:style-name="T46_63">to</text:span><text:span text:style-name="T46_64"><text:s/></text:span><text:span text:style-name="T46_65">be</text:span><text:span text:style-name="T46_66"><text:s/></text:span><text:span text:style-name="T46_67">improved</text:span><text:span text:style-name="T46_68"><text:s/></text:span><text:span text:style-name="T46_69">or</text:span><text:span text:style-name="T46_70"><text:s/></text:span><text:span text:style-name="T46_71">changed</text:span><text:span text:style-name="T46_72">.<text:s/>2<text:s/></text:span><text:span text:style-name="T46_73">features</text:span><text:span text:style-name="T46_74"><text:s/></text:span><text:span text:style-name="T46_75">have</text:span><text:span text:style-name="T46_76"><text:s/></text:span><text:span text:style-name="T46_77">been</text:span><text:span text:style-name="T46_78"><text:s/></text:span><text:span text:style-name="T46_79">in</text:span><text:span text:style-name="T46_80"><text:s/></text:span><text:span text:style-name="T46_81">the</text:span><text:span text:style-name="T46_82"><text:s/></text:span><text:span text:style-name="T46_83">open</text:span><text:span text:style-name="T46_84"><text:s/></text:span><text:span text:style-name="T46_85">issues</text:span><text:span text:style-name="T46_86"><text:s/></text:span><text:span text:style-name="T46_87">list</text:span><text:span text:style-name="T46_88"><text:s/></text:span><text:span text:style-name="T46_89">for</text:span><text:span text:style-name="T46_90"><text:s/></text:span><text:span text:style-name="T46_91">over</text:span><text:span text:style-name="T46_92"><text:s/>9<text:s/></text:span><text:span text:style-name="T46_93">months</text:span><text:span text:style-name="T46_94"><text:s/></text:span><text:span text:style-name="T46_95">with</text:span><text:span text:style-name="T46_96"><text:s/></text:span><text:span text:style-name="T46_97">no</text:span><text:span text:style-name="T46_98"><text:s/></text:span><text:span text:style-name="T46_99">comments</text:span><text:span text:style-name="T46_100">.</text:span></text:p>
      <text:p text:style-name="P47"><text:bookmark-start text:name="h.igc1k0eme0zb"/><text:bookmark-end text:name="h.igc1k0eme0zb"/><text:span text:style-name="T47_1">Final</text:span><text:span text:style-name="T47_2"><text:s/></text:span><text:span text:style-name="T47_3">Summary</text:span></text:p>
      <text:p text:style-name="P48"><text:span text:style-name="T48_1">For</text:span><text:span text:style-name="T48_2"><text:s/></text:span><text:span text:style-name="T48_3">existing</text:span><text:span text:style-name="T48_4"><text:s/></text:span><text:span text:style-name="T48_5">Flash</text:span><text:span text:style-name="T48_6"><text:s/></text:span><text:span text:style-name="T48_7">developers</text:span><text:span text:style-name="T48_8">,<text:s/></text:span><text:span text:style-name="T48_9">the</text:span><text:span text:style-name="T48_10"><text:s/></text:span><text:span text:style-name="T48_11">transition</text:span><text:span text:style-name="T48_12"><text:s/></text:span><text:span text:style-name="T48_13">from</text:span><text:span text:style-name="T48_14"><text:s/></text:span><text:span text:style-name="T48_15">vanilla</text:span><text:span text:style-name="T48_16"><text:s/></text:span><text:span text:style-name="T48_17">Flash</text:span><text:span text:style-name="T48_18"><text:s/></text:span><text:span text:style-name="T48_19">to</text:span><text:span text:style-name="T48_20"><text:s/></text:span><text:span text:style-name="T48_21">Starling</text:span><text:span text:style-name="T48_22"><text:s/></text:span><text:span text:style-name="T48_23">would</text:span><text:span text:style-name="T48_24"><text:s/></text:span><text:span text:style-name="T48_25">be</text:span><text:span text:style-name="T48_26"><text:s/></text:span><text:span text:style-name="T48_27">nearly</text:span><text:span text:style-name="T48_28"><text:s/></text:span><text:span text:style-name="T48_29">seamless</text:span><text:span text:style-name="T48_30">.<text:s/></text:span><text:span text:style-name="T48_31">For</text:span><text:span text:style-name="T48_32"><text:s/></text:span><text:span text:style-name="T48_33">new</text:span><text:span text:style-name="T48_34"><text:s/></text:span><text:span text:style-name="T48_35">developers</text:span><text:span text:style-name="T48_36">,<text:s/></text:span><text:span text:style-name="T48_37">Flash</text:span><text:span text:style-name="T48_38">’</text:span><text:span text:style-name="T48_39">s</text:span><text:span text:style-name="T48_40"><text:s/></text:span><text:span text:style-name="T48_41">lenient</text:span><text:span text:style-name="T48_42"><text:s/></text:span><text:span text:style-name="T48_43">and</text:span><text:span text:style-name="T48_44"><text:s/></text:span><text:span text:style-name="T48_45">intuitive</text:span><text:span text:style-name="T48_46"><text:s/></text:span><text:span text:style-name="T48_47">API</text:span><text:span text:style-name="T48_48"><text:s/></text:span><text:span text:style-name="T48_49">would</text:span><text:span text:style-name="T48_50"><text:s/></text:span><text:span text:style-name="T48_51">be</text:span><text:span text:style-name="T48_52"><text:s/></text:span><text:span text:style-name="T48_53">easy</text:span><text:span text:style-name="T48_54"><text:s/></text:span><text:span text:style-name="T48_55">to</text:span><text:span text:style-name="T48_56"><text:s/></text:span><text:span text:style-name="T48_57">learn</text:span><text:span text:style-name="T48_58">.<text:s/></text:span><text:span text:style-name="T48_59">Daniel</text:span><text:span text:style-name="T48_60"><text:s/></text:span><text:span text:style-name="T48_61">Sperl</text:span><text:span text:style-name="T48_62"><text:s/></text:span><text:span text:style-name="T48_63">is</text:span><text:span text:style-name="T48_64"><text:s/></text:span><text:span text:style-name="T48_65">constantly</text:span><text:span text:style-name="T48_66"><text:s/></text:span><text:span text:style-name="T48_67">working</text:span><text:span text:style-name="T48_68"><text:s/></text:span><text:span text:style-name="T48_69">on</text:span><text:span text:style-name="T48_70"><text:s/></text:span><text:span text:style-name="T48_71">the</text:span><text:span text:style-name="T48_72"><text:s/></text:span><text:span text:style-name="T48_73">engine</text:span><text:span text:style-name="T48_74">,<text:s/></text:span><text:span text:style-name="T48_75">alongside</text:span><text:span text:style-name="T48_76"><text:s/></text:span><text:span text:style-name="T48_77">a</text:span><text:span text:style-name="T48_78"><text:s/></text:span><text:span text:style-name="T48_79">moderately</text:span><text:span text:style-name="T48_80"><text:s/></text:span><text:span text:style-name="T48_81">active</text:span><text:span text:style-name="T48_82"><text:s/></text:span><text:span text:style-name="T48_83">contributor</text:span><text:span text:style-name="T48_84"><text:s/></text:span><text:span text:style-name="T48_85">community</text:span><text:span text:style-name="T48_86">.<text:s/></text:span><text:span text:style-name="T48_87">It</text:span><text:span text:style-name="T48_88"><text:s/></text:span><text:span text:style-name="T48_89">is</text:span><text:span text:style-name="T48_90"><text:s/></text:span><text:span text:style-name="T48_91">officially</text:span><text:span text:style-name="T48_92"><text:s/></text:span><text:span text:style-name="T48_93">endorsed</text:span><text:span text:style-name="T48_94"><text:s/></text:span><text:span text:style-name="T48_95">by</text:span><text:span text:style-name="T48_96"><text:s/></text:span><text:span text:style-name="T48_97">Adobe</text:span><text:span text:style-name="T48_98">,<text:s/></text:span><text:span text:style-name="T48_99">so</text:span><text:span text:style-name="T48_100"><text:s/></text:span><text:span text:style-name="T48_101">there</text:span><text:span text:style-name="T48_102">’</text:span><text:span text:style-name="T48_103">s</text:span><text:span text:style-name="T48_104"><text:s/></text:span><text:span text:style-name="T48_105">no</text:span><text:span text:style-name="T48_106"><text:s/></text:span><text:span text:style-name="T48_107">risk</text:span><text:span text:style-name="T48_108"><text:s/></text:span><text:span text:style-name="T48_109">of</text:span><text:span text:style-name="T48_110"><text:s/></text:span><text:span text:style-name="T48_111">conflict</text:span><text:span text:style-name="T48_112"><text:s/></text:span><text:span text:style-name="T48_113">of</text:span><text:span text:style-name="T48_114"><text:s/></text:span><text:span text:style-name="T48_115">interest</text:span><text:span text:style-name="T48_116">.<text:s/></text:span><text:span text:style-name="T48_117">Starling</text:span><text:span text:style-name="T48_118"><text:s/></text:span><text:span text:style-name="T48_119">would</text:span><text:span text:style-name="T48_120"><text:s/></text:span><text:span text:style-name="T48_121">be</text:span><text:span text:style-name="T48_122"><text:s/></text:span><text:span text:style-name="T48_123">ideal</text:span><text:span text:style-name="T48_124"><text:s/></text:span><text:span text:style-name="T48_125">for</text:span><text:span text:style-name="T48_126"><text:s/></text:span><text:span text:style-name="T48_127">development</text:span><text:span text:style-name="T48_128"><text:s/></text:span><text:span text:style-name="T48_129">of</text:span><text:span text:style-name="T48_130"><text:s/></text:span><text:span text:style-name="T48_131">any</text:span><text:span text:style-name="T48_132"><text:s/></text:span><text:span text:style-name="T48_133">kind</text:span><text:span text:style-name="T48_134"><text:s/></text:span><text:span text:style-name="T48_135">of</text:span><text:span text:style-name="T48_136"><text:s/>2</text:span><text:span text:style-name="T48_137">D</text:span><text:span text:style-name="T48_138"><text:s/></text:span><text:span text:style-name="T48_139">Flash</text:span><text:span text:style-name="T48_140"><text:s/></text:span><text:span text:style-name="T48_141">game</text:span><text:span text:style-name="T48_142">.<text:s/></text:span></text:p>
      <text:h text:style-name="P49" text:outline-level="10"><text:bookmark-start text:name="h.wkkmzdgxkev5"/><text:bookmark-end text:name="h.wkkmzdgxkev5"/><text:span text:style-name="T49_1">OGRE</text:span></text:h>
      <text:p text:style-name="P50"><text:span text:style-name="T50_1">Git</text:span><text:span text:style-name="T50_2"><text:s/></text:span><text:span text:style-name="T50_3">by</text:span><text:span text:style-name="T50_4"><text:s/></text:span><text:span text:style-name="T50_5">a</text:span><text:span text:style-name="T50_6"><text:s/></text:span><text:span text:style-name="T50_7">Bus</text:span><text:span text:style-name="T50_8">:</text:span><text:span text:style-name="T50_9"><text:s/></text:span><text:span text:style-name="T50_10">Unavailable</text:span><text:span text:style-name="T50_11"><text:s/>--<text:s/></text:span><text:span text:style-name="T50_12">Mercurial</text:span><text:span text:style-name="T50_13"><text:s/></text:span><text:span text:style-name="T50_14">repo</text:span><text:span text:style-name="T50_15"><text:s/></text:span><text:span text:style-name="T50_16">cannot</text:span><text:span text:style-name="T50_17"><text:s/></text:span><text:span text:style-name="T50_18">be</text:span><text:span text:style-name="T50_19"><text:s/></text:span><text:span text:style-name="T50_20">converted</text:span><text:span text:style-name="T50_21"><text:s/></text:span><text:span text:style-name="T50_22">to</text:span><text:span text:style-name="T50_23"><text:s/></text:span><text:span text:style-name="T50_24">git</text:span><text:span text:style-name="T50_25"><text:s/></text:span><text:span text:style-name="T50_26">due</text:span><text:span text:style-name="T50_27"><text:s/></text:span><text:span text:style-name="T50_28">to</text:span><text:span text:style-name="T50_29"><text:s/></text:span><text:span text:style-name="T50_30">a</text:span><text:span text:style-name="T50_31"><text:s/></text:span><text:span text:style-name="T50_32">nameless</text:span><text:span text:style-name="T50_33"><text:s/></text:span><text:span text:style-name="T50_34">head</text:span><text:span text:style-name="T50_35"><text:s/></text:span><text:span text:style-name="T50_36">in</text:span><text:span text:style-name="T50_37"><text:s/></text:span><text:span text:style-name="T50_38">that</text:span><text:span text:style-name="T50_39"><text:s/></text:span><text:span text:style-name="T50_40">repo</text:span><text:span text:style-name="T50_41">.</text:span></text:p>
      <text:p text:style-name="P51"><text:bookmark-start text:name="h.wti3tk8o7sg5"/><text:bookmark-end text:name="h.wti3tk8o7sg5"/><text:span text:style-name="T51_1">About</text:span></text:p>
      <text:p text:style-name="P52"><text:span text:style-name="T52_1">OGRE</text:span><text:span text:style-name="T52_2"><text:s/></text:span><text:span text:style-name="T52_3">is</text:span><text:span text:style-name="T52_4"><text:s/></text:span><text:span text:style-name="T52_5">a</text:span><text:span text:style-name="T52_6"><text:s/></text:span><text:span text:style-name="T52_7">open</text:span><text:span text:style-name="T52_8"><text:s/></text:span><text:span text:style-name="T52_9">source</text:span><text:span text:style-name="T52_10"><text:s/>3</text:span><text:span text:style-name="T52_11">D</text:span><text:span text:style-name="T52_12"><text:s/></text:span><text:span text:style-name="T52_13">game</text:span><text:span text:style-name="T52_14"><text:s/></text:span><text:span text:style-name="T52_15">engine</text:span><text:span text:style-name="T52_16"><text:s/>(</text:span><text:span text:style-name="T52_17">uses</text:span><text:span text:style-name="T52_18"><text:s/></text:span><text:span text:style-name="T52_19">MIT</text:span><text:span text:style-name="T52_20"><text:s/></text:span><text:span text:style-name="T52_21">License</text:span><text:span text:style-name="T52_22">)<text:s/></text:span><text:span text:style-name="T52_23">levering</text:span><text:span text:style-name="T52_24"><text:s/></text:span><text:span text:style-name="T52_25">OpenGL</text:span><text:span text:style-name="T52_26"><text:s/></text:span><text:span text:style-name="T52_27">and</text:span><text:span text:style-name="T52_28"><text:s/></text:span><text:span text:style-name="T52_29">Direct</text:span><text:span text:style-name="T52_30">3</text:span><text:span text:style-name="T52_31">D</text:span><text:span text:style-name="T52_32">.<text:s/></text:span><text:span text:style-name="T52_33">Runs</text:span><text:span text:style-name="T52_34"><text:s/></text:span><text:span text:style-name="T52_35">on</text:span><text:span text:style-name="T52_36"><text:s/></text:span><text:span text:style-name="T52_37">PC</text:span><text:span text:style-name="T52_38">,<text:s/></text:span><text:span text:style-name="T52_39">Mac</text:span><text:span text:style-name="T52_40">,<text:s/></text:span><text:span text:style-name="T52_41">Linux</text:span><text:span text:style-name="T52_42"><text:s/></text:span><text:span text:style-name="T52_43">and</text:span><text:span text:style-name="T52_44"><text:s/></text:span><text:span text:style-name="T52_45">is</text:span><text:span text:style-name="T52_46"><text:s/></text:span><text:span text:style-name="T52_47">a</text:span><text:span text:style-name="T52_48"><text:s/></text:span><text:span text:style-name="T52_49">industry</text:span><text:span text:style-name="T52_50"><text:s/></text:span><text:span text:style-name="T52_51">standard</text:span><text:span text:style-name="T52_52">.<text:s/></text:span><text:span text:style-name="T52_53">Many</text:span><text:span text:style-name="T52_54"><text:s/></text:span><text:span text:style-name="T52_55">critically</text:span><text:span text:style-name="T52_56"><text:s/></text:span><text:span text:style-name="T52_57">acclaimed</text:span><text:span text:style-name="T52_58"><text:s/></text:span><text:span text:style-name="T52_59">game</text:span><text:span text:style-name="T52_60"><text:s/></text:span><text:span text:style-name="T52_61">use</text:span><text:span text:style-name="T52_62"><text:s/></text:span><text:span text:style-name="T52_63">this</text:span><text:span text:style-name="T52_64"><text:s/></text:span><text:span text:style-name="T52_65">engine</text:span><text:span text:style-name="T52_66"><text:s/></text:span><text:span text:style-name="T52_67">such</text:span><text:span text:style-name="T52_68"><text:s/></text:span><text:span text:style-name="T52_69">as</text:span><text:span text:style-name="T52_70"><text:s/></text:span><text:span text:style-name="T52_71">Torchlight</text:span><text:span text:style-name="T52_72"><text:s/>&amp;<text:s/></text:span><text:span text:style-name="T52_73">Torchlight</text:span><text:span text:style-name="T52_74"><text:s/></text:span><text:span text:style-name="T52_75">II</text:span><text:span text:style-name="T52_76">.<text:s/></text:span></text:p>
      <text:p text:style-name="P53"/>
      <text:p text:style-name="P54"><text:span text:style-name="T54_1">History</text:span></text:p>
      <text:p text:style-name="P55"><text:span text:style-name="T55_1">OGRE</text:span><text:span text:style-name="T55_2"><text:s/>1.0.0<text:s/>(“</text:span><text:span text:style-name="T55_3">Azathoth</text:span><text:span text:style-name="T55_4">”)<text:s/></text:span><text:span text:style-name="T55_5">was</text:span><text:span text:style-name="T55_6"><text:s/></text:span><text:span text:style-name="T55_7">released</text:span><text:span text:style-name="T55_8"><text:s/></text:span><text:span text:style-name="T55_9">in</text:span><text:span text:style-name="T55_10"><text:s/></text:span><text:span text:style-name="T55_11">February</text:span><text:span text:style-name="T55_12"><text:s/>2005.<text:s/></text:span><text:span text:style-name="T55_13">It</text:span><text:span text:style-name="T55_14"><text:s/></text:span><text:span text:style-name="T55_15">has</text:span><text:span text:style-name="T55_16"><text:s/></text:span><text:span text:style-name="T55_17">seen</text:span><text:span text:style-name="T55_18"><text:s/></text:span><text:span text:style-name="T55_19">consistent</text:span><text:span text:style-name="T55_20"><text:s/></text:span><text:span text:style-name="T55_21">stable</text:span><text:span text:style-name="T55_22"><text:s/></text:span><text:span text:style-name="T55_23">releases</text:span><text:span text:style-name="T55_24"><text:s/></text:span><text:span text:style-name="T55_25">over</text:span><text:span text:style-name="T55_26"><text:s/></text:span><text:span text:style-name="T55_27">the</text:span><text:span text:style-name="T55_28"><text:s/></text:span><text:span text:style-name="T55_29">course</text:span><text:span text:style-name="T55_30"><text:s/></text:span><text:span text:style-name="T55_31">of</text:span><text:span text:style-name="T55_32"><text:s/>7<text:s/></text:span><text:span text:style-name="T55_33">years</text:span><text:span text:style-name="T55_34">,<text:s/></text:span><text:span text:style-name="T55_35">with</text:span><text:span text:style-name="T55_36"><text:s/></text:span><text:span text:style-name="T55_37">its</text:span><text:span text:style-name="T55_38"><text:s/></text:span><text:span text:style-name="T55_39">most</text:span><text:span text:style-name="T55_40"><text:s/></text:span><text:span text:style-name="T55_41">current</text:span><text:span text:style-name="T55_42"><text:s/></text:span><text:span text:style-name="T55_43">release</text:span><text:span text:style-name="T55_44"><text:s/></text:span><text:span text:style-name="T55_45">being</text:span><text:span text:style-name="T55_46"><text:s/>1.8.0<text:s/>(“</text:span><text:span text:style-name="T55_47">Byatis</text:span><text:span text:style-name="T55_48">”)<text:s/></text:span><text:span text:style-name="T55_49">on</text:span><text:span text:style-name="T55_50"><text:s/></text:span><text:span text:style-name="T55_51">May</text:span><text:span text:style-name="T55_52"><text:s/>28,<text:s/>2012.</text:span></text:p>
      <text:p text:style-name="P56"><text:bookmark-start text:name="h.z0tbhptapnu5"/><text:bookmark-end text:name="h.z0tbhptapnu5"/><text:span text:style-name="T56_1">Project</text:span><text:span text:style-name="T56_2"><text:s/></text:span><text:span text:style-name="T56_3">Maintainer</text:span></text:p>
      <text:p text:style-name="P57"><text:span text:style-name="T57_1">David</text:span><text:span text:style-name="T57_2"><text:s/></text:span><text:span text:style-name="T57_3">Rogers</text:span><text:span text:style-name="T57_4"><text:s/></text:span><text:span text:style-name="T57_5">is</text:span><text:span text:style-name="T57_6"><text:s/></text:span><text:span text:style-name="T57_7">the</text:span><text:span text:style-name="T57_8"><text:s/></text:span><text:span text:style-name="T57_9">project</text:span><text:span text:style-name="T57_10"><text:s/></text:span><text:span text:style-name="T57_11">maintainer</text:span><text:span text:style-name="T57_12">.<text:s/></text:span></text:p>
      <text:p text:style-name="P58"><text:bookmark-start text:name="h.5647kutkqxsu"/><text:bookmark-end text:name="h.5647kutkqxsu"/><text:span text:style-name="T58_1">Contributors</text:span></text:p>
      <text:p text:style-name="P59"><text:span text:style-name="T59_1">Holger</text:span><text:span text:style-name="T59_2"><text:s/></text:span><text:span text:style-name="T59_3">Fryrych</text:span><text:span text:style-name="T59_4"><text:s/>(</text:span><text:span text:style-name="T59_5">cabalistic</text:span><text:span text:style-name="T59_6">)<text:s text:c="2"/></text:span><text:span text:style-name="T59_7">and</text:span><text:span text:style-name="T59_8"><text:s/></text:span><text:span text:style-name="T59_9">mattan</text:span><text:span text:style-name="T59_10">_</text:span><text:span text:style-name="T59_11">f</text:span><text:span text:style-name="T59_12"><text:s/></text:span><text:span text:style-name="T59_13">are</text:span><text:span text:style-name="T59_14"><text:s/></text:span><text:span text:style-name="T59_15">the</text:span><text:span text:style-name="T59_16"><text:s/></text:span><text:span text:style-name="T59_17">recent</text:span><text:span text:style-name="T59_18"><text:s/></text:span><text:span text:style-name="T59_19">primary</text:span><text:span text:style-name="T59_20"><text:s/></text:span><text:span text:style-name="T59_21">contributors</text:span><text:span text:style-name="T59_22"><text:s/></text:span><text:span text:style-name="T59_23">to</text:span><text:span text:style-name="T59_24"><text:s/></text:span><text:span text:style-name="T59_25">the</text:span><text:span text:style-name="T59_26"><text:s/></text:span><text:span text:style-name="T59_27">hosted</text:span><text:span text:style-name="T59_28"><text:s/></text:span><text:span text:style-name="T59_29">project</text:span><text:span text:style-name="T59_30"><text:s/></text:span><text:span text:style-name="T59_31">on</text:span><text:span text:style-name="T59_32"><text:s/></text:span><text:span text:style-name="T59_33">Bitbucket</text:span><text:span text:style-name="T59_34">.</text:span></text:p>
      <text:p text:style-name="P60"><text:bookmark-start text:name="h.muc0m48u7ukq"/><text:bookmark-end text:name="h.muc0m48u7ukq"/><text:span text:style-name="T60_1">Breakdown</text:span><text:span text:style-name="T60_2"><text:s/></text:span><text:span text:style-name="T60_3">of</text:span><text:span text:style-name="T60_4"><text:s/></text:span><text:span text:style-name="T60_5">Leadership</text:span></text:p>
      <text:p text:style-name="P61"><text:span text:style-name="T61_1">David</text:span><text:span text:style-name="T61_2"><text:s/></text:span><text:span text:style-name="T61_3">Rogers</text:span><text:span text:style-name="T61_4"><text:s/></text:span><text:span text:style-name="T61_5">heads</text:span><text:span text:style-name="T61_6"><text:s/></text:span><text:span text:style-name="T61_7">the</text:span><text:span text:style-name="T61_8"><text:s/></text:span><text:span text:style-name="T61_9">repository</text:span><text:span text:style-name="T61_10"><text:s/></text:span><text:span text:style-name="T61_11">with</text:span><text:span text:style-name="T61_12"><text:s/></text:span><text:span text:style-name="T61_13">the</text:span><text:span text:style-name="T61_14"><text:s/></text:span><text:span text:style-name="T61_15">other</text:span><text:span text:style-name="T61_16"><text:s/></text:span><text:span text:style-name="T61_17">contributors</text:span><text:span text:style-name="T61_18"><text:s/></text:span><text:span text:style-name="T61_19">making</text:span><text:span text:style-name="T61_20"><text:s/></text:span><text:span text:style-name="T61_21">changes</text:span><text:span text:style-name="T61_22"><text:s/></text:span><text:span text:style-name="T61_23">here</text:span><text:span text:style-name="T61_24"><text:s/></text:span><text:span text:style-name="T61_25">and</text:span><text:span text:style-name="T61_26"><text:s/></text:span><text:span text:style-name="T61_27">there</text:span><text:span text:style-name="T61_28"><text:s/></text:span><text:span text:style-name="T61_29">to</text:span><text:span text:style-name="T61_30"><text:s/></text:span><text:span text:style-name="T61_31">fit</text:span><text:span text:style-name="T61_32"><text:s/></text:span><text:span text:style-name="T61_33">their</text:span><text:span text:style-name="T61_34"><text:s/></text:span><text:span text:style-name="T61_35">own</text:span><text:span text:style-name="T61_36"><text:s/></text:span><text:span text:style-name="T61_37">needs</text:span><text:span text:style-name="T61_38">.</text:span></text:p>
      <text:p text:style-name="P62"><text:bookmark-start text:name="h.8gud839fpicu"/><text:bookmark-end text:name="h.8gud839fpicu"/><text:span text:style-name="T62_1">Code</text:span><text:span text:style-name="T62_2"><text:s/>&amp;<text:s/></text:span><text:span text:style-name="T62_3">Issues</text:span></text:p>
      <text:p text:style-name="P63"><text:span text:style-name="T63_1">The</text:span><text:span text:style-name="T63_2"><text:s/></text:span><text:span text:style-name="T63_3">project</text:span><text:span text:style-name="T63_4"><text:s/></text:span><text:span text:style-name="T63_5">is</text:span><text:span text:style-name="T63_6"><text:s/></text:span><text:span text:style-name="T63_7">currently</text:span><text:span text:style-name="T63_8"><text:s/></text:span><text:span text:style-name="T63_9">being</text:span><text:span text:style-name="T63_10"><text:s/></text:span><text:span text:style-name="T63_11">forked</text:span><text:span text:style-name="T63_12"><text:s/></text:span><text:span text:style-name="T63_13">by</text:span><text:span text:style-name="T63_14"><text:s/>65<text:s/></text:span><text:span text:style-name="T63_15">people</text:span><text:span text:style-name="T63_16"><text:s/></text:span><text:span text:style-name="T63_17">and</text:span><text:span text:style-name="T63_18"><text:s/></text:span><text:span text:style-name="T63_19">has</text:span><text:span text:style-name="T63_20"><text:s/>3<text:s/></text:span><text:span text:style-name="T63_21">pull</text:span><text:span text:style-name="T63_22"><text:s/></text:span><text:span text:style-name="T63_23">requests</text:span><text:span text:style-name="T63_24">.</text:span></text:p>
      <text:p text:style-name="P64"><text:bookmark-start text:name="h.54cz6tujm6ag"/><text:bookmark-end text:name="h.54cz6tujm6ag"/><text:span text:style-name="T64_1">Final</text:span><text:span text:style-name="T64_2"><text:s/></text:span><text:span text:style-name="T64_3">Summary</text:span></text:p>
      <text:p text:style-name="P65"><text:span text:style-name="T65_1">OGRE</text:span><text:span text:style-name="T65_2"><text:s/></text:span><text:span text:style-name="T65_3">has</text:span><text:span text:style-name="T65_4"><text:s/></text:span><text:span text:style-name="T65_5">a</text:span><text:span text:style-name="T65_6"><text:s/></text:span><text:span text:style-name="T65_7">wide</text:span><text:span text:style-name="T65_8"><text:s/></text:span><text:span text:style-name="T65_9">of</text:span><text:span text:style-name="T65_10"><text:s/></text:span><text:span text:style-name="T65_11">set</text:span><text:span text:style-name="T65_12"><text:s/></text:span><text:span text:style-name="T65_13">of</text:span><text:span text:style-name="T65_14"><text:s/></text:span><text:span text:style-name="T65_15">rendering</text:span><text:span text:style-name="T65_16"><text:s/></text:span><text:span text:style-name="T65_17">tools</text:span><text:span text:style-name="T65_18"><text:s/></text:span><text:span text:style-name="T65_19">that</text:span><text:span text:style-name="T65_20"><text:s/></text:span><text:span text:style-name="T65_21">would</text:span><text:span text:style-name="T65_22"><text:s/></text:span><text:span text:style-name="T65_23">helpfully</text:span><text:span text:style-name="T65_24"><text:s/></text:span><text:span text:style-name="T65_25">contribute</text:span><text:span text:style-name="T65_26"><text:s/></text:span><text:span text:style-name="T65_27">to</text:span><text:span text:style-name="T65_28"><text:s/></text:span><text:span text:style-name="T65_29">a</text:span><text:span text:style-name="T65_30"><text:s/></text:span><text:span text:style-name="T65_31">project</text:span><text:span text:style-name="T65_32"><text:s/></text:span><text:span text:style-name="T65_33">built</text:span><text:span text:style-name="T65_34"><text:s/></text:span><text:span text:style-name="T65_35">in</text:span><text:span text:style-name="T65_36"><text:s/></text:span><text:span text:style-name="T65_37">a</text:span><text:span text:style-name="T65_38"><text:s/>3</text:span><text:span text:style-name="T65_39">D</text:span><text:span text:style-name="T65_40"><text:s/></text:span><text:span text:style-name="T65_41">world</text:span><text:span text:style-name="T65_42">.<text:s/></text:span><text:span text:style-name="T65_43">It</text:span><text:span text:style-name="T65_44">’</text:span><text:span text:style-name="T65_45">s</text:span><text:span text:style-name="T65_46"><text:s/></text:span><text:span text:style-name="T65_47">fairly</text:span><text:span text:style-name="T65_48"><text:s/></text:span><text:span text:style-name="T65_49">well</text:span><text:span text:style-name="T65_50"><text:s/></text:span><text:span text:style-name="T65_51">used</text:span><text:span text:style-name="T65_52"><text:s/></text:span><text:span text:style-name="T65_53">and</text:span><text:span text:style-name="T65_54"><text:s/></text:span><text:span text:style-name="T65_55">has</text:span><text:span text:style-name="T65_56"><text:s/></text:span><text:span text:style-name="T65_57">a</text:span><text:span text:style-name="T65_58"><text:s/></text:span><text:span text:style-name="T65_59">supportive</text:span><text:span text:style-name="T65_60"><text:s/></text:span><text:span text:style-name="T65_61">and</text:span><text:span text:style-name="T65_62"><text:s/></text:span><text:span text:style-name="T65_63">involved</text:span><text:span text:style-name="T65_64"><text:s/></text:span><text:span text:style-name="T65_65">community</text:span><text:span text:style-name="T65_66">.<text:s/></text:span></text:p>
      <text:h text:style-name="P66" text:outline-level="10"><text:bookmark-start text:name="h.heqkw2tto8cs"/><text:bookmark-end text:name="h.heqkw2tto8cs"/><text:span text:style-name="T66_1">SQLAlchemy</text:span></text:h>
      <text:p text:style-name="P67"><text:span text:style-name="T67_1">Git</text:span><text:span text:style-name="T67_2"><text:s/></text:span><text:span text:style-name="T67_3">by</text:span><text:span text:style-name="T67_4"><text:s/></text:span><text:span text:style-name="T67_5">a</text:span><text:span text:style-name="T67_6"><text:s/></text:span><text:span text:style-name="T67_7">Bus</text:span><text:span text:style-name="T67_8">:<text:s/></text:span><text:span text:style-name="T67_9">SVN</text:span><text:span text:style-name="T67_10"><text:s/></text:span><text:span text:style-name="T67_11">repo</text:span><text:span text:style-name="T67_12">,<text:s/></text:span><text:span text:style-name="T67_13">converted</text:span><text:span text:style-name="T67_14"><text:s/></text:span><text:span text:style-name="T67_15">to</text:span><text:span text:style-name="T67_16"><text:s/></text:span><text:span text:style-name="T67_17">Git</text:span><text:span text:style-name="T67_18"><text:s/></text:span><text:span text:style-name="T67_19">and</text:span><text:span text:style-name="T67_20">...:<text:s/></text:span><text:span text:style-name="T67_21"><text:a xlink:type="simple" xlink:href="http://oddshocks.com/fossbox/gbab/sqlalchemy"><text:span text:style-name="T67_22">http</text:span></text:a></text:span><text:span text:style-name="T67_23"><text:a xlink:type="simple" xlink:href="http://oddshocks.com/fossbox/gbab/sqlalchemy"><text:span text:style-name="T67_24">://</text:span></text:a></text:span><text:span text:style-name="T67_25"><text:a xlink:type="simple" xlink:href="http://oddshocks.com/fossbox/gbab/sqlalchemy"><text:span text:style-name="T67_26">oddshocks</text:span></text:a></text:span><text:span text:style-name="T67_27"><text:a xlink:type="simple" xlink:href="http://oddshocks.com/fossbox/gbab/sqlalchemy"><text:span text:style-name="T67_28">.</text:span></text:a></text:span><text:span text:style-name="T67_29"><text:a xlink:type="simple" xlink:href="http://oddshocks.com/fossbox/gbab/sqlalchemy"><text:span text:style-name="T67_30">com</text:span></text:a></text:span><text:span text:style-name="T67_31"><text:a xlink:type="simple" xlink:href="http://oddshocks.com/fossbox/gbab/sqlalchemy"><text:span text:style-name="T67_32">/</text:span></text:a></text:span><text:span text:style-name="T67_33"><text:a xlink:type="simple" xlink:href="http://oddshocks.com/fossbox/gbab/sqlalchemy"><text:span text:style-name="T67_34">fossbox</text:span></text:a></text:span><text:span text:style-name="T67_35"><text:a xlink:type="simple" xlink:href="http://oddshocks.com/fossbox/gbab/sqlalchemy"><text:span text:style-name="T67_36">/</text:span></text:a></text:span><text:span text:style-name="T67_37"><text:a xlink:type="simple" xlink:href="http://oddshocks.com/fossbox/gbab/sqlalchemy"><text:span text:style-name="T67_38">gbab</text:span></text:a></text:span><text:span text:style-name="T67_39"><text:a xlink:type="simple" xlink:href="http://oddshocks.com/fossbox/gbab/sqlalchemy"><text:span text:style-name="T67_40">/</text:span></text:a></text:span><text:span text:style-name="T67_41"><text:a xlink:type="simple" xlink:href="http://oddshocks.com/fossbox/gbab/sqlalchemy"><text:span text:style-name="T67_42">sqlalchemy</text:span></text:a></text:span></text:p>
      <text:p text:style-name="P68"><text:bookmark-start text:name="h.99t7dik933ui"/><text:bookmark-end text:name="h.99t7dik933ui"/><text:span text:style-name="T68_1">About</text:span><text:span text:style-name="T68_2"><text:s/></text:span></text:p>
      <text:p text:style-name="P69"><text:span text:style-name="T69_1">SQLAlchemy</text:span><text:span text:style-name="T69_2"><text:s/></text:span><text:span text:style-name="T69_3">is</text:span><text:span text:style-name="T69_4"><text:s/></text:span><text:span text:style-name="T69_5">an</text:span><text:span text:style-name="T69_6"><text:s/></text:span><text:span text:style-name="T69_7">open</text:span><text:span text:style-name="T69_8"><text:s/></text:span><text:span text:style-name="T69_9">source</text:span><text:span text:style-name="T69_10"><text:s/></text:span><text:span text:style-name="T69_11">SQL</text:span><text:span text:style-name="T69_12"><text:s/></text:span><text:span text:style-name="T69_13">toolkit</text:span><text:span text:style-name="T69_14">.<text:s/></text:span><text:span text:style-name="T69_15">It</text:span><text:span text:style-name="T69_16"><text:s/></text:span><text:span text:style-name="T69_17">is</text:span><text:span text:style-name="T69_18"><text:s/></text:span><text:span text:style-name="T69_19">also</text:span><text:span text:style-name="T69_20"><text:s/></text:span><text:span text:style-name="T69_21">an</text:span><text:span text:style-name="T69_22"><text:s/></text:span><text:span text:style-name="T69_23">object</text:span><text:span text:style-name="T69_24">-</text:span><text:span text:style-name="T69_25">relational</text:span><text:span text:style-name="T69_26"><text:s/></text:span><text:span text:style-name="T69_27">mapper</text:span><text:span text:style-name="T69_28"><text:s/></text:span><text:span text:style-name="T69_29">for</text:span><text:span text:style-name="T69_30"><text:s/></text:span><text:span text:style-name="T69_31">Python</text:span><text:span text:style-name="T69_32"><text:s/></text:span><text:span text:style-name="T69_33">under</text:span><text:span text:style-name="T69_34"><text:s/></text:span><text:span text:style-name="T69_35">the</text:span><text:span text:style-name="T69_36"><text:s/></text:span><text:span text:style-name="T69_37">MIT</text:span><text:span text:style-name="T69_38"><text:s/></text:span><text:span text:style-name="T69_39">license</text:span><text:span text:style-name="T69_40">.<text:s/></text:span><text:span text:style-name="T69_41">It</text:span><text:span text:style-name="T69_42"><text:s/></text:span><text:span text:style-name="T69_43">hope</text:span><text:span text:style-name="T69_44"><text:s/></text:span><text:span text:style-name="T69_45">to</text:span><text:span text:style-name="T69_46"><text:s/></text:span><text:span text:style-name="T69_47">facilitate</text:span><text:span text:style-name="T69_48"><text:s/></text:span><text:span text:style-name="T69_49">the</text:span><text:span text:style-name="T69_50"><text:s/></text:span><text:span text:style-name="T69_51">process</text:span><text:span text:style-name="T69_52"><text:s/></text:span><text:span text:style-name="T69_53">of</text:span><text:span text:style-name="T69_54"><text:s/></text:span><text:span text:style-name="T69_55">creating</text:span><text:span text:style-name="T69_56"><text:s/></text:span><text:span text:style-name="T69_57">databases</text:span><text:span text:style-name="T69_58"><text:s/></text:span><text:span text:style-name="T69_59">in</text:span><text:span text:style-name="T69_60"><text:s/></text:span><text:span text:style-name="T69_61">SQL</text:span><text:span text:style-name="T69_62">.</text:span></text:p>
      <text:p text:style-name="P70"><text:bookmark-start text:name="h.kctfrnlifi5e"/><text:bookmark-end text:name="h.kctfrnlifi5e"/><text:span text:style-name="T70_1">Project</text:span><text:span text:style-name="T70_2"><text:s/></text:span><text:span text:style-name="T70_3">Maintainer</text:span></text:p>
      <text:p text:style-name="P71"><text:span text:style-name="T71_1">Mike</text:span><text:span text:style-name="T71_2"><text:s/></text:span><text:span text:style-name="T71_3">Bayer</text:span><text:span text:style-name="T71_4"><text:s/></text:span><text:span text:style-name="T71_5">is</text:span><text:span text:style-name="T71_6"><text:s/></text:span><text:span text:style-name="T71_7">the</text:span><text:span text:style-name="T71_8"><text:s/></text:span><text:span text:style-name="T71_9">project</text:span><text:span text:style-name="T71_10"><text:s/></text:span><text:span text:style-name="T71_11">maintainer</text:span><text:span text:style-name="T71_12"><text:s/></text:span><text:span text:style-name="T71_13">on</text:span><text:span text:style-name="T71_14"><text:s/></text:span><text:span text:style-name="T71_15">SourceForge</text:span><text:span text:style-name="T71_16">.<text:s/></text:span></text:p>
      <text:p text:style-name="P72"><text:bookmark-start text:name="h.670zd0p1fseq"/><text:bookmark-end text:name="h.670zd0p1fseq"/><text:span text:style-name="T72_1">Contributors</text:span></text:p>
      <text:p text:style-name="P73"><text:span text:style-name="T73_1">Major</text:span><text:span text:style-name="T73_2"><text:s/></text:span><text:span text:style-name="T73_3">contributing</text:span><text:span text:style-name="T73_4"><text:s/></text:span><text:span text:style-name="T73_5">authors</text:span><text:span text:style-name="T73_6"><text:s/></text:span><text:span text:style-name="T73_7">include</text:span><text:span text:style-name="T73_8"><text:s/></text:span><text:span text:style-name="T73_9">Jason</text:span><text:span text:style-name="T73_10"><text:s/></text:span><text:span text:style-name="T73_11">Kirtland</text:span><text:span text:style-name="T73_12">,<text:s/></text:span><text:span text:style-name="T73_13">Gaetan</text:span><text:span text:style-name="T73_14"><text:s/></text:span><text:span text:style-name="T73_15">de</text:span><text:span text:style-name="T73_16"><text:s/></text:span><text:span text:style-name="T73_17">Menten</text:span><text:span text:style-name="T73_18">,<text:s/></text:span><text:span text:style-name="T73_19">Diana</text:span><text:span text:style-name="T73_20"><text:s/></text:span><text:span text:style-name="T73_21">Clarke</text:span><text:span text:style-name="T73_22">,<text:s/></text:span><text:span text:style-name="T73_23">and</text:span><text:span text:style-name="T73_24"><text:s/></text:span><text:span text:style-name="T73_25">several</text:span><text:span text:style-name="T73_26"><text:s/></text:span><text:span text:style-name="T73_27">others</text:span><text:span text:style-name="T73_28">.</text:span></text:p>
      <text:p text:style-name="P74"><text:bookmark-start text:name="h.hy5vkrh7etxb"/><text:bookmark-end text:name="h.hy5vkrh7etxb"/><text:span text:style-name="T74_1">Breakdown</text:span><text:span text:style-name="T74_2"><text:s/></text:span><text:span text:style-name="T74_3">of</text:span><text:span text:style-name="T74_4"><text:s/></text:span><text:span text:style-name="T74_5">Leadership</text:span></text:p>
      <text:p text:style-name="P75"><text:span text:style-name="T75_1">Mike</text:span><text:span text:style-name="T75_2"><text:s/></text:span><text:span text:style-name="T75_3">Bayer</text:span><text:span text:style-name="T75_4"><text:s/></text:span><text:span text:style-name="T75_5">heads</text:span><text:span text:style-name="T75_6"><text:s/></text:span><text:span text:style-name="T75_7">the</text:span><text:span text:style-name="T75_8"><text:s/></text:span><text:span text:style-name="T75_9">repository</text:span><text:span text:style-name="T75_10"><text:s/></text:span><text:span text:style-name="T75_11">with</text:span><text:span text:style-name="T75_12"><text:s/></text:span><text:span text:style-name="T75_13">the</text:span><text:span text:style-name="T75_14"><text:s/></text:span><text:span text:style-name="T75_15">other</text:span><text:span text:style-name="T75_16"><text:s/></text:span><text:span text:style-name="T75_17">contributors</text:span><text:span text:style-name="T75_18"><text:s/></text:span><text:span text:style-name="T75_19">making</text:span><text:span text:style-name="T75_20"><text:s/></text:span><text:span text:style-name="T75_21">changes</text:span><text:span text:style-name="T75_22"><text:s/></text:span><text:span text:style-name="T75_23">here</text:span><text:span text:style-name="T75_24"><text:s/></text:span><text:span text:style-name="T75_25">and</text:span><text:span text:style-name="T75_26"><text:s/></text:span><text:span text:style-name="T75_27">there</text:span><text:span text:style-name="T75_28"><text:s/></text:span><text:span text:style-name="T75_29">to</text:span><text:span text:style-name="T75_30"><text:s/></text:span><text:span text:style-name="T75_31">fit</text:span><text:span text:style-name="T75_32"><text:s/></text:span><text:span text:style-name="T75_33">their</text:span><text:span text:style-name="T75_34"><text:s/></text:span><text:span text:style-name="T75_35">own</text:span><text:span text:style-name="T75_36"><text:s/></text:span><text:span text:style-name="T75_37">needs</text:span><text:span text:style-name="T75_38">.<text:s/></text:span></text:p>
      <text:p text:style-name="P76"><text:bookmark-start text:name="h.40fcogu58b0o"/><text:bookmark-end text:name="h.40fcogu58b0o"/><text:span text:style-name="T76_1">Code</text:span><text:span text:style-name="T76_2"><text:s/>&amp;<text:s/></text:span><text:span text:style-name="T76_3">Issues</text:span></text:p>
      <text:p text:style-name="P77"><text:span text:style-name="T77_1">The</text:span><text:span text:style-name="T77_2"><text:s/></text:span><text:span text:style-name="T77_3">project</text:span><text:span text:style-name="T77_4"><text:s/></text:span><text:span text:style-name="T77_5">currently</text:span><text:span text:style-name="T77_6"><text:s/></text:span><text:span text:style-name="T77_7">doesn</text:span><text:span text:style-name="T77_8">’</text:span><text:span text:style-name="T77_9">t</text:span><text:span text:style-name="T77_10"><text:s/></text:span><text:span text:style-name="T77_11">have</text:span><text:span text:style-name="T77_12"><text:s/></text:span><text:span text:style-name="T77_13">any</text:span><text:span text:style-name="T77_14"><text:s/></text:span><text:span text:style-name="T77_15">pull</text:span><text:span text:style-name="T77_16"><text:s/></text:span><text:span text:style-name="T77_17">requests</text:span><text:span text:style-name="T77_18"><text:s/></text:span><text:span text:style-name="T77_19">and</text:span><text:span text:style-name="T77_20"><text:s/></text:span><text:span text:style-name="T77_21">is</text:span><text:span text:style-name="T77_22"><text:s/></text:span><text:span text:style-name="T77_23">being</text:span><text:span text:style-name="T77_24"><text:s/></text:span><text:span text:style-name="T77_25">forked</text:span><text:span text:style-name="T77_26"><text:s/></text:span><text:span text:style-name="T77_27">by</text:span><text:span text:style-name="T77_28"><text:s/>22<text:s/></text:span><text:span text:style-name="T77_29">people</text:span><text:span text:style-name="T77_30">.</text:span></text:p>
      <text:p text:style-name="P78"><text:bookmark-start text:name="h.nvs4regzpj4e"/><text:bookmark-end text:name="h.nvs4regzpj4e"/><text:span text:style-name="T78_1">Final</text:span><text:span text:style-name="T78_2"><text:s/></text:span><text:span text:style-name="T78_3">Summary</text:span></text:p>
      <text:p text:style-name="P79"><text:span text:style-name="T79_1">SQLAlchemy</text:span><text:span text:style-name="T79_2"><text:s/></text:span><text:span text:style-name="T79_3">has</text:span><text:span text:style-name="T79_4"><text:s/></text:span><text:span text:style-name="T79_5">quickly</text:span><text:span text:style-name="T79_6"><text:s/></text:span><text:span text:style-name="T79_7">become</text:span><text:span text:style-name="T79_8"><text:s/></text:span><text:span text:style-name="T79_9">one</text:span><text:span text:style-name="T79_10"><text:s/></text:span><text:span text:style-name="T79_11">of</text:span><text:span text:style-name="T79_12"><text:s/></text:span><text:span text:style-name="T79_13">the</text:span><text:span text:style-name="T79_14"><text:s/></text:span><text:span text:style-name="T79_15">most</text:span><text:span text:style-name="T79_16"><text:s/></text:span><text:span text:style-name="T79_17">widely</text:span><text:span text:style-name="T79_18"><text:s/></text:span><text:span text:style-name="T79_19">used</text:span><text:span text:style-name="T79_20"><text:s/></text:span><text:span text:style-name="T79_21">object</text:span><text:span text:style-name="T79_22">-</text:span><text:span text:style-name="T79_23">relational</text:span><text:span text:style-name="T79_24"><text:s/></text:span><text:span text:style-name="T79_25">mapping</text:span><text:span text:style-name="T79_26"><text:s/></text:span><text:span text:style-name="T79_27">tools</text:span><text:span text:style-name="T79_28"><text:s/></text:span><text:span text:style-name="T79_29">in</text:span><text:span text:style-name="T79_30"><text:s/></text:span><text:span text:style-name="T79_31">the</text:span><text:span text:style-name="T79_32"><text:s/></text:span><text:span text:style-name="T79_33">Python</text:span><text:span text:style-name="T79_34"><text:s/></text:span><text:span text:style-name="T79_35">community</text:span><text:span text:style-name="T79_36">.<text:s/></text:span><text:span text:style-name="T79_37">Its</text:span><text:span text:style-name="T79_38"><text:s/></text:span><text:span text:style-name="T79_39">high</text:span><text:span text:style-name="T79_40">-</text:span><text:span text:style-name="T79_41">efficiency</text:span><text:span text:style-name="T79_42"><text:s/></text:span><text:span text:style-name="T79_43">design</text:span><text:span text:style-name="T79_44"><text:s/></text:span><text:span text:style-name="T79_45">values</text:span><text:span text:style-name="T79_46"><text:s/></text:span><text:span text:style-name="T79_47">performance</text:span><text:span text:style-name="T79_48">,<text:s/></text:span><text:span text:style-name="T79_49">and</text:span><text:span text:style-name="T79_50"><text:s/></text:span><text:span text:style-name="T79_51">because</text:span><text:span text:style-name="T79_52"><text:s/></text:span><text:span text:style-name="T79_53">of</text:span><text:span text:style-name="T79_54"><text:s/></text:span><text:span text:style-name="T79_55">this</text:span><text:span text:style-name="T79_56"><text:s/></text:span><text:span text:style-name="T79_57">is</text:span><text:span text:style-name="T79_58"><text:s/></text:span><text:span text:style-name="T79_59">becoming</text:span><text:span text:style-name="T79_60"><text:s/></text:span><text:span text:style-name="T79_61">more</text:span><text:span text:style-name="T79_62"><text:s/></text:span><text:span text:style-name="T79_63">and</text:span><text:span text:style-name="T79_64"><text:s/></text:span><text:span text:style-name="T79_65">more</text:span><text:span text:style-name="T79_66"><text:s/></text:span><text:span text:style-name="T79_67">popular</text:span><text:span text:style-name="T79_68"><text:s/></text:span><text:span text:style-name="T79_69">amongst</text:span><text:span text:style-name="T79_70"><text:s/></text:span><text:span text:style-name="T79_71">developers</text:span><text:span text:style-name="T79_72">.</text:span></text:p>
      <text:h text:style-name="P80" text:outline-level="10"><text:bookmark-start text:name="h.cvt5w0csm8zv"/><text:bookmark-end text:name="h.cvt5w0csm8zv"/><text:span text:style-name="T80_1">Pyramid</text:span></text:h>
      <text:p text:style-name="P81"><text:span text:style-name="T81_1">Git</text:span><text:span text:style-name="T81_2"><text:s/></text:span><text:span text:style-name="T81_3">by</text:span><text:span text:style-name="T81_4"><text:s/></text:span><text:span text:style-name="T81_5">a</text:span><text:span text:style-name="T81_6"><text:s/></text:span><text:span text:style-name="T81_7">Bus</text:span><text:span text:style-name="T81_8">:<text:s/></text:span><text:span text:style-name="T81_9"><text:a xlink:type="simple" xlink:href="http://oddshocks.com/fossbox/gbab/pyramid/"><text:span text:style-name="T81_10">http</text:span></text:a></text:span><text:span text:style-name="T81_11"><text:a xlink:type="simple" xlink:href="http://oddshocks.com/fossbox/gbab/pyramid/"><text:span text:style-name="T81_12">://</text:span></text:a></text:span><text:span text:style-name="T81_13"><text:a xlink:type="simple" xlink:href="http://oddshocks.com/fossbox/gbab/pyramid/"><text:span text:style-name="T81_14">oddshocks</text:span></text:a></text:span><text:span text:style-name="T81_15"><text:a xlink:type="simple" xlink:href="http://oddshocks.com/fossbox/gbab/pyramid/"><text:span text:style-name="T81_16">.</text:span></text:a></text:span><text:span text:style-name="T81_17"><text:a xlink:type="simple" xlink:href="http://oddshocks.com/fossbox/gbab/pyramid/"><text:span text:style-name="T81_18">com</text:span></text:a></text:span><text:span text:style-name="T81_19"><text:a xlink:type="simple" xlink:href="http://oddshocks.com/fossbox/gbab/pyramid/"><text:span text:style-name="T81_20">/</text:span></text:a></text:span><text:span text:style-name="T81_21"><text:a xlink:type="simple" xlink:href="http://oddshocks.com/fossbox/gbab/pyramid/"><text:span text:style-name="T81_22">fossbox</text:span></text:a></text:span><text:span text:style-name="T81_23"><text:a xlink:type="simple" xlink:href="http://oddshocks.com/fossbox/gbab/pyramid/"><text:span text:style-name="T81_24">/</text:span></text:a></text:span><text:span text:style-name="T81_25"><text:a xlink:type="simple" xlink:href="http://oddshocks.com/fossbox/gbab/pyramid/"><text:span text:style-name="T81_26">gbab</text:span></text:a></text:span><text:span text:style-name="T81_27"><text:a xlink:type="simple" xlink:href="http://oddshocks.com/fossbox/gbab/pyramid/"><text:span text:style-name="T81_28">/</text:span></text:a></text:span><text:span text:style-name="T81_29"><text:a xlink:type="simple" xlink:href="http://oddshocks.com/fossbox/gbab/pyramid/"><text:span text:style-name="T81_30">pyramid</text:span></text:a></text:span><text:span text:style-name="T81_31"><text:a xlink:type="simple" xlink:href="http://oddshocks.com/fossbox/gbab/pyramid/"><text:span text:style-name="T81_32">/</text:span></text:a></text:span></text:p>
      <text:p text:style-name="P82"><text:bookmark-start text:name="h.hdczncb6pyr7"/><text:bookmark-end text:name="h.hdczncb6pyr7"/><text:span text:style-name="T82_1">About</text:span></text:p>
      <text:p text:style-name="P83"><text:span text:style-name="T83_1">Pyramid</text:span><text:span text:style-name="T83_2"><text:s/></text:span><text:span text:style-name="T83_3">is</text:span><text:span text:style-name="T83_4"><text:s/></text:span><text:span text:style-name="T83_5">an</text:span><text:span text:style-name="T83_6"><text:s/></text:span><text:span text:style-name="T83_7">open</text:span><text:span text:style-name="T83_8">-</text:span><text:span text:style-name="T83_9">source</text:span><text:span text:style-name="T83_10"><text:s/></text:span><text:span text:style-name="T83_11">web</text:span><text:span text:style-name="T83_12"><text:s/></text:span><text:span text:style-name="T83_13">application</text:span><text:span text:style-name="T83_14"><text:s/></text:span><text:span text:style-name="T83_15">framework</text:span><text:span text:style-name="T83_16"><text:s/></text:span><text:span text:style-name="T83_17">written</text:span><text:span text:style-name="T83_18"><text:s/></text:span><text:span text:style-name="T83_19">in</text:span><text:span text:style-name="T83_20"><text:s/></text:span><text:span text:style-name="T83_21">Python</text:span><text:span text:style-name="T83_22"><text:s/></text:span><text:span text:style-name="T83_23">and</text:span><text:span text:style-name="T83_24"><text:s/></text:span><text:span text:style-name="T83_25">based</text:span><text:span text:style-name="T83_26"><text:s/></text:span><text:span text:style-name="T83_27">on</text:span><text:span text:style-name="T83_28"><text:s/></text:span><text:span text:style-name="T83_29">WSGI</text:span><text:span text:style-name="T83_30">.<text:s/></text:span><text:span text:style-name="T83_31">It</text:span><text:span text:style-name="T83_32"><text:s/></text:span><text:span text:style-name="T83_33">aims</text:span><text:span text:style-name="T83_34"><text:s/></text:span><text:span text:style-name="T83_35">to</text:span><text:span text:style-name="T83_36"><text:s/></text:span><text:span text:style-name="T83_37">provide</text:span><text:span text:style-name="T83_38"><text:s/></text:span><text:span text:style-name="T83_39">an</text:span><text:span text:style-name="T83_40"><text:s/></text:span><text:span text:style-name="T83_41">intuitive</text:span><text:span text:style-name="T83_42">,<text:s/></text:span><text:span text:style-name="T83_43">lightweight</text:span><text:span text:style-name="T83_44"><text:s/></text:span><text:span text:style-name="T83_45">structure</text:span><text:span text:style-name="T83_46"><text:s/></text:span><text:span text:style-name="T83_47">for</text:span><text:span text:style-name="T83_48"><text:s/></text:span><text:span text:style-name="T83_49">the</text:span><text:span text:style-name="T83_50"><text:s/></text:span><text:span text:style-name="T83_51">rapid</text:span><text:span text:style-name="T83_52"><text:s/></text:span><text:span text:style-name="T83_53">development</text:span><text:span text:style-name="T83_54"><text:s/></text:span><text:span text:style-name="T83_55">of</text:span><text:span text:style-name="T83_56"><text:s/></text:span><text:span text:style-name="T83_57">unique</text:span><text:span text:style-name="T83_58"><text:s/></text:span><text:span text:style-name="T83_59">web</text:span><text:span text:style-name="T83_60"><text:s/></text:span><text:span text:style-name="T83_61">applications</text:span><text:span text:style-name="T83_62">.</text:span></text:p>
      <text:p text:style-name="P84"><text:bookmark-start text:name="h.pu7upbf0m7vw"/><text:bookmark-end text:name="h.pu7upbf0m7vw"/><text:span text:style-name="T84_1">History</text:span></text:p>
      <text:p text:style-name="P85"><text:span text:style-name="T85_1">Pyramid</text:span><text:span text:style-name="T85_2"><text:s/></text:span><text:span text:style-name="T85_3">began</text:span><text:span text:style-name="T85_4"><text:s/></text:span><text:span text:style-name="T85_5">as</text:span><text:span text:style-name="T85_6"><text:s/></text:span><text:span text:style-name="T85_7">the</text:span><text:span text:style-name="T85_8"><text:s/></text:span><text:span text:style-name="T85_9">Pylons</text:span><text:span text:style-name="T85_10"><text:s/></text:span><text:span text:style-name="T85_11">Project</text:span><text:span text:style-name="T85_12">.<text:s/></text:span><text:span text:style-name="T85_13">When</text:span><text:span text:style-name="T85_14"><text:s/></text:span><text:span text:style-name="T85_15">BFG</text:span><text:span text:style-name="T85_16"><text:s/></text:span><text:span text:style-name="T85_17">was</text:span><text:span text:style-name="T85_18"><text:s/></text:span><text:span text:style-name="T85_19">made</text:span><text:span text:style-name="T85_20"><text:s/></text:span><text:span text:style-name="T85_21">the</text:span><text:span text:style-name="T85_22"><text:s/></text:span><text:span text:style-name="T85_23">base</text:span><text:span text:style-name="T85_24"><text:s/></text:span><text:span text:style-name="T85_25">of</text:span><text:span text:style-name="T85_26"><text:s/></text:span><text:span text:style-name="T85_27">the</text:span><text:span text:style-name="T85_28"><text:s/></text:span><text:span text:style-name="T85_29">project</text:span><text:span text:style-name="T85_30">,<text:s/></text:span><text:span text:style-name="T85_31">it</text:span><text:span text:style-name="T85_32"><text:s/></text:span><text:span text:style-name="T85_33">was</text:span><text:span text:style-name="T85_34"><text:s/></text:span><text:span text:style-name="T85_35">renamed</text:span><text:span text:style-name="T85_36"><text:s/></text:span><text:span text:style-name="T85_37">Pyramid</text:span><text:span text:style-name="T85_38">.<text:s/></text:span><text:span text:style-name="T85_39">Pyramid</text:span><text:span text:style-name="T85_40"><text:s/></text:span><text:span text:style-name="T85_41">is</text:span><text:span text:style-name="T85_42"><text:s/></text:span><text:span text:style-name="T85_43">a</text:span><text:span text:style-name="T85_44"><text:s/></text:span><text:span text:style-name="T85_45">bleeding</text:span><text:span text:style-name="T85_46">-</text:span><text:span text:style-name="T85_47">edge</text:span><text:span text:style-name="T85_48"><text:s/></text:span><text:span text:style-name="T85_49">framework</text:span><text:span text:style-name="T85_50">,<text:s/></text:span><text:span text:style-name="T85_51">and</text:span><text:span text:style-name="T85_52"><text:s/></text:span><text:span text:style-name="T85_53">its</text:span><text:span text:style-name="T85_54"><text:s/></text:span><text:span text:style-name="T85_55">history</text:span><text:span text:style-name="T85_56"><text:s/></text:span><text:span text:style-name="T85_57">is</text:span><text:span text:style-name="T85_58"><text:s/></text:span><text:span text:style-name="T85_59">short</text:span><text:span text:style-name="T85_60">.</text:span></text:p>
      <text:p text:style-name="P86"/>
      <text:p text:style-name="P87"><text:span text:style-name="T87_1">Project</text:span><text:span text:style-name="T87_2"><text:s/></text:span><text:span text:style-name="T87_3">Maintainer</text:span></text:p>
      <text:p text:style-name="P88"><text:span text:style-name="T88_1">Chris</text:span><text:span text:style-name="T88_2"><text:s/></text:span><text:span text:style-name="T88_3">McDonough</text:span><text:span text:style-name="T88_4"><text:s/></text:span><text:span text:style-name="T88_5">and</text:span><text:span text:style-name="T88_6"><text:s/></text:span><text:span text:style-name="T88_7">Ben</text:span><text:span text:style-name="T88_8"><text:s/></text:span><text:span text:style-name="T88_9">Bangert</text:span><text:span text:style-name="T88_10"><text:s/></text:span><text:span text:style-name="T88_11">are</text:span><text:span text:style-name="T88_12"><text:s/></text:span><text:span text:style-name="T88_13">the</text:span><text:span text:style-name="T88_14"><text:s/></text:span><text:span text:style-name="T88_15">initial</text:span><text:span text:style-name="T88_16"><text:s/></text:span><text:span text:style-name="T88_17">developers</text:span><text:span text:style-name="T88_18">.</text:span></text:p>
      <text:p text:style-name="P89"/>
      <text:p text:style-name="P90"><text:span text:style-name="T90_1">Contributors</text:span></text:p>
      <text:p text:style-name="P91"><text:span text:style-name="T91_1">Major</text:span><text:span text:style-name="T91_2"><text:s/></text:span><text:span text:style-name="T91_3">contributors</text:span><text:span text:style-name="T91_4"><text:s/></text:span><text:span text:style-name="T91_5">include</text:span><text:span text:style-name="T91_6"><text:s/></text:span><text:span text:style-name="T91_7">Shenton</text:span><text:span text:style-name="T91_8"><text:s/></text:span><text:span text:style-name="T91_9">Freude</text:span><text:span text:style-name="T91_10">,<text:s/></text:span><text:span text:style-name="T91_11">Richard</text:span><text:span text:style-name="T91_12"><text:s/></text:span><text:span text:style-name="T91_13">Barrell</text:span><text:span text:style-name="T91_14">,<text:s/></text:span><text:span text:style-name="T91_15">Steve</text:span><text:span text:style-name="T91_16"><text:s/></text:span><text:span text:style-name="T91_17">Piercy</text:span><text:span text:style-name="T91_18">,<text:s/></text:span><text:span text:style-name="T91_19">and</text:span><text:span text:style-name="T91_20"><text:s/></text:span><text:span text:style-name="T91_21">several</text:span><text:span text:style-name="T91_22"><text:s/></text:span><text:span text:style-name="T91_23">others</text:span><text:span text:style-name="T91_24">.</text:span></text:p>
      <text:p text:style-name="P92"/>
      <text:p text:style-name="P93"><text:span text:style-name="T93_1">Breakdown</text:span><text:span text:style-name="T93_2"><text:s/></text:span><text:span text:style-name="T93_3">of</text:span><text:span text:style-name="T93_4"><text:s/></text:span><text:span text:style-name="T93_5">Leadership</text:span></text:p>
      <text:p text:style-name="P94"><text:span text:style-name="T94_1">Chris</text:span><text:span text:style-name="T94_2"><text:s/></text:span><text:span text:style-name="T94_3">McDonough</text:span><text:span text:style-name="T94_4"><text:s/></text:span><text:span text:style-name="T94_5">heads</text:span><text:span text:style-name="T94_6"><text:s/></text:span><text:span text:style-name="T94_7">the</text:span><text:span text:style-name="T94_8"><text:s/></text:span><text:span text:style-name="T94_9">repository</text:span><text:span text:style-name="T94_10"><text:s/></text:span><text:span text:style-name="T94_11">with</text:span><text:span text:style-name="T94_12"><text:s/></text:span><text:span text:style-name="T94_13">the</text:span><text:span text:style-name="T94_14"><text:s/></text:span><text:span text:style-name="T94_15">other</text:span><text:span text:style-name="T94_16"><text:s/></text:span><text:span text:style-name="T94_17">contributors</text:span><text:span text:style-name="T94_18"><text:s/></text:span><text:span text:style-name="T94_19">making</text:span><text:span text:style-name="T94_20"><text:s/></text:span><text:span text:style-name="T94_21">changes</text:span><text:span text:style-name="T94_22"><text:s/></text:span><text:span text:style-name="T94_23">here</text:span><text:span text:style-name="T94_24"><text:s/></text:span><text:span text:style-name="T94_25">and</text:span><text:span text:style-name="T94_26"><text:s/></text:span><text:span text:style-name="T94_27">there</text:span><text:span text:style-name="T94_28"><text:s/></text:span><text:span text:style-name="T94_29">to</text:span><text:span text:style-name="T94_30"><text:s/></text:span><text:span text:style-name="T94_31">fit</text:span><text:span text:style-name="T94_32"><text:s/></text:span><text:span text:style-name="T94_33">their</text:span><text:span text:style-name="T94_34"><text:s/></text:span><text:span text:style-name="T94_35">own</text:span><text:span text:style-name="T94_36"><text:s/></text:span><text:span text:style-name="T94_37">needs</text:span><text:span text:style-name="T94_38">.<text:s/></text:span></text:p>
      <text:p text:style-name="P95"/>
      <text:p text:style-name="P96"><text:span text:style-name="T96_1">Code</text:span><text:span text:style-name="T96_2"><text:s/>&amp;<text:s/></text:span><text:span text:style-name="T96_3">Issues</text:span></text:p>
      <text:p text:style-name="P97"><text:span text:style-name="T97_1">The</text:span><text:span text:style-name="T97_2"><text:s/></text:span><text:span text:style-name="T97_3">Pyramid</text:span><text:span text:style-name="T97_4"><text:s/></text:span><text:span text:style-name="T97_5">repository</text:span><text:span text:style-name="T97_6"><text:s/></text:span><text:span text:style-name="T97_7">has</text:span><text:span text:style-name="T97_8"><text:s/>13<text:s/></text:span><text:span text:style-name="T97_9">pull</text:span><text:span text:style-name="T97_10"><text:s/></text:span><text:span text:style-name="T97_11">requests</text:span><text:span text:style-name="T97_12">,<text:s/>108<text:s/></text:span><text:span text:style-name="T97_13">issues</text:span><text:span text:style-name="T97_14">,<text:s/></text:span><text:span text:style-name="T97_15">and</text:span><text:span text:style-name="T97_16"><text:s/></text:span><text:span text:style-name="T97_17">has</text:span><text:span text:style-name="T97_18"><text:s/></text:span><text:span text:style-name="T97_19">been</text:span><text:span text:style-name="T97_20"><text:s/></text:span><text:span text:style-name="T97_21">forked</text:span><text:span text:style-name="T97_22"><text:s/>206<text:s/></text:span><text:span text:style-name="T97_23">times</text:span><text:span text:style-name="T97_24">.<text:s text:c="2"/></text:span><text:span text:style-name="T97_25">The</text:span><text:span text:style-name="T97_26"><text:s/></text:span><text:span text:style-name="T97_27">issues</text:span><text:span text:style-name="T97_28"><text:s/></text:span><text:span text:style-name="T97_29">are</text:span><text:span text:style-name="T97_30"><text:s/></text:span><text:span text:style-name="T97_31">mainly</text:span><text:span text:style-name="T97_32"><text:s/></text:span><text:span text:style-name="T97_33">from</text:span><text:span text:style-name="T97_34"><text:s/></text:span><text:span text:style-name="T97_35">documents</text:span><text:span text:style-name="T97_36"><text:s/></text:span><text:span text:style-name="T97_37">and</text:span><text:span text:style-name="T97_38"><text:s/></text:span><text:span text:style-name="T97_39">enhancements</text:span><text:span text:style-name="T97_40"><text:s/></text:span><text:span text:style-name="T97_41">that</text:span><text:span text:style-name="T97_42"><text:s/></text:span><text:span text:style-name="T97_43">the</text:span><text:span text:style-name="T97_44"><text:s/></text:span><text:span text:style-name="T97_45">Pyramid</text:span><text:span text:style-name="T97_46"><text:s/></text:span><text:span text:style-name="T97_47">team</text:span><text:span text:style-name="T97_48"><text:s/></text:span><text:span text:style-name="T97_49">are</text:span><text:span text:style-name="T97_50"><text:s/></text:span><text:span text:style-name="T97_51">working</text:span><text:span text:style-name="T97_52"><text:s/></text:span><text:span text:style-name="T97_53">on</text:span><text:span text:style-name="T97_54">.<text:s/></text:span><text:span text:style-name="T97_55">Most</text:span><text:span text:style-name="T97_56"><text:s/></text:span><text:span text:style-name="T97_57">files</text:span><text:span text:style-name="T97_58"><text:s/></text:span><text:span text:style-name="T97_59">have</text:span><text:span text:style-name="T97_60"><text:s/></text:span><text:span text:style-name="T97_61">been</text:span><text:span text:style-name="T97_62"><text:s/></text:span><text:span text:style-name="T97_63">updated</text:span><text:span text:style-name="T97_64"><text:s/></text:span><text:span text:style-name="T97_65">within</text:span><text:span text:style-name="T97_66"><text:s/></text:span><text:span text:style-name="T97_67">the</text:span><text:span text:style-name="T97_68"><text:s/></text:span><text:span text:style-name="T97_69">the</text:span><text:span text:style-name="T97_70"><text:s/></text:span><text:span text:style-name="T97_71">last</text:span><text:span text:style-name="T97_72"><text:s/></text:span><text:span text:style-name="T97_73">couple</text:span><text:span text:style-name="T97_74"><text:s/></text:span><text:span text:style-name="T97_75">of</text:span><text:span text:style-name="T97_76"><text:s/></text:span><text:span text:style-name="T97_77">days</text:span><text:span text:style-name="T97_78">,<text:s/></text:span><text:span text:style-name="T97_79">or</text:span><text:span text:style-name="T97_80"><text:s/></text:span><text:span text:style-name="T97_81">within</text:span><text:span text:style-name="T97_82"><text:s/></text:span><text:span text:style-name="T97_83">the</text:span><text:span text:style-name="T97_84"><text:s/></text:span><text:span text:style-name="T97_85">past</text:span><text:span text:style-name="T97_86"><text:s/></text:span><text:span text:style-name="T97_87">couple</text:span><text:span text:style-name="T97_88"><text:s/></text:span><text:span text:style-name="T97_89">of</text:span><text:span text:style-name="T97_90"><text:s/></text:span><text:span text:style-name="T97_91">months</text:span><text:span text:style-name="T97_92">.</text:span></text:p>
      <text:p text:style-name="P98"/>
      <text:p text:style-name="P99"><text:span text:style-name="T99_1">Final</text:span><text:span text:style-name="T99_2"><text:s/></text:span><text:span text:style-name="T99_3">Summary</text:span></text:p>
      <text:p text:style-name="P100"><text:span text:style-name="T100_1">Pyramid</text:span><text:span text:style-name="T100_2"><text:s/></text:span><text:span text:style-name="T100_3">looks</text:span><text:span text:style-name="T100_4"><text:s/></text:span><text:span text:style-name="T100_5">like</text:span><text:span text:style-name="T100_6"><text:s/></text:span><text:span text:style-name="T100_7">a</text:span><text:span text:style-name="T100_8"><text:s/></text:span><text:span text:style-name="T100_9">very</text:span><text:span text:style-name="T100_10"><text:s/></text:span><text:span text:style-name="T100_11">good</text:span><text:span text:style-name="T100_12"><text:s/></text:span><text:span text:style-name="T100_13">open</text:span><text:span text:style-name="T100_14"><text:s/></text:span><text:span text:style-name="T100_15">source</text:span><text:span text:style-name="T100_16"><text:s/></text:span><text:span text:style-name="T100_17">web</text:span><text:span text:style-name="T100_18"><text:s/></text:span><text:span text:style-name="T100_19">framework</text:span><text:span text:style-name="T100_20">.<text:s text:c="2"/></text:span><text:span text:style-name="T100_21">Pyramid</text:span><text:span text:style-name="T100_22"><text:s/></text:span><text:span text:style-name="T100_23">is</text:span><text:span text:style-name="T100_24"><text:s/></text:span><text:span text:style-name="T100_25">dedicated</text:span><text:span text:style-name="T100_26"><text:s/></text:span><text:span text:style-name="T100_27">to</text:span><text:span text:style-name="T100_28"><text:s/></text:span><text:span text:style-name="T100_29">making</text:span><text:span text:style-name="T100_30"><text:s/></text:span><text:span text:style-name="T100_31">web</text:span><text:span text:style-name="T100_32"><text:s/></text:span><text:span text:style-name="T100_33">application</text:span><text:span text:style-name="T100_34"><text:s/></text:span><text:span text:style-name="T100_35">development</text:span><text:span text:style-name="T100_36"><text:s/></text:span><text:span text:style-name="T100_37">as</text:span><text:span text:style-name="T100_38"><text:s/></text:span><text:span text:style-name="T100_39">easy</text:span><text:span text:style-name="T100_40"><text:s/></text:span><text:span text:style-name="T100_41">as</text:span><text:span text:style-name="T100_42"><text:s/></text:span><text:span text:style-name="T100_43">possible</text:span><text:span text:style-name="T100_44">.<text:s text:c="2"/></text:span><text:span text:style-name="T100_45">At</text:span><text:span text:style-name="T100_46"><text:s/></text:span><text:span text:style-name="T100_47">the</text:span><text:span text:style-name="T100_48"><text:s/></text:span><text:span text:style-name="T100_49">same</text:span><text:span text:style-name="T100_50"><text:s/></text:span><text:span text:style-name="T100_51">time</text:span><text:span text:style-name="T100_52">,<text:s/></text:span><text:span text:style-name="T100_53">the</text:span><text:span text:style-name="T100_54"><text:s/></text:span><text:span text:style-name="T100_55">application</text:span><text:span text:style-name="T100_56"><text:s/></text:span><text:span text:style-name="T100_57">is</text:span><text:span text:style-name="T100_58"><text:s/></text:span><text:span text:style-name="T100_59">broad</text:span><text:span text:style-name="T100_60"><text:s/></text:span><text:span text:style-name="T100_61">enough</text:span><text:span text:style-name="T100_62"><text:s/></text:span><text:span text:style-name="T100_63">that</text:span><text:span text:style-name="T100_64"><text:s/></text:span><text:span text:style-name="T100_65">it</text:span><text:span text:style-name="T100_66"><text:s/></text:span><text:span text:style-name="T100_67">can</text:span><text:span text:style-name="T100_68"><text:s/></text:span><text:span text:style-name="T100_69">be</text:span><text:span text:style-name="T100_70"><text:s/></text:span><text:span text:style-name="T100_71">used</text:span><text:span text:style-name="T100_72"><text:s/></text:span><text:span text:style-name="T100_73">for</text:span><text:span text:style-name="T100_74"><text:s/></text:span><text:span text:style-name="T100_75">various</text:span><text:span text:style-name="T100_76"><text:s/></text:span><text:span text:style-name="T100_77">web</text:span><text:span text:style-name="T100_78"><text:s/></text:span><text:span text:style-name="T100_79">application</text:span><text:span text:style-name="T100_80"><text:s/></text:span><text:span text:style-name="T100_81">projects</text:span><text:span text:style-name="T100_82">.<text:s text:c="2"/></text:span><text:span text:style-name="T100_83">Pyramid</text:span><text:span text:style-name="T100_84"><text:s/></text:span><text:span text:style-name="T100_85">also</text:span><text:span text:style-name="T100_86"><text:s/></text:span><text:span text:style-name="T100_87">has</text:span><text:span text:style-name="T100_88"><text:s/></text:span><text:span text:style-name="T100_89">an</text:span><text:span text:style-name="T100_90"><text:s/></text:span><text:span text:style-name="T100_91">active</text:span><text:span text:style-name="T100_92"><text:s/></text:span><text:span text:style-name="T100_93">community</text:span><text:span text:style-name="T100_94">,<text:s/></text:span><text:span text:style-name="T100_95">is</text:span><text:span text:style-name="T100_96"><text:s/></text:span><text:span text:style-name="T100_97">undergoing</text:span><text:span text:style-name="T100_98"><text:s/></text:span><text:span text:style-name="T100_99">updates</text:span><text:span text:style-name="T100_100">,<text:s/></text:span><text:span text:style-name="T100_101">and</text:span><text:span text:style-name="T100_102"><text:s/></text:span><text:span text:style-name="T100_103">provides</text:span><text:span text:style-name="T100_104"><text:s/></text:span><text:span text:style-name="T100_105">extensive</text:span><text:span text:style-name="T100_106"><text:s/></text:span><text:span text:style-name="T100_107">documentation</text:span><text:span text:style-name="T100_108">.<text:s text:c="2"/></text:span><text:span text:style-name="T100_109">Through</text:span><text:span text:style-name="T100_110"><text:s/></text:span><text:span text:style-name="T100_111">these</text:span><text:span text:style-name="T100_112"><text:s/></text:span><text:span text:style-name="T100_113">components</text:span><text:span text:style-name="T100_114">,<text:s/></text:span><text:span text:style-name="T100_115">Pyramid</text:span><text:span text:style-name="T100_116"><text:s/></text:span><text:span text:style-name="T100_117">would</text:span><text:span text:style-name="T100_118"><text:s/></text:span><text:span text:style-name="T100_119">be</text:span><text:span text:style-name="T100_120"><text:s/></text:span><text:span text:style-name="T100_121">a</text:span><text:span text:style-name="T100_122"><text:s/></text:span><text:span text:style-name="T100_123">good</text:span><text:span text:style-name="T100_124"><text:s/></text:span><text:span text:style-name="T100_125">technology</text:span><text:span text:style-name="T100_126"><text:s/></text:span><text:span text:style-name="T100_127">to</text:span><text:span text:style-name="T100_128"><text:s/></text:span><text:span text:style-name="T100_129">use</text:span><text:span text:style-name="T100_130"><text:s/></text:span><text:span text:style-name="T100_131">for</text:span><text:span text:style-name="T100_132"><text:s/></text:span><text:span text:style-name="T100_133">our</text:span><text:span text:style-name="T100_134"><text:s/></text:span><text:span text:style-name="T100_135">game</text:span><text:span text:style-name="T100_136">.<text:s/></text:span><text:span text:style-name="T100_137">It</text:span><text:span text:style-name="T100_138"><text:s/></text:span><text:span text:style-name="T100_139">should</text:span><text:span text:style-name="T100_140"><text:s/></text:span><text:span text:style-name="T100_141">be</text:span><text:span text:style-name="T100_142"><text:s/></text:span><text:span text:style-name="T100_143">noted</text:span><text:span text:style-name="T100_144"><text:s/></text:span><text:span text:style-name="T100_145">that</text:span><text:span text:style-name="T100_146"><text:s/></text:span><text:span text:style-name="T100_147">substantial</text:span><text:span text:style-name="T100_148"><text:s/></text:span><text:span text:style-name="T100_149">contributions</text:span><text:span text:style-name="T100_150"><text:s/></text:span><text:span text:style-name="T100_151">require</text:span><text:span text:style-name="T100_152"><text:s/></text:span><text:span text:style-name="T100_153">a</text:span><text:span text:style-name="T100_154"><text:s/></text:span><text:span text:style-name="T100_155">half</text:span><text:span text:style-name="T100_156">-</text:span><text:span text:style-name="T100_157">ownership</text:span><text:span text:style-name="T100_158"><text:s/></text:span><text:span text:style-name="T100_159">assignment</text:span><text:span text:style-name="T100_160">,<text:s/></text:span><text:span text:style-name="T100_161">as</text:span><text:span text:style-name="T100_162"><text:s/></text:span><text:span text:style-name="T100_163">Pyramid</text:span><text:span text:style-name="T100_164"><text:s/></text:span><text:span text:style-name="T100_165">is</text:span><text:span text:style-name="T100_166"><text:s/></text:span><text:span text:style-name="T100_167">eventually</text:span><text:span text:style-name="T100_168"><text:s/></text:span><text:span text:style-name="T100_169">aiming</text:span><text:span text:style-name="T100_170"><text:s/></text:span><text:span text:style-name="T100_171">to</text:span><text:span text:style-name="T100_172"><text:s/></text:span><text:span text:style-name="T100_173">give</text:span><text:span text:style-name="T100_174"><text:s/></text:span><text:span text:style-name="T100_175">the</text:span><text:span text:style-name="T100_176"><text:s/></text:span><text:span text:style-name="T100_177">copyright</text:span><text:span text:style-name="T100_178"><text:s/></text:span><text:span text:style-name="T100_179">to</text:span><text:span text:style-name="T100_180"><text:s/></text:span><text:span text:style-name="T100_181">a</text:span><text:span text:style-name="T100_182"><text:s/></text:span><text:span text:style-name="T100_183">foundation</text:span><text:span text:style-name="T100_184">.</text:span></text:p>
      <text:h text:style-name="P101" text:outline-level="10"><text:bookmark-start text:name="h.kiqog91m4gsc"/><text:bookmark-end text:name="h.kiqog91m4gsc"/><text:span text:style-name="T101_1">FIFE</text:span></text:h>
      <text:p text:style-name="P102"><text:span text:style-name="T102_1">Git</text:span><text:span text:style-name="T102_2"><text:s/></text:span><text:span text:style-name="T102_3">by</text:span><text:span text:style-name="T102_4"><text:s/></text:span><text:span text:style-name="T102_5">a</text:span><text:span text:style-name="T102_6"><text:s/></text:span><text:span text:style-name="T102_7">Bus</text:span><text:span text:style-name="T102_8">:<text:s/></text:span><text:span text:style-name="T102_9">SVN</text:span><text:span text:style-name="T102_10"><text:s/></text:span><text:span text:style-name="T102_11">repo</text:span><text:span text:style-name="T102_12"><text:s/>(</text:span><text:span text:style-name="T102_13">possible</text:span><text:span text:style-name="T102_14"><text:s/></text:span><text:span text:style-name="T102_15">future</text:span><text:span text:style-name="T102_16"><text:s/></text:span><text:span text:style-name="T102_17">gbab</text:span><text:span text:style-name="T102_18">)</text:span></text:p>
      <text:p text:style-name="P103"><text:bookmark-start text:name="h.4xgfe74zi4hy"/><text:bookmark-end text:name="h.4xgfe74zi4hy"/><text:span text:style-name="T103_1">About</text:span></text:p>
      <text:p text:style-name="P104"><text:span text:style-name="T104_1">Flexible</text:span><text:span text:style-name="T104_2"><text:s/></text:span><text:span text:style-name="T104_3">Isometric</text:span><text:span text:style-name="T104_4"><text:s/></text:span><text:span text:style-name="T104_5">Free</text:span><text:span text:style-name="T104_6"><text:s/></text:span><text:span text:style-name="T104_7">Engine</text:span><text:span text:style-name="T104_8"><text:s/></text:span><text:span text:style-name="T104_9">is</text:span><text:span text:style-name="T104_10"><text:s/></text:span><text:span text:style-name="T104_11">an</text:span><text:span text:style-name="T104_12"><text:s/></text:span><text:span text:style-name="T104_13">open</text:span><text:span text:style-name="T104_14"><text:s/></text:span><text:span text:style-name="T104_15">source</text:span><text:span text:style-name="T104_16">(<text:s/></text:span><text:span text:style-name="T104_17">uses</text:span><text:span text:style-name="T104_18"><text:s/></text:span><text:span text:style-name="T104_19">LGPL</text:span><text:span text:style-name="T104_20">)<text:s/></text:span><text:span text:style-name="T104_21">game</text:span><text:span text:style-name="T104_22"><text:s/></text:span><text:span text:style-name="T104_23">engine</text:span><text:span text:style-name="T104_24"><text:s/></text:span><text:span text:style-name="T104_25">using</text:span><text:span text:style-name="T104_26"><text:s text:c="2"/></text:span><text:span text:style-name="T104_27">OpenGL</text:span><text:span text:style-name="T104_28">,<text:s/></text:span><text:span text:style-name="T104_29">and</text:span><text:span text:style-name="T104_30"><text:s/></text:span><text:span text:style-name="T104_31">SDL</text:span><text:span text:style-name="T104_32"><text:s/></text:span><text:span text:style-name="T104_33">to</text:span><text:span text:style-name="T104_34"><text:s/></text:span><text:span text:style-name="T104_35">render</text:span><text:span text:style-name="T104_36"><text:s/></text:span><text:span text:style-name="T104_37">isometric</text:span><text:span text:style-name="T104_38"><text:s/></text:span><text:span text:style-name="T104_39">games</text:span><text:span text:style-name="T104_40">.<text:s/></text:span><text:span text:style-name="T104_41">This</text:span><text:span text:style-name="T104_42"><text:s/></text:span><text:span text:style-name="T104_43">engine</text:span><text:span text:style-name="T104_44"><text:s/></text:span><text:span text:style-name="T104_45">is</text:span><text:span text:style-name="T104_46"><text:s/></text:span><text:span text:style-name="T104_47">perfect</text:span><text:span text:style-name="T104_48"><text:s/></text:span><text:span text:style-name="T104_49">for</text:span><text:span text:style-name="T104_50"><text:s/></text:span><text:span text:style-name="T104_51">facebook</text:span><text:span text:style-name="T104_52"><text:s/></text:span><text:span text:style-name="T104_53">games</text:span><text:span text:style-name="T104_54"><text:s/></text:span><text:span text:style-name="T104_55">as</text:span><text:span text:style-name="T104_56"><text:s/></text:span><text:span text:style-name="T104_57">most</text:span><text:span text:style-name="T104_58"><text:s/></text:span><text:span text:style-name="T104_59">of</text:span><text:span text:style-name="T104_60"><text:s/></text:span><text:span text:style-name="T104_61">the</text:span><text:span text:style-name="T104_62"><text:s/></text:span><text:span text:style-name="T104_63">graphical</text:span><text:span text:style-name="T104_64"><text:s/></text:span><text:span text:style-name="T104_65">infrastructure</text:span><text:span text:style-name="T104_66"><text:s/></text:span><text:span text:style-name="T104_67">is</text:span><text:span text:style-name="T104_68"><text:s/></text:span><text:span text:style-name="T104_69">already</text:span><text:span text:style-name="T104_70"><text:s/></text:span><text:span text:style-name="T104_71">taken</text:span><text:span text:style-name="T104_72"><text:s/></text:span><text:span text:style-name="T104_73">care</text:span><text:span text:style-name="T104_74"><text:s/></text:span><text:span text:style-name="T104_75">of</text:span><text:span text:style-name="T104_76"><text:s/></text:span><text:span text:style-name="T104_77">by</text:span><text:span text:style-name="T104_78"><text:s/></text:span><text:span text:style-name="T104_79">the</text:span><text:span text:style-name="T104_80"><text:s/></text:span><text:span text:style-name="T104_81">engine</text:span><text:span text:style-name="T104_82">.</text:span></text:p>
      <text:p text:style-name="P105"><text:bookmark-start text:name="h.fwxfup37ota9"/><text:bookmark-end text:name="h.fwxfup37ota9"/><text:span text:style-name="T105_1">Project</text:span><text:span text:style-name="T105_2"><text:s/></text:span><text:span text:style-name="T105_3">Maintainer</text:span></text:p>
      <text:p text:style-name="P106"><text:span text:style-name="T106_1">The</text:span><text:span text:style-name="T106_2"><text:s/></text:span><text:span text:style-name="T106_3">project</text:span><text:span text:style-name="T106_4"><text:s/></text:span><text:span text:style-name="T106_5">is</text:span><text:span text:style-name="T106_6"><text:s/></text:span><text:span text:style-name="T106_7">maintained</text:span><text:span text:style-name="T106_8"><text:s/></text:span><text:span text:style-name="T106_9">by</text:span><text:span text:style-name="T106_10"><text:s/></text:span><text:span text:style-name="T106_11">mvbarracuda</text:span><text:span text:style-name="T106_12">,<text:s/></text:span><text:span text:style-name="T106_13">Wayne</text:span><text:span text:style-name="T106_14"><text:s/></text:span><text:span text:style-name="T106_15">Prasek</text:span><text:span text:style-name="T106_16">,<text:s/></text:span><text:span text:style-name="T106_17">and</text:span><text:span text:style-name="T106_18"><text:s/></text:span><text:span text:style-name="T106_19">vtchill</text:span><text:span text:style-name="T106_20">.</text:span></text:p>
      <text:p text:style-name="P107"><text:bookmark-start text:name="h.m8q8rv6rbxpu"/><text:bookmark-end text:name="h.m8q8rv6rbxpu"/><text:span text:style-name="T107_1">Contributors</text:span></text:p>
      <text:p text:style-name="P108"><text:span text:style-name="T108_1">Some</text:span><text:span text:style-name="T108_2"><text:s/></text:span><text:span text:style-name="T108_3">more</text:span><text:span text:style-name="T108_4"><text:s/></text:span><text:span text:style-name="T108_5">active</text:span><text:span text:style-name="T108_6"><text:s/></text:span><text:span text:style-name="T108_7">contributors</text:span><text:span text:style-name="T108_8"><text:s/></text:span><text:span text:style-name="T108_9">include</text:span><text:span text:style-name="T108_10"><text:s/></text:span><text:span text:style-name="T108_11">prock</text:span><text:span text:style-name="T108_12">,<text:s/></text:span><text:span text:style-name="T108_13">totycro</text:span><text:span text:style-name="T108_14"><text:s/></text:span><text:span text:style-name="T108_15">and</text:span><text:span text:style-name="T108_16"><text:s/></text:span><text:span text:style-name="T108_17">vdaras</text:span><text:span text:style-name="T108_18">.</text:span></text:p>
      <text:p text:style-name="P109"><text:bookmark-start text:name="h.yhj7ihw6otch"/><text:bookmark-end text:name="h.yhj7ihw6otch"/><text:span text:style-name="T109_1">Breakdown</text:span><text:span text:style-name="T109_2"><text:s/></text:span><text:span text:style-name="T109_3">of</text:span><text:span text:style-name="T109_4"><text:s/></text:span><text:span text:style-name="T109_5">Leadership</text:span></text:p>
      <text:p text:style-name="P110"><text:span text:style-name="T110_1">vtchill</text:span><text:span text:style-name="T110_2"><text:s text:c="2"/></text:span><text:span text:style-name="T110_3">heads</text:span><text:span text:style-name="T110_4"><text:s/></text:span><text:span text:style-name="T110_5">the</text:span><text:span text:style-name="T110_6"><text:s/></text:span><text:span text:style-name="T110_7">repository</text:span><text:span text:style-name="T110_8"><text:s/></text:span><text:span text:style-name="T110_9">with</text:span><text:span text:style-name="T110_10"><text:s/></text:span><text:span text:style-name="T110_11">the</text:span><text:span text:style-name="T110_12"><text:s/></text:span><text:span text:style-name="T110_13">other</text:span><text:span text:style-name="T110_14"><text:s/></text:span><text:span text:style-name="T110_15">contributors</text:span><text:span text:style-name="T110_16"><text:s/></text:span><text:span text:style-name="T110_17">making</text:span><text:span text:style-name="T110_18"><text:s/></text:span><text:span text:style-name="T110_19">changes</text:span><text:span text:style-name="T110_20"><text:s/></text:span><text:span text:style-name="T110_21">here</text:span><text:span text:style-name="T110_22"><text:s/></text:span><text:span text:style-name="T110_23">and</text:span><text:span text:style-name="T110_24"><text:s/></text:span><text:span text:style-name="T110_25">there</text:span><text:span text:style-name="T110_26"><text:s/></text:span><text:span text:style-name="T110_27">to</text:span><text:span text:style-name="T110_28"><text:s/></text:span><text:span text:style-name="T110_29">fit</text:span><text:span text:style-name="T110_30"><text:s/></text:span><text:span text:style-name="T110_31">their</text:span><text:span text:style-name="T110_32"><text:s/></text:span><text:span text:style-name="T110_33">own</text:span><text:span text:style-name="T110_34"><text:s/></text:span><text:span text:style-name="T110_35">needs</text:span><text:span text:style-name="T110_36">.</text:span></text:p>
      <text:p text:style-name="P111"><text:bookmark-start text:name="h.e30klp9o3jxq"/><text:bookmark-end text:name="h.e30klp9o3jxq"/><text:span text:style-name="T111_1">Code</text:span><text:span text:style-name="T111_2"><text:s/>&amp;<text:s/></text:span><text:span text:style-name="T111_3">Issues</text:span></text:p>
      <text:p text:style-name="P112"><text:span text:style-name="T112_1">The</text:span><text:span text:style-name="T112_2"><text:s/></text:span><text:span text:style-name="T112_3">release</text:span><text:span text:style-name="T112_4"><text:s/></text:span><text:span text:style-name="T112_5">is</text:span><text:span text:style-name="T112_6"><text:s/></text:span><text:span text:style-name="T112_7">still</text:span><text:span text:style-name="T112_8"><text:s/></text:span><text:span text:style-name="T112_9">in</text:span><text:span text:style-name="T112_10"><text:s/></text:span><text:span text:style-name="T112_11">beta</text:span><text:span text:style-name="T112_12">,<text:s/></text:span><text:span text:style-name="T112_13">and</text:span><text:span text:style-name="T112_14"><text:s/></text:span><text:span text:style-name="T112_15">the</text:span><text:span text:style-name="T112_16"><text:s/></text:span><text:span text:style-name="T112_17">first</text:span><text:span text:style-name="T112_18"><text:s/></text:span><text:span text:style-name="T112_19">stable</text:span><text:span text:style-name="T112_20"><text:s/></text:span><text:span text:style-name="T112_21">release</text:span><text:span text:style-name="T112_22"><text:s/></text:span><text:span text:style-name="T112_23">was</text:span><text:span text:style-name="T112_24"><text:s/></text:span><text:span text:style-name="T112_25">April</text:span><text:span text:style-name="T112_26"><text:s/></text:span><text:span text:style-name="T112_27">of</text:span><text:span text:style-name="T112_28"><text:s/>2012.</text:span></text:p>
      <text:p text:style-name="P113"><text:bookmark-start text:name="h.a7rrhvfs0km9"/><text:bookmark-end text:name="h.a7rrhvfs0km9"/><text:span text:style-name="T113_1">Final</text:span><text:span text:style-name="T113_2"><text:s/></text:span><text:span text:style-name="T113_3">Summary</text:span></text:p>
      <text:p text:style-name="P114"><text:span text:style-name="T114_1">It</text:span><text:span text:style-name="T114_2">’</text:span><text:span text:style-name="T114_3">s</text:span><text:span text:style-name="T114_4"><text:s/></text:span><text:span text:style-name="T114_5">ideal</text:span><text:span text:style-name="T114_6"><text:s/></text:span><text:span text:style-name="T114_7">to</text:span><text:span text:style-name="T114_8"><text:s/></text:span><text:span text:style-name="T114_9">use</text:span><text:span text:style-name="T114_10"><text:s/></text:span><text:span text:style-name="T114_11">FIFE</text:span><text:span text:style-name="T114_12"><text:s/></text:span><text:span text:style-name="T114_13">for</text:span><text:span text:style-name="T114_14"><text:s/></text:span><text:span text:style-name="T114_15">creating</text:span><text:span text:style-name="T114_16"><text:s/></text:span><text:span text:style-name="T114_17">Facebook</text:span><text:span text:style-name="T114_18"><text:s/></text:span><text:span text:style-name="T114_19">or</text:span><text:span text:style-name="T114_20"><text:s/></text:span><text:span text:style-name="T114_21">isometric</text:span><text:span text:style-name="T114_22"><text:s/></text:span><text:span text:style-name="T114_23">social</text:span><text:span text:style-name="T114_24"><text:s/></text:span><text:span text:style-name="T114_25">games</text:span><text:span text:style-name="T114_26">.<text:s/></text:span><text:span text:style-name="T114_27">Being</text:span><text:span text:style-name="T114_28"><text:s/></text:span><text:span text:style-name="T114_29">very</text:span><text:span text:style-name="T114_30"><text:s/></text:span><text:span text:style-name="T114_31">young</text:span><text:span text:style-name="T114_32">,<text:s/></text:span><text:span text:style-name="T114_33">the</text:span><text:span text:style-name="T114_34"><text:s/></text:span><text:span text:style-name="T114_35">engine</text:span><text:span text:style-name="T114_36"><text:s/></text:span><text:span text:style-name="T114_37">is</text:span><text:span text:style-name="T114_38"><text:s/></text:span><text:span text:style-name="T114_39">still</text:span><text:span text:style-name="T114_40"><text:s/></text:span><text:span text:style-name="T114_41">in</text:span><text:span text:style-name="T114_42"><text:s/></text:span><text:span text:style-name="T114_43">beta</text:span><text:span text:style-name="T114_44"><text:s/></text:span><text:span text:style-name="T114_45">and</text:span><text:span text:style-name="T114_46"><text:s/></text:span><text:span text:style-name="T114_47">hasn</text:span><text:span text:style-name="T114_48">’</text:span><text:span text:style-name="T114_49">t</text:span><text:span text:style-name="T114_50"><text:s/></text:span><text:span text:style-name="T114_51">seen</text:span><text:span text:style-name="T114_52"><text:s/></text:span><text:span text:style-name="T114_53">a</text:span><text:span text:style-name="T114_54"><text:s/></text:span><text:span text:style-name="T114_55">ton</text:span><text:span text:style-name="T114_56"><text:s/></text:span><text:span text:style-name="T114_57">of</text:span><text:span text:style-name="T114_58"><text:s/></text:span><text:span text:style-name="T114_59">use</text:span><text:span text:style-name="T114_60"><text:s/></text:span><text:span text:style-name="T114_61">yet</text:span><text:span text:style-name="T114_62">.</text:span></text:p>
      <text:p text:style-name="P115"/>
      <text:h text:style-name="P116" text:outline-level="10"><text:bookmark-start text:name="h.6b433hx6g5o2"/><text:bookmark-end text:name="h.6b433hx6g5o2"/><text:span text:style-name="T116_1">Box</text:span><text:span text:style-name="T116_2">2</text:span><text:span text:style-name="T116_3">D</text:span></text:h>
      <text:p text:style-name="P117"><text:span text:style-name="T117_1">Git</text:span><text:span text:style-name="T117_2"><text:s/></text:span><text:span text:style-name="T117_3">by</text:span><text:span text:style-name="T117_4"><text:s/></text:span><text:span text:style-name="T117_5">a</text:span><text:span text:style-name="T117_6"><text:s/></text:span><text:span text:style-name="T117_7">Bus</text:span><text:span text:style-name="T117_8">:</text:span><text:span text:style-name="T117_9"><text:s/></text:span><text:span text:style-name="T117_10">SVN</text:span><text:span text:style-name="T117_11"><text:s/></text:span><text:span text:style-name="T117_12">repo</text:span><text:span text:style-name="T117_13"><text:s/>(</text:span><text:span text:style-name="T117_14">possible</text:span><text:span text:style-name="T117_15"><text:s/></text:span><text:span text:style-name="T117_16">future</text:span><text:span text:style-name="T117_17"><text:s/></text:span><text:span text:style-name="T117_18">gbab</text:span><text:span text:style-name="T117_19">)</text:span></text:p>
      <text:p text:style-name="P118"><text:bookmark-start text:name="h.638im25x3tj0"/><text:bookmark-end text:name="h.638im25x3tj0"/><text:span text:style-name="T118_1">About</text:span></text:p>
      <text:p text:style-name="P119"><text:span text:style-name="T119_1">Box</text:span><text:span text:style-name="T119_2">2</text:span><text:span text:style-name="T119_3">D</text:span><text:span text:style-name="T119_4"><text:s/></text:span><text:span text:style-name="T119_5">is</text:span><text:span text:style-name="T119_6"><text:s/></text:span><text:span text:style-name="T119_7">a</text:span><text:span text:style-name="T119_8"><text:s/></text:span><text:span text:style-name="T119_9">two</text:span><text:span text:style-name="T119_10">-</text:span><text:span text:style-name="T119_11">dimensional</text:span><text:span text:style-name="T119_12"><text:s/></text:span><text:span text:style-name="T119_13">physics</text:span><text:span text:style-name="T119_14"><text:s/></text:span><text:span text:style-name="T119_15">simulator</text:span><text:span text:style-name="T119_16"><text:s/></text:span><text:span text:style-name="T119_17">engine</text:span><text:span text:style-name="T119_18"><text:s/></text:span><text:span text:style-name="T119_19">written</text:span><text:span text:style-name="T119_20"><text:s/></text:span><text:span text:style-name="T119_21">in</text:span><text:span text:style-name="T119_22"><text:s/></text:span><text:span text:style-name="T119_23">C</text:span><text:span text:style-name="T119_24">++.<text:s/></text:span><text:span text:style-name="T119_25">Being</text:span><text:span text:style-name="T119_26"><text:s/></text:span><text:span text:style-name="T119_27">open</text:span><text:span text:style-name="T119_28"><text:s/></text:span><text:span text:style-name="T119_29">source</text:span><text:span text:style-name="T119_30">,<text:s/></text:span><text:span text:style-name="T119_31">Box</text:span><text:span text:style-name="T119_32">2</text:span><text:span text:style-name="T119_33">D</text:span><text:span text:style-name="T119_34"><text:s/></text:span><text:span text:style-name="T119_35">provides</text:span><text:span text:style-name="T119_36"><text:s/></text:span><text:span text:style-name="T119_37">a</text:span><text:span text:style-name="T119_38"><text:s/></text:span><text:span text:style-name="T119_39">powerful</text:span><text:span text:style-name="T119_40"><text:s/></text:span><text:span text:style-name="T119_41">alternative</text:span><text:span text:style-name="T119_42"><text:s/></text:span><text:span text:style-name="T119_43">for</text:span><text:span text:style-name="T119_44"><text:s/></text:span><text:span text:style-name="T119_45">any</text:span><text:span text:style-name="T119_46"><text:s/></text:span><text:span text:style-name="T119_47">and</text:span><text:span text:style-name="T119_48"><text:s/></text:span><text:span text:style-name="T119_49">all</text:span><text:span text:style-name="T119_50"><text:s/></text:span><text:span text:style-name="T119_51">developers</text:span><text:span text:style-name="T119_52"><text:s/></text:span><text:span text:style-name="T119_53">to</text:span><text:span text:style-name="T119_54"><text:s/></text:span><text:span text:style-name="T119_55">use</text:span><text:span text:style-name="T119_56">.<text:s/></text:span><text:span text:style-name="T119_57">It</text:span><text:span text:style-name="T119_58"><text:s/></text:span><text:span text:style-name="T119_59">has</text:span><text:span text:style-name="T119_60"><text:s/></text:span><text:span text:style-name="T119_61">been</text:span><text:span text:style-name="T119_62"><text:s/></text:span><text:span text:style-name="T119_63">implemented</text:span><text:span text:style-name="T119_64"><text:s/></text:span><text:span text:style-name="T119_65">in</text:span><text:span text:style-name="T119_66"><text:s/></text:span><text:span text:style-name="T119_67">many</text:span><text:span text:style-name="T119_68"><text:s/></text:span><text:span text:style-name="T119_69">Flash</text:span><text:span text:style-name="T119_70"><text:s/></text:span><text:span text:style-name="T119_71">games</text:span><text:span text:style-name="T119_72">,<text:s/></text:span><text:span text:style-name="T119_73">as</text:span><text:span text:style-name="T119_74"><text:s/></text:span><text:span text:style-name="T119_75">well</text:span><text:span text:style-name="T119_76"><text:s/></text:span><text:span text:style-name="T119_77">as</text:span><text:span text:style-name="T119_78"><text:s/></text:span><text:span text:style-name="T119_79">iPhone</text:span><text:span text:style-name="T119_80"><text:s/></text:span><text:span text:style-name="T119_81">and</text:span><text:span text:style-name="T119_82"><text:s/></text:span><text:span text:style-name="T119_83">Android</text:span><text:span text:style-name="T119_84"><text:s/></text:span><text:span text:style-name="T119_85">games</text:span><text:span text:style-name="T119_86">.</text:span></text:p>
      <text:p text:style-name="P120"/>
      <text:p text:style-name="P121"><text:span text:style-name="T121_1">History</text:span></text:p>
      <text:p text:style-name="P122"><text:span text:style-name="T122_1">Originally</text:span><text:span text:style-name="T122_2"><text:s/></text:span><text:span text:style-name="T122_3">shown</text:span><text:span text:style-name="T122_4"><text:s/></text:span><text:span text:style-name="T122_5">off</text:span><text:span text:style-name="T122_6"><text:s/></text:span><text:span text:style-name="T122_7">as</text:span><text:span text:style-name="T122_8"><text:s/></text:span><text:span text:style-name="T122_9">Box</text:span><text:span text:style-name="T122_10">2</text:span><text:span text:style-name="T122_11">D</text:span><text:span text:style-name="T122_12"><text:s/></text:span><text:span text:style-name="T122_13">lite</text:span><text:span text:style-name="T122_14"><text:s/></text:span><text:span text:style-name="T122_15">by</text:span><text:span text:style-name="T122_16"><text:s/></text:span><text:span text:style-name="T122_17">Erin</text:span><text:span text:style-name="T122_18"><text:s/></text:span><text:span text:style-name="T122_19">Catto</text:span><text:span text:style-name="T122_20"><text:s/></text:span><text:span text:style-name="T122_21">at</text:span><text:span text:style-name="T122_22"><text:s/></text:span><text:span text:style-name="T122_23">Game</text:span><text:span text:style-name="T122_24"><text:s/></text:span><text:span text:style-name="T122_25">Developers</text:span><text:span text:style-name="T122_26"><text:s/></text:span><text:span text:style-name="T122_27">Conference</text:span><text:span text:style-name="T122_28"><text:s/></text:span><text:span text:style-name="T122_29">in</text:span><text:span text:style-name="T122_30"><text:s/>2006,<text:s/></text:span><text:span text:style-name="T122_31">Box</text:span><text:span text:style-name="T122_32">2</text:span><text:span text:style-name="T122_33">D</text:span><text:span text:style-name="T122_34"><text:s/></text:span><text:span text:style-name="T122_35">has</text:span><text:span text:style-name="T122_36"><text:s/></text:span><text:span text:style-name="T122_37">come</text:span><text:span text:style-name="T122_38"><text:s/></text:span><text:span text:style-name="T122_39">a</text:span><text:span text:style-name="T122_40"><text:s/></text:span><text:span text:style-name="T122_41">long</text:span><text:span text:style-name="T122_42"><text:s/></text:span><text:span text:style-name="T122_43">way</text:span><text:span text:style-name="T122_44">.<text:s/></text:span><text:span text:style-name="T122_45">The</text:span><text:span text:style-name="T122_46"><text:s/></text:span><text:span text:style-name="T122_47">project</text:span><text:span text:style-name="T122_48"><text:s/></text:span><text:span text:style-name="T122_49">became</text:span><text:span text:style-name="T122_50"><text:s/></text:span><text:span text:style-name="T122_51">open</text:span><text:span text:style-name="T122_52"><text:s/></text:span><text:span text:style-name="T122_53">source</text:span><text:span text:style-name="T122_54"><text:s/></text:span><text:span text:style-name="T122_55">and</text:span><text:span text:style-name="T122_56"><text:s/></text:span><text:span text:style-name="T122_57">was</text:span><text:span text:style-name="T122_58"><text:s/></text:span><text:span text:style-name="T122_59">put</text:span><text:span text:style-name="T122_60"><text:s/></text:span><text:span text:style-name="T122_61">onto</text:span><text:span text:style-name="T122_62"><text:s/></text:span><text:span text:style-name="T122_63">SourceForge</text:span><text:span text:style-name="T122_64"><text:s/></text:span><text:span text:style-name="T122_65">on</text:span><text:span text:style-name="T122_66"><text:s/></text:span><text:span text:style-name="T122_67">September</text:span><text:span text:style-name="T122_68"><text:s/>11,<text:s/>2007.<text:s/></text:span><text:span text:style-name="T122_69">A</text:span><text:span text:style-name="T122_70"><text:s/></text:span><text:span text:style-name="T122_71">beefed</text:span><text:span text:style-name="T122_72"><text:s/></text:span><text:span text:style-name="T122_73">up</text:span><text:span text:style-name="T122_74"><text:s/></text:span><text:span text:style-name="T122_75">API</text:span><text:span text:style-name="T122_76"><text:s/></text:span><text:span text:style-name="T122_77">and</text:span><text:span text:style-name="T122_78"><text:s/></text:span><text:span text:style-name="T122_79">better</text:span><text:span text:style-name="T122_80"><text:s/></text:span><text:span text:style-name="T122_81">collision</text:span><text:span text:style-name="T122_82"><text:s/></text:span><text:span text:style-name="T122_83">was</text:span><text:span text:style-name="T122_84"><text:s/></text:span><text:span text:style-name="T122_85">included</text:span><text:span text:style-name="T122_86"><text:s/></text:span><text:span text:style-name="T122_87">in</text:span><text:span text:style-name="T122_88"><text:s/></text:span><text:span text:style-name="T122_89">the</text:span><text:span text:style-name="T122_90"><text:s/></text:span><text:span text:style-name="T122_91">second</text:span><text:span text:style-name="T122_92"><text:s/></text:span><text:span text:style-name="T122_93">version</text:span><text:span text:style-name="T122_94"><text:s/></text:span><text:span text:style-name="T122_95">on</text:span><text:span text:style-name="T122_96"><text:s/></text:span><text:span text:style-name="T122_97">March</text:span><text:span text:style-name="T122_98"><text:s/>6,<text:s/>2008.<text:s/></text:span><text:span text:style-name="T122_99">On</text:span><text:span text:style-name="T122_100"><text:s/></text:span><text:span text:style-name="T122_101">January</text:span><text:span text:style-name="T122_102"><text:s/>17,<text:s/>2010<text:s/></text:span><text:span text:style-name="T122_103">Google</text:span><text:span text:style-name="T122_104"><text:s/></text:span><text:span text:style-name="T122_105">Code</text:span><text:span text:style-name="T122_106"><text:s/></text:span><text:span text:style-name="T122_107">became</text:span><text:span text:style-name="T122_108"><text:s/></text:span><text:span text:style-name="T122_109">the</text:span><text:span text:style-name="T122_110"><text:s/></text:span><text:span text:style-name="T122_111">host</text:span><text:span text:style-name="T122_112"><text:s/></text:span><text:span text:style-name="T122_113">of</text:span><text:span text:style-name="T122_114"><text:s/></text:span><text:span text:style-name="T122_115">the</text:span><text:span text:style-name="T122_116"><text:s/></text:span><text:span text:style-name="T122_117">project</text:span><text:span text:style-name="T122_118">.</text:span></text:p>
      <text:p text:style-name="P123"/>
      <text:p text:style-name="P124"><text:span text:style-name="T124_1">Project</text:span><text:span text:style-name="T124_2"><text:s/></text:span><text:span text:style-name="T124_3">Maintainer</text:span></text:p>
      <text:p text:style-name="P125"><text:span text:style-name="T125_1">Erin</text:span><text:span text:style-name="T125_2"><text:s/></text:span><text:span text:style-name="T125_3">Catto</text:span><text:span text:style-name="T125_4"><text:s/></text:span><text:span text:style-name="T125_5">is</text:span><text:span text:style-name="T125_6"><text:s/></text:span><text:span text:style-name="T125_7">the</text:span><text:span text:style-name="T125_8"><text:s/></text:span><text:span text:style-name="T125_9">creator</text:span><text:span text:style-name="T125_10"><text:s/></text:span><text:span text:style-name="T125_11">of</text:span><text:span text:style-name="T125_12"><text:s/></text:span><text:span text:style-name="T125_13">the</text:span><text:span text:style-name="T125_14"><text:s/></text:span><text:span text:style-name="T125_15">project</text:span><text:span text:style-name="T125_16"><text:s/></text:span><text:span text:style-name="T125_17">and</text:span><text:span text:style-name="T125_18"><text:s/></text:span><text:span text:style-name="T125_19">chief</text:span><text:span text:style-name="T125_20"><text:s/></text:span><text:span text:style-name="T125_21">maintainer</text:span><text:span text:style-name="T125_22">.</text:span></text:p>
      <text:p text:style-name="P126"/>
      <text:p text:style-name="P127"><text:span text:style-name="T127_1">Contributors</text:span></text:p>
      <text:p text:style-name="P128"><text:span text:style-name="T128_1">Erin</text:span><text:span text:style-name="T128_2"><text:s/></text:span><text:span text:style-name="T128_3">Catto</text:span><text:span text:style-name="T128_4"><text:s/></text:span><text:span text:style-name="T128_5">is</text:span><text:span text:style-name="T128_6"><text:s/></text:span><text:span text:style-name="T128_7">first</text:span><text:span text:style-name="T128_8"><text:s/></text:span><text:span text:style-name="T128_9">and</text:span><text:span text:style-name="T128_10"><text:s/></text:span><text:span text:style-name="T128_11">foremost</text:span><text:span text:style-name="T128_12"><text:s/></text:span><text:span text:style-name="T128_13">the</text:span><text:span text:style-name="T128_14"><text:s/></text:span><text:span text:style-name="T128_15">driving</text:span><text:span text:style-name="T128_16"><text:s/></text:span><text:span text:style-name="T128_17">force</text:span><text:span text:style-name="T128_18"><text:s/></text:span><text:span text:style-name="T128_19">behind</text:span><text:span text:style-name="T128_20"><text:s/></text:span><text:span text:style-name="T128_21">the</text:span><text:span text:style-name="T128_22"><text:s/></text:span><text:span text:style-name="T128_23">project</text:span><text:span text:style-name="T128_24"><text:s/></text:span><text:span text:style-name="T128_25">although</text:span><text:span text:style-name="T128_26"><text:s/></text:span><text:span text:style-name="T128_27">various</text:span><text:span text:style-name="T128_28"><text:s/></text:span><text:span text:style-name="T128_29">other</text:span><text:span text:style-name="T128_30"><text:s/></text:span><text:span text:style-name="T128_31">contribute</text:span><text:span text:style-name="T128_32">.</text:span></text:p>
      <text:p text:style-name="P129"/>
      <text:p text:style-name="P130"><text:span text:style-name="T130_1">Breakdown</text:span><text:span text:style-name="T130_2"><text:s/></text:span><text:span text:style-name="T130_3">of</text:span><text:span text:style-name="T130_4"><text:s/></text:span><text:span text:style-name="T130_5">Leadership</text:span></text:p>
      <text:p text:style-name="P131"><text:span text:style-name="T131_1">Erin</text:span><text:span text:style-name="T131_2"><text:s/></text:span><text:span text:style-name="T131_3">Catto</text:span><text:span text:style-name="T131_4"><text:s/></text:span><text:span text:style-name="T131_5">heads</text:span><text:span text:style-name="T131_6"><text:s/></text:span><text:span text:style-name="T131_7">the</text:span><text:span text:style-name="T131_8"><text:s/></text:span><text:span text:style-name="T131_9">project</text:span><text:span text:style-name="T131_10"><text:s/></text:span><text:span text:style-name="T131_11">with</text:span><text:span text:style-name="T131_12"><text:s/></text:span><text:span text:style-name="T131_13">the</text:span><text:span text:style-name="T131_14"><text:s/></text:span><text:span text:style-name="T131_15">other</text:span><text:span text:style-name="T131_16"><text:s/></text:span><text:span text:style-name="T131_17">contributors</text:span><text:span text:style-name="T131_18"><text:s/></text:span><text:span text:style-name="T131_19">making</text:span><text:span text:style-name="T131_20"><text:s/></text:span><text:span text:style-name="T131_21">changes</text:span><text:span text:style-name="T131_22"><text:s/></text:span><text:span text:style-name="T131_23">here</text:span><text:span text:style-name="T131_24"><text:s/></text:span><text:span text:style-name="T131_25">and</text:span><text:span text:style-name="T131_26"><text:s/></text:span><text:span text:style-name="T131_27">there</text:span><text:span text:style-name="T131_28"><text:s/></text:span><text:span text:style-name="T131_29">to</text:span><text:span text:style-name="T131_30"><text:s/></text:span><text:span text:style-name="T131_31">fit</text:span><text:span text:style-name="T131_32"><text:s/></text:span><text:span text:style-name="T131_33">their</text:span><text:span text:style-name="T131_34"><text:s/></text:span><text:span text:style-name="T131_35">own</text:span><text:span text:style-name="T131_36"><text:s/></text:span><text:span text:style-name="T131_37">needs</text:span><text:span text:style-name="T131_38">.<text:s/></text:span></text:p>
      <text:p text:style-name="P132"/>
      <text:p text:style-name="P133"><text:span text:style-name="T133_1">Code</text:span><text:span text:style-name="T133_2"><text:s/>&amp;<text:s/></text:span><text:span text:style-name="T133_3">Issues</text:span></text:p>
      <text:p text:style-name="P134"><text:span text:style-name="T134_1">As</text:span><text:span text:style-name="T134_2"><text:s/></text:span><text:span text:style-name="T134_3">of</text:span><text:span text:style-name="T134_4"><text:s/></text:span><text:span text:style-name="T134_5">writing</text:span><text:span text:style-name="T134_6"><text:s/>(6/20/2012)<text:s/></text:span><text:span text:style-name="T134_7">the</text:span><text:span text:style-name="T134_8"><text:s/></text:span><text:span text:style-name="T134_9">project</text:span><text:span text:style-name="T134_10"><text:s/></text:span><text:span text:style-name="T134_11">has</text:span><text:span text:style-name="T134_12"><text:s/></text:span><text:span text:style-name="T134_13">been</text:span><text:span text:style-name="T134_14"><text:s/></text:span><text:span text:style-name="T134_15">stationed</text:span><text:span text:style-name="T134_16"><text:s/></text:span><text:span text:style-name="T134_17">on</text:span><text:span text:style-name="T134_18"><text:s/></text:span><text:span text:style-name="T134_19">Google</text:span><text:span text:style-name="T134_20"><text:s/></text:span><text:span text:style-name="T134_21">Code</text:span><text:span text:style-name="T134_22"><text:s/></text:span><text:span text:style-name="T134_23">for</text:span><text:span text:style-name="T134_24"><text:s/></text:span><text:span text:style-name="T134_25">over</text:span><text:span text:style-name="T134_26"><text:s/>2<text:s/></text:span><text:span text:style-name="T134_27">and</text:span><text:span text:style-name="T134_28"><text:s/></text:span><text:span text:style-name="T134_29">a</text:span><text:span text:style-name="T134_30"><text:s/></text:span><text:span text:style-name="T134_31">half</text:span><text:span text:style-name="T134_32"><text:s/></text:span><text:span text:style-name="T134_33">years</text:span><text:span text:style-name="T134_34"><text:s/></text:span><text:span text:style-name="T134_35">with</text:span><text:span text:style-name="T134_36"><text:s/>17<text:s/></text:span><text:span text:style-name="T134_37">issues</text:span><text:span text:style-name="T134_38"><text:s/></text:span><text:span text:style-name="T134_39">in</text:span><text:span text:style-name="T134_40"><text:s/></text:span><text:span text:style-name="T134_41">the</text:span><text:span text:style-name="T134_42"><text:s/></text:span><text:span text:style-name="T134_43">defect</text:span><text:span text:style-name="T134_44"><text:s/></text:span><text:span text:style-name="T134_45">tracker</text:span><text:span text:style-name="T134_46">.</text:span></text:p>
      <text:p text:style-name="P135"/>
      <text:p text:style-name="P136"><text:span text:style-name="T136_1">Final</text:span><text:span text:style-name="T136_2"><text:s/></text:span><text:span text:style-name="T136_3">Summary</text:span></text:p>
      <text:p text:style-name="P137"><text:span text:style-name="T137_1">Box</text:span><text:span text:style-name="T137_2">2</text:span><text:span text:style-name="T137_3">D</text:span><text:span text:style-name="T137_4"><text:s/></text:span><text:span text:style-name="T137_5">has</text:span><text:span text:style-name="T137_6"><text:s/></text:span><text:span text:style-name="T137_7">been</text:span><text:span text:style-name="T137_8"><text:s/></text:span><text:span text:style-name="T137_9">used</text:span><text:span text:style-name="T137_10"><text:s/></text:span><text:span text:style-name="T137_11">in</text:span><text:span text:style-name="T137_12"><text:s/></text:span><text:span text:style-name="T137_13">many</text:span><text:span text:style-name="T137_14"><text:s/></text:span><text:span text:style-name="T137_15">games</text:span><text:span text:style-name="T137_16"><text:s/></text:span><text:span text:style-name="T137_17">including</text:span><text:span text:style-name="T137_18"><text:s/></text:span><text:span text:style-name="T137_19">Limbo</text:span><text:span text:style-name="T137_20">,<text:s/></text:span><text:span text:style-name="T137_21">Angry</text:span><text:span text:style-name="T137_22"><text:s/></text:span><text:span text:style-name="T137_23">Birds</text:span><text:span text:style-name="T137_24">,<text:s/></text:span><text:span text:style-name="T137_25">and</text:span><text:span text:style-name="T137_26"><text:s/></text:span><text:span text:style-name="T137_27">Crayon</text:span><text:span text:style-name="T137_28"><text:s/></text:span><text:span text:style-name="T137_29">Physics</text:span><text:span text:style-name="T137_30"><text:s/></text:span><text:span text:style-name="T137_31">Deluxe</text:span><text:span text:style-name="T137_32">.<text:s/></text:span><text:span text:style-name="T137_33">It</text:span><text:span text:style-name="T137_34"><text:s/></text:span><text:span text:style-name="T137_35">is</text:span><text:span text:style-name="T137_36"><text:s/></text:span><text:span text:style-name="T137_37">a</text:span><text:span text:style-name="T137_38"><text:s/></text:span><text:span text:style-name="T137_39">rich</text:span><text:span text:style-name="T137_40"><text:s/>2</text:span><text:span text:style-name="T137_41">D</text:span><text:span text:style-name="T137_42"><text:s/></text:span><text:span text:style-name="T137_43">physics</text:span><text:span text:style-name="T137_44"><text:s/></text:span><text:span text:style-name="T137_45">rigid</text:span><text:span text:style-name="T137_46"><text:s/></text:span><text:span text:style-name="T137_47">body</text:span><text:span text:style-name="T137_48"><text:s/></text:span><text:span text:style-name="T137_49">engine</text:span><text:span text:style-name="T137_50"><text:s/></text:span><text:span text:style-name="T137_51">and</text:span><text:span text:style-name="T137_52"><text:s/></text:span><text:span text:style-name="T137_53">developers</text:span><text:span text:style-name="T137_54"><text:s/></text:span><text:span text:style-name="T137_55">have</text:span><text:span text:style-name="T137_56"><text:s/></text:span><text:span text:style-name="T137_57">had</text:span><text:span text:style-name="T137_58"><text:s/></text:span><text:span text:style-name="T137_59">great</text:span><text:span text:style-name="T137_60"><text:s/></text:span><text:span text:style-name="T137_61">success</text:span><text:span text:style-name="T137_62"><text:s/></text:span><text:span text:style-name="T137_63">with</text:span><text:span text:style-name="T137_64"><text:s/></text:span><text:span text:style-name="T137_65">it</text:span><text:span text:style-name="T137_6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